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7B000001B7D513E56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1" svg:font-family="Wingdings" style:font-pitch="variable" style:font-charset="x-symbol"/>
    <style:font-face style:name="Symbol1" svg:font-family="Symbol" style:font-family-generic="roman" style:font-pitch="variable" style:font-charset="x-symbol"/>
    <style:font-face style:name="Arial Unicode MS" svg:font-family="'Arial Unicode MS'"/>
    <style:font-face style:name="Courier New" svg:font-family="'Courier New'"/>
    <style:font-face style:name="Liberation Serif1" svg:font-family="'Liberation Serif'"/>
    <style:font-face style:name="Lohit Hindi" svg:font-family="'Lohit Hindi'"/>
    <style:font-face style:name="NewsGotT3" svg:font-family="NewsGotT"/>
    <style:font-face style:name="OpenSymbol2" svg:font-family="OpenSymbol"/>
    <style:font-face style:name="OpenSymbol" svg:font-family="OpenSymbol, 'Arial Unicode MS'"/>
    <style:font-face style:name="Symbol" svg:font-family="Symbol"/>
    <style:font-face style:name="Times New Roman1" svg:font-family="'Times New Roman'"/>
    <style:font-face style:name="Wingdings" svg:font-family="Wingdings"/>
    <style:font-face style:name="Courier New1" svg:font-family="'Courier New'" style:font-family-generic="modern"/>
    <style:font-face style:name="DejaVu Sans2" svg:font-family="'DejaVu Sans'" style:font-pitch="variable"/>
    <style:font-face style:name="NewsGotT2" svg:font-family="NewsGotT" style:font-pitch="variable"/>
    <style:font-face style:name="NewsGotT" svg:font-family="NewsGotT" style:font-adornments="Predeterminado" style:font-pitch="variable"/>
    <style:font-face style:name="NewsGotT1" svg:font-family="NewsGotT, 'News Got T'" style:font-pitch="variable"/>
    <style:font-face style:name="AGaramond Bold" svg:font-family="'AGaramond Bold',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DejaVu Sans1" svg:font-family="'DejaVu Sans'" style:font-family-generic="system" style:font-pitch="variable"/>
    <style:font-face style:name="Liberation Sans2" svg:font-family="'Liberation Sans'" style:font-family-generic="system" style:font-pitch="variable"/>
    <style:font-face style:name="Times New Roman2" svg:font-family="'Times New Roman'" style:font-family-generic="system" style:font-pitch="variable"/>
  </office:font-face-decls>
  <office:automatic-styles>
    <style:style style:name="Tabla1" style:family="table">
      <style:table-properties style:width="16.073cm" fo:margin-left="0.206cm" table:align="left" style:writing-mode="lr-tb"/>
    </style:style>
    <style:style style:name="Tabla1.A" style:family="table-column">
      <style:table-column-properties style:column-width="1.503cm"/>
    </style:style>
    <style:style style:name="Tabla1.B" style:family="table-column">
      <style:table-column-properties style:column-width="2.002cm"/>
    </style:style>
    <style:style style:name="Tabla1.C" style:family="table-column">
      <style:table-column-properties style:column-width="3.03cm"/>
    </style:style>
    <style:style style:name="Tabla1.D" style:family="table-column">
      <style:table-column-properties style:column-width="2.727cm"/>
    </style:style>
    <style:style style:name="Tabla1.E" style:family="table-column">
      <style:table-column-properties style:column-width="0.25cm"/>
    </style:style>
    <style:style style:name="Tabla1.F" style:family="table-column">
      <style:table-column-properties style:column-width="3.15cm"/>
    </style:style>
    <style:style style:name="Tabla1.G" style:family="table-column">
      <style:table-column-properties style:column-width="0.102cm"/>
    </style:style>
    <style:style style:name="Tabla1.H" style:family="table-column">
      <style:table-column-properties style:column-width="3.307cm"/>
    </style:style>
    <style:style style:name="Tabla1.1" style:family="table-row">
      <style:table-row-properties fo:keep-together="always"/>
    </style:style>
    <style:style style:name="Tabla1.A1" style:family="table-cell">
      <style:table-cell-properties style:vertical-align="top" fo:background-color="#c0c0c0" fo:padding-left="0.123cm" fo:padding-right="0.123cm" fo:padding-top="0cm" fo:padding-bottom="0cm" fo:border="0.5pt solid #000000" style:writing-mode="lr-tb">
        <style:background-image/>
      </style:table-cell-properties>
    </style:style>
    <style:style style:name="Tabla1.A2" style:family="table-cell">
      <style:table-cell-properties style:vertical-align="top"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C2" style:family="table-cell">
      <style:table-cell-properties style:vertical-align="middle" fo:padding-left="0.123cm" fo:padding-right="0.123cm" fo:padding-top="0cm" fo:padding-bottom="0cm" fo:border="0.5pt solid #000000" style:writing-mode="lr-tb"/>
    </style:style>
    <style:style style:name="Tabla1.3" style:family="table-row">
      <style:table-row-properties style:min-row-height="0.889cm" fo:keep-together="always"/>
    </style:style>
    <style:style style:name="Tabla1.C3" style:family="table-cell">
      <style:table-cell-properties style:vertical-align="top" fo:padding-left="0.123cm" fo:padding-right="0.123cm" fo:padding-top="0cm" fo:padding-bottom="0cm" fo:border="0.5pt solid #000000" style:writing-mode="lr-tb"/>
    </style:style>
    <style:style style:name="Tabla1.C4" style:family="table-cell">
      <style:table-cell-properties style:vertical-align="top" fo:padding-left="0.123cm" fo:padding-right="0.123cm" fo:padding-top="0cm" fo:padding-bottom="0cm" fo:border="0.5pt solid #000000" style:writing-mode="lr-tb"/>
    </style:style>
    <style:style style:name="Tabla1.C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H5" style:family="table-cell" style:data-style-name="N37">
      <style:table-cell-properties style:vertical-align="top" fo:padding-left="0.123cm" fo:padding-right="0.123cm" fo:padding-top="0cm" fo:padding-bottom="0cm" fo:border="0.5pt solid #000000" style:writing-mode="lr-tb"/>
    </style:style>
    <style:style style:name="Tabla1.C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H6" style:family="table-cell" style:data-style-name="N37">
      <style:table-cell-properties style:vertical-align="top" fo:padding-left="0.123cm" fo:padding-right="0.123cm" fo:padding-top="0cm" fo:padding-bottom="0cm" fo:border="0.5pt solid #000000" style:writing-mode="lr-tb"/>
    </style:style>
    <style:style style:name="Tabla1.C7" style:family="table-cell">
      <style:table-cell-properties style:vertical-align="top" fo:padding-left="0.123cm" fo:padding-right="0.123cm" fo:padding-top="0cm" fo:padding-bottom="0cm" fo:border="0.5pt solid #000000" style:writing-mode="lr-tb"/>
    </style:style>
    <style:style style:name="Tabla1.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B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F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G10" style:family="table-cell">
      <style:table-cell-properties style:vertical-align="middle" fo:padding-left="0.123cm" fo:padding-right="0.123cm" fo:padding-top="0cm" fo:padding-bottom="0cm" fo:border="0.5pt solid #000000" style:writing-mode="lr-tb"/>
    </style:style>
    <style:style style:name="Tabla1.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a1.B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F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G11" style:family="table-cell" style:data-style-name="N37">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a1.12" style:family="table-row">
      <style:table-row-properties fo:keep-together="auto"/>
    </style:style>
    <style:style style:name="Tabla1.A12" style:family="table-cell">
      <style:table-cell-properties style:vertical-align="top" fo:background-color="#c0c0c0" fo:padding-left="0.018cm" fo:padding-right="0.018cm" fo:padding-top="0cm" fo:padding-bottom="0cm" fo:border="0.5pt solid #000000" style:writing-mode="lr-tb">
        <style:background-image/>
      </style:table-cell-properties>
    </style:style>
    <style:style style:name="Tabla1.13" style:family="table-row">
      <style:table-row-properties fo:keep-together="auto"/>
    </style:style>
    <style:style style:name="Tabla1.A13" style:family="table-cell">
      <style:table-cell-properties style:vertical-align="top" fo:background-color="#c0c0c0" fo:padding-left="0.018cm" fo:padding-right="0.018cm" fo:padding-top="0cm" fo:padding-bottom="0cm" fo:border-left="0.5pt solid #000000" fo:border-right="none" fo:border-top="0.5pt solid #000000" fo:border-bottom="0.5pt solid #000000" style:writing-mode="lr-tb">
        <style:background-image/>
      </style:table-cell-properties>
    </style:style>
    <style:style style:name="Tabla1.14" style:family="table-row">
      <style:table-row-properties style:min-row-height="0.307cm" fo:keep-together="auto"/>
    </style:style>
    <style:style style:name="Tabla1.A14" style:family="table-cell">
      <style:table-cell-properties style:vertical-align="middle" fo:padding-left="0.018cm" fo:padding-right="0.018cm" fo:padding-top="0cm" fo:padding-bottom="0cm" fo:border-left="0.05pt solid #000000" fo:border-right="none" fo:border-top="0.5pt solid #000000" fo:border-bottom="0.05pt solid #000000" style:writing-mode="lr-tb"/>
    </style:style>
    <style:style style:name="Tabla1.D14" style:family="table-cell">
      <style:table-cell-properties style:vertical-align="middle" fo:padding-left="0.018cm" fo:padding-right="0.018cm" fo:padding-top="0cm" fo:padding-bottom="0cm" fo:border-left="0.05pt solid #000000" fo:border-right="0.05pt solid #000000" fo:border-top="0.5pt solid #000000" fo:border-bottom="0.05pt solid #000000" style:writing-mode="lr-tb"/>
    </style:style>
    <style:style style:name="Tabla1.A15" style:family="table-cell">
      <style:table-cell-properties style:vertical-align="middle" fo:padding-left="0.018cm" fo:padding-right="0.018cm" fo:padding-top="0cm" fo:padding-bottom="0cm" fo:border-left="0.05pt solid #000000" fo:border-right="none" fo:border-top="none" fo:border-bottom="0.05pt solid #000000" style:writing-mode="lr-tb"/>
    </style:style>
    <style:style style:name="Tabla1.D15" style:family="table-cell">
      <style:table-cell-properties style:vertical-align="middle" fo:padding-left="0.018cm" fo:padding-right="0.018cm" fo:padding-top="0cm" fo:padding-bottom="0cm" fo:border-left="0.05pt solid #000000" fo:border-right="0.05pt solid #000000" fo:border-top="none" fo:border-bottom="0.05pt solid #000000" style:writing-mode="lr-tb"/>
    </style:style>
    <style:style style:name="Tabla1.A16" style:family="table-cell">
      <style:table-cell-properties style:vertical-align="middle" fo:padding-left="0.018cm" fo:padding-right="0.018cm" fo:padding-top="0cm" fo:padding-bottom="0cm" fo:border-left="0.05pt solid #000000" fo:border-right="none" fo:border-top="none" fo:border-bottom="0.05pt solid #000000" style:writing-mode="lr-tb"/>
    </style:style>
    <style:style style:name="Tabla1.D16" style:family="table-cell">
      <style:table-cell-properties style:vertical-align="middle" fo:padding-left="0.018cm" fo:padding-right="0.018cm" fo:padding-top="0cm" fo:padding-bottom="0cm" fo:border-left="0.05pt solid #000000" fo:border-right="0.05pt solid #000000" fo:border-top="none" fo:border-bottom="0.05pt solid #000000" style:writing-mode="lr-tb"/>
    </style:style>
    <style:style style:name="Tabla1.A17" style:family="table-cell">
      <style:table-cell-properties style:vertical-align="middle" fo:padding-left="0.018cm" fo:padding-right="0.018cm" fo:padding-top="0cm" fo:padding-bottom="0cm" fo:border-left="0.05pt solid #000000" fo:border-right="none" fo:border-top="none" fo:border-bottom="0.05pt solid #000000" style:writing-mode="lr-tb"/>
    </style:style>
    <style:style style:name="Tabla1.D17" style:family="table-cell">
      <style:table-cell-properties style:vertical-align="middle" fo:padding-left="0.018cm" fo:padding-right="0.018cm" fo:padding-top="0cm" fo:padding-bottom="0cm" fo:border-left="0.05pt solid #000000" fo:border-right="0.05pt solid #000000" fo:border-top="none" fo:border-bottom="0.05pt solid #000000" style:writing-mode="lr-tb"/>
    </style:style>
    <style:style style:name="Tabla1.A18" style:family="table-cell">
      <style:table-cell-properties style:vertical-align="middle" fo:padding-left="0.018cm" fo:padding-right="0.018cm" fo:padding-top="0cm" fo:padding-bottom="0cm" fo:border-left="0.05pt solid #000000" fo:border-right="none" fo:border-top="none" fo:border-bottom="0.05pt solid #000000" style:writing-mode="lr-tb"/>
    </style:style>
    <style:style style:name="Tabla1.D18" style:family="table-cell">
      <style:table-cell-properties style:vertical-align="middle" fo:padding-left="0.018cm" fo:padding-right="0.018cm" fo:padding-top="0cm" fo:padding-bottom="0cm" fo:border-left="0.05pt solid #000000" fo:border-right="0.05pt solid #000000" fo:border-top="none" fo:border-bottom="0.05pt solid #000000" style:writing-mode="lr-tb"/>
    </style:style>
    <style:style style:name="Tabla1.A19" style:family="table-cell">
      <style:table-cell-properties style:vertical-align="middle" fo:padding-left="0.018cm" fo:padding-right="0.018cm" fo:padding-top="0cm" fo:padding-bottom="0cm" fo:border-left="0.05pt solid #000000" fo:border-right="none" fo:border-top="none" fo:border-bottom="0.05pt solid #000000" style:writing-mode="lr-tb"/>
    </style:style>
    <style:style style:name="Tabla1.D19" style:family="table-cell">
      <style:table-cell-properties style:vertical-align="middle" fo:padding-left="0.018cm" fo:padding-right="0.018cm" fo:padding-top="0cm" fo:padding-bottom="0cm" fo:border-left="0.05pt solid #000000" fo:border-right="0.05pt solid #000000" fo:border-top="none" fo:border-bottom="0.05pt solid #000000" style:writing-mode="lr-tb"/>
    </style:style>
    <style:style style:name="Tabla2" style:family="table">
      <style:table-properties style:width="16.51cm" fo:margin-left="0cm" fo:margin-top="0cm" fo:margin-bottom="0cm" table:align="left" style:writing-mode="lr-tb"/>
    </style:style>
    <style:style style:name="Tabla2.A" style:family="table-column">
      <style:table-column-properties style:column-width="6.588cm"/>
    </style:style>
    <style:style style:name="Tabla2.B" style:family="table-column">
      <style:table-column-properties style:column-width="9.922cm"/>
    </style:style>
    <style:style style:name="Tabla2.1" style:family="table-row">
      <style:table-row-properties style:min-row-height="0.515cm" fo:keep-together="always"/>
    </style:style>
    <style:style style:name="Tabla2.A1" style:family="table-cell">
      <style:table-cell-properties style:vertical-align="" fo:background-color="#000000" fo:padding="0.049cm" fo:border-left="0.05pt solid #000000" fo:border-right="none" fo:border-top="0.05pt solid #000000" fo:border-bottom="0.05pt solid #000000">
        <style:background-image/>
      </style:table-cell-properties>
    </style:style>
    <style:style style:name="Tabla2.B1" style:family="table-cell">
      <style:table-cell-properties style:vertical-align="" fo:background-color="#000000" fo:padding="0.049cm" fo:border="0.05pt solid #000000">
        <style:background-image/>
      </style:table-cell-properties>
    </style:style>
    <style:style style:name="Tabla2.2" style:family="table-row">
      <style:table-row-properties style:min-row-height="0.45cm" fo:keep-together="always"/>
    </style:style>
    <style:style style:name="Tabla2.A2" style:family="table-cell">
      <style:table-cell-properties style:vertical-align="" fo:padding="0.049cm" fo:border-left="0.05pt solid #000000" fo:border-right="none" fo:border-top="none" fo:border-bottom="0.05pt solid #000000"/>
    </style:style>
    <style:style style:name="Tabla2.B2" style:family="table-cell">
      <style:table-cell-properties style:vertical-align="" fo:padding="0.049cm" fo:border-left="0.05pt solid #000000" fo:border-right="0.05pt solid #000000" fo:border-top="none" fo:border-bottom="0.05pt solid #000000"/>
    </style:style>
    <style:style style:name="Tabla2.A3" style:family="table-cell">
      <style:table-cell-properties style:vertical-align="" fo:padding="0.049cm" fo:border-left="0.05pt solid #000000" fo:border-right="none" fo:border-top="none" fo:border-bottom="0.05pt solid #000000"/>
    </style:style>
    <style:style style:name="Tabla2.B3" style:family="table-cell">
      <style:table-cell-properties style:vertical-align="" fo:padding="0.049cm" fo:border-left="0.05pt solid #000000" fo:border-right="0.05pt solid #000000" fo:border-top="none" fo:border-bottom="0.05pt solid #000000"/>
    </style:style>
    <style:style style:name="Tabla2.A4" style:family="table-cell">
      <style:table-cell-properties style:vertical-align="" fo:padding="0.049cm" fo:border-left="0.05pt solid #000000" fo:border-right="none" fo:border-top="none" fo:border-bottom="0.05pt solid #000000"/>
    </style:style>
    <style:style style:name="Tabla2.B4" style:family="table-cell">
      <style:table-cell-properties style:vertical-align="" fo:padding="0.049cm" fo:border-left="0.05pt solid #000000" fo:border-right="0.05pt solid #000000" fo:border-top="none" fo:border-bottom="0.05pt solid #000000"/>
    </style:style>
    <style:style style:name="Tabla2.A5" style:family="table-cell">
      <style:table-cell-properties style:vertical-align="" fo:padding="0.049cm" fo:border-left="0.05pt solid #000000" fo:border-right="none" fo:border-top="none" fo:border-bottom="0.05pt solid #000000"/>
    </style:style>
    <style:style style:name="Tabla2.B5" style:family="table-cell">
      <style:table-cell-properties style:vertical-align="" fo:padding="0.049cm" fo:border-left="0.05pt solid #000000" fo:border-right="0.05pt solid #000000" fo:border-top="none" fo:border-bottom="0.05pt solid #000000"/>
    </style:style>
    <style:style style:name="Tabla2.A6" style:family="table-cell">
      <style:table-cell-properties style:vertical-align="" fo:padding="0.049cm" fo:border-left="0.05pt solid #000000" fo:border-right="none" fo:border-top="none" fo:border-bottom="0.05pt solid #000000"/>
    </style:style>
    <style:style style:name="Tabla2.B6" style:family="table-cell">
      <style:table-cell-properties style:vertical-align="" fo:padding="0.049cm" fo:border-left="0.05pt solid #000000" fo:border-right="0.05pt solid #000000" fo:border-top="none" fo:border-bottom="0.05pt solid #000000"/>
    </style:style>
    <style:style style:name="Tabla2.A7" style:family="table-cell">
      <style:table-cell-properties style:vertical-align="" fo:background-color="#ffffcc" fo:padding="0.049cm" fo:border-left="0.05pt solid #000000" fo:border-right="none" fo:border-top="none" fo:border-bottom="0.05pt solid #000000">
        <style:background-image/>
      </style:table-cell-properties>
    </style:style>
    <style:style style:name="Tabla2.B7" style:family="table-cell">
      <style:table-cell-properties style:vertical-align="" fo:background-color="#ffffcc" fo:padding="0.049cm" fo:border-left="0.05pt solid #000000" fo:border-right="0.05pt solid #000000" fo:border-top="none" fo:border-bottom="0.05pt solid #000000">
        <style:background-image/>
      </style:table-cell-properties>
    </style:style>
    <style:style style:name="Tabla2.A12" style:family="table-cell">
      <style:table-cell-properties style:vertical-align="" fo:padding="0.049cm" fo:border-left="0.05pt solid #000000" fo:border-right="none" fo:border-top="none" fo:border-bottom="0.05pt solid #000000"/>
    </style:style>
    <style:style style:name="Tabla2.B12" style:family="table-cell">
      <style:table-cell-properties style:vertical-align="" fo:padding="0.049cm" fo:border-left="0.05pt solid #000000" fo:border-right="0.05pt solid #000000" fo:border-top="none" fo:border-bottom="0.05pt solid #000000"/>
    </style:style>
    <style:style style:name="Tabla3" style:family="table">
      <style:table-properties style:width="16.51cm" fo:margin-left="0cm" fo:margin-top="0cm" fo:margin-bottom="0cm" fo:break-before="auto" fo:break-after="auto" table:align="left" fo:background-color="transparent" fo:keep-with-next="auto" style:may-break-between-rows="true" style:writing-mode="lr-tb">
        <style:background-image/>
      </style:table-properties>
    </style:style>
    <style:style style:name="Tabla3.A" style:family="table-column">
      <style:table-column-properties style:column-width="6.588cm"/>
    </style:style>
    <style:style style:name="Tabla3.B" style:family="table-column">
      <style:table-column-properties style:column-width="9.922cm"/>
    </style:style>
    <style:style style:name="Tabla3.1" style:family="table-row">
      <style:table-row-properties style:min-row-height="0.515cm" fo:background-color="transparent" fo:keep-together="always">
        <style:background-image/>
      </style:table-row-properties>
    </style:style>
    <style:style style:name="Tabla3.A1" style:family="table-cell">
      <style:table-cell-properties style:vertical-align="" fo:background-color="#000000" fo:padding="0.049cm" fo:border-left="0.05pt solid #000000" fo:border-right="none" fo:border-top="0.05pt solid #000000" fo:border-bottom="0.05pt solid #000000" style:writing-mode="lr-tb">
        <style:background-image/>
      </style:table-cell-properties>
    </style:style>
    <style:style style:name="Tabla3.B1" style:family="table-cell">
      <style:table-cell-properties style:vertical-align="" fo:background-color="#000000" fo:padding="0.049cm" fo:border="0.05pt solid #000000" style:writing-mode="lr-tb">
        <style:background-image/>
      </style:table-cell-properties>
    </style:style>
    <style:style style:name="Tabla3.2" style:family="table-row">
      <style:table-row-properties style:min-row-height="0.45cm" fo:keep-together="always"/>
    </style:style>
    <style:style style:name="Tabla3.A2" style:family="table-cell">
      <style:table-cell-properties style:vertical-align="" fo:padding="0.049cm" fo:border-left="0.05pt solid #000000" fo:border-right="none" fo:border-top="none" fo:border-bottom="0.05pt solid #000000"/>
    </style:style>
    <style:style style:name="Tabla3.B2" style:family="table-cell">
      <style:table-cell-properties style:vertical-align="" fo:padding="0.049cm" fo:border-left="0.05pt solid #000000" fo:border-right="0.05pt solid #000000" fo:border-top="none" fo:border-bottom="0.05pt solid #000000"/>
    </style:style>
    <style:style style:name="Tabla3.3" style:family="table-row">
      <style:table-row-properties style:min-row-height="0.45cm" fo:keep-together="always"/>
    </style:style>
    <style:style style:name="Tabla3.A3" style:family="table-cell">
      <style:table-cell-properties style:vertical-align="" fo:padding="0.049cm" fo:border-left="0.05pt solid #000000" fo:border-right="none" fo:border-top="none" fo:border-bottom="0.05pt solid #000000"/>
    </style:style>
    <style:style style:name="Tabla3.B3" style:family="table-cell">
      <style:table-cell-properties style:vertical-align="" fo:padding="0.049cm" fo:border-left="0.05pt solid #000000" fo:border-right="0.05pt solid #000000" fo:border-top="none" fo:border-bottom="0.05pt solid #000000"/>
    </style:style>
    <style:style style:name="Tabla3.4" style:family="table-row">
      <style:table-row-properties style:min-row-height="0.45cm" fo:keep-together="always"/>
    </style:style>
    <style:style style:name="Tabla3.A4" style:family="table-cell">
      <style:table-cell-properties style:vertical-align="" fo:padding="0.049cm" fo:border-left="0.05pt solid #000000" fo:border-right="none" fo:border-top="none" fo:border-bottom="0.05pt solid #000000"/>
    </style:style>
    <style:style style:name="Tabla3.B4" style:family="table-cell">
      <style:table-cell-properties style:vertical-align="" fo:padding="0.049cm" fo:border-left="0.05pt solid #000000" fo:border-right="0.05pt solid #000000" fo:border-top="none" fo:border-bottom="0.05pt solid #000000"/>
    </style:style>
    <style:style style:name="Tabla3.5" style:family="table-row">
      <style:table-row-properties style:min-row-height="0.45cm" fo:keep-together="always"/>
    </style:style>
    <style:style style:name="Tabla3.A5" style:family="table-cell">
      <style:table-cell-properties style:vertical-align="" fo:padding="0.049cm" fo:border-left="0.05pt solid #000000" fo:border-right="none" fo:border-top="none" fo:border-bottom="0.05pt solid #000000"/>
    </style:style>
    <style:style style:name="Tabla3.B5" style:family="table-cell">
      <style:table-cell-properties style:vertical-align="" fo:padding="0.049cm" fo:border-left="0.05pt solid #000000" fo:border-right="0.05pt solid #000000" fo:border-top="none" fo:border-bottom="0.05pt solid #000000"/>
    </style:style>
    <style:style style:name="Tabla3.6" style:family="table-row">
      <style:table-row-properties style:min-row-height="0.45cm" fo:keep-together="always"/>
    </style:style>
    <style:style style:name="Tabla3.A6" style:family="table-cell">
      <style:table-cell-properties style:vertical-align="" fo:padding="0.049cm" fo:border-left="0.05pt solid #000000" fo:border-right="none" fo:border-top="none" fo:border-bottom="0.05pt solid #000000"/>
    </style:style>
    <style:style style:name="Tabla3.B6" style:family="table-cell">
      <style:table-cell-properties style:vertical-align="" fo:padding="0.049cm" fo:border-left="0.05pt solid #000000" fo:border-right="0.05pt solid #000000" fo:border-top="none" fo:border-bottom="0.05pt solid #000000"/>
    </style:style>
    <style:style style:name="Tabla3.7" style:family="table-row">
      <style:table-row-properties style:min-row-height="0.45cm" fo:keep-together="always"/>
    </style:style>
    <style:style style:name="Tabla3.A7" style:family="table-cell">
      <style:table-cell-properties style:vertical-align="" fo:background-color="#ffffcc" fo:padding="0.049cm" fo:border-left="0.05pt solid #000000" fo:border-right="none" fo:border-top="none" fo:border-bottom="0.05pt solid #000000">
        <style:background-image/>
      </style:table-cell-properties>
    </style:style>
    <style:style style:name="Tabla3.B7" style:family="table-cell">
      <style:table-cell-properties style:vertical-align="" fo:background-color="#ffffcc" fo:padding="0.049cm" fo:border-left="0.05pt solid #000000" fo:border-right="0.05pt solid #000000" fo:border-top="none" fo:border-bottom="0.05pt solid #000000">
        <style:background-image/>
      </style:table-cell-properties>
    </style:style>
    <style:style style:name="Tabla3.8" style:family="table-row">
      <style:table-row-properties style:min-row-height="0.45cm" fo:keep-together="always"/>
    </style:style>
    <style:style style:name="Tabla3.A8" style:family="table-cell">
      <style:table-cell-properties style:vertical-align="" fo:background-color="#ffffcc" fo:padding="0.049cm" fo:border-left="0.05pt solid #000000" fo:border-right="none" fo:border-top="none" fo:border-bottom="0.05pt solid #000000">
        <style:background-image/>
      </style:table-cell-properties>
    </style:style>
    <style:style style:name="Tabla3.B8" style:family="table-cell">
      <style:table-cell-properties style:vertical-align="" fo:background-color="#ffffcc" fo:padding="0.049cm" fo:border-left="0.05pt solid #000000" fo:border-right="0.05pt solid #000000" fo:border-top="none" fo:border-bottom="0.05pt solid #000000">
        <style:background-image/>
      </style:table-cell-properties>
    </style:style>
    <style:style style:name="Tabla3.9" style:family="table-row">
      <style:table-row-properties style:min-row-height="0.45cm" fo:keep-together="always"/>
    </style:style>
    <style:style style:name="Tabla3.A9" style:family="table-cell">
      <style:table-cell-properties style:vertical-align="" fo:background-color="#ffffcc" fo:padding="0.049cm" fo:border-left="0.05pt solid #000000" fo:border-right="none" fo:border-top="none" fo:border-bottom="0.05pt solid #000000">
        <style:background-image/>
      </style:table-cell-properties>
    </style:style>
    <style:style style:name="Tabla3.B9" style:family="table-cell">
      <style:table-cell-properties style:vertical-align="" fo:background-color="#ffffcc" fo:padding="0.049cm" fo:border-left="0.05pt solid #000000" fo:border-right="0.05pt solid #000000" fo:border-top="none" fo:border-bottom="0.05pt solid #000000">
        <style:background-image/>
      </style:table-cell-properties>
    </style:style>
    <style:style style:name="Tabla3.10" style:family="table-row">
      <style:table-row-properties style:min-row-height="0.45cm" fo:keep-together="always"/>
    </style:style>
    <style:style style:name="Tabla3.A10" style:family="table-cell">
      <style:table-cell-properties style:vertical-align="" fo:background-color="#ffffcc" fo:padding="0.049cm" fo:border-left="0.05pt solid #000000" fo:border-right="none" fo:border-top="none" fo:border-bottom="0.05pt solid #000000">
        <style:background-image/>
      </style:table-cell-properties>
    </style:style>
    <style:style style:name="Tabla3.B10" style:family="table-cell">
      <style:table-cell-properties style:vertical-align="" fo:background-color="#ffffcc" fo:padding="0.049cm" fo:border-left="0.05pt solid #000000" fo:border-right="0.05pt solid #000000" fo:border-top="none" fo:border-bottom="0.05pt solid #000000">
        <style:background-image/>
      </style:table-cell-properties>
    </style:style>
    <style:style style:name="Tabla3.11" style:family="table-row">
      <style:table-row-properties style:min-row-height="0.45cm" fo:keep-together="always"/>
    </style:style>
    <style:style style:name="Tabla3.A11" style:family="table-cell">
      <style:table-cell-properties style:vertical-align="" fo:background-color="#ffffcc" fo:padding="0.049cm" fo:border-left="0.05pt solid #000000" fo:border-right="none" fo:border-top="none" fo:border-bottom="0.05pt solid #000000">
        <style:background-image/>
      </style:table-cell-properties>
    </style:style>
    <style:style style:name="Tabla3.B11" style:family="table-cell">
      <style:table-cell-properties style:vertical-align="" fo:background-color="#ffffcc" fo:padding="0.049cm" fo:border-left="0.05pt solid #000000" fo:border-right="0.05pt solid #000000" fo:border-top="none" fo:border-bottom="0.05pt solid #000000">
        <style:background-image/>
      </style:table-cell-properties>
    </style:style>
    <style:style style:name="Tabla3.12" style:family="table-row">
      <style:table-row-properties style:min-row-height="0.45cm" fo:keep-together="always"/>
    </style:style>
    <style:style style:name="Tabla3.A12" style:family="table-cell">
      <style:table-cell-properties style:vertical-align="" fo:padding="0.049cm" fo:border-left="0.05pt solid #000000" fo:border-right="none" fo:border-top="none" fo:border-bottom="0.05pt solid #000000"/>
    </style:style>
    <style:style style:name="Tabla3.B12" style:family="table-cell">
      <style:table-cell-properties style:vertical-align="" fo:padding="0.049cm" fo:border-left="0.05pt solid #000000" fo:border-right="0.05pt solid #000000" fo:border-top="none" fo:border-bottom="0.05pt solid #000000"/>
    </style:style>
    <style:style style:name="P1" style:family="paragraph" style:parent-style-name="Header">
      <style:paragraph-properties fo:text-align="center" style:justify-single-word="false" style:snap-to-layout-grid="false"/>
      <style:text-properties fo:language="zxx" fo:country="none"/>
    </style:style>
    <style:style style:name="P2" style:family="paragraph" style:parent-style-name="Header">
      <style:paragraph-properties fo:text-align="center" style:justify-single-word="false" style:snap-to-layout-grid="false"/>
      <style:text-properties fo:font-size="12pt" fo:font-weight="bold" style:font-size-asian="12pt" style:font-weight-asian="bold"/>
    </style:style>
    <style:style style:name="P3" style:family="paragraph" style:parent-style-name="Footer">
      <style:paragraph-properties style:snap-to-layout-grid="false">
        <style:tab-stops>
          <style:tab-stop style:position="7.885cm"/>
        </style:tab-stops>
      </style:paragraph-properties>
      <style:text-properties fo:font-size="8pt" style:font-size-asian="8pt"/>
    </style:style>
    <style:style style:name="P4" style:family="paragraph" style:parent-style-name="Footer">
      <style:paragraph-properties style:snap-to-layout-grid="false"/>
      <style:text-properties fo:font-size="8pt" style:font-size-asian="8pt"/>
    </style:style>
    <style:style style:name="P5" style:family="paragraph" style:parent-style-name="Footer">
      <style:paragraph-properties fo:text-align="end" style:justify-single-word="false"/>
    </style:style>
    <style:style style:name="P6" style:family="paragraph" style:parent-style-name="Footer">
      <style:paragraph-properties fo:text-align="end" style:justify-single-word="false" style:snap-to-layout-grid="false"/>
    </style:style>
    <style:style style:name="P7" style:family="paragraph" style:parent-style-name="Standard">
      <style:text-properties fo:font-size="9pt" style:font-size-asian="9.44999980926514pt" style:font-size-complex="10.8000001907349pt"/>
    </style:style>
    <style:style style:name="P8" style:family="paragraph" style:parent-style-name="Standard">
      <style:text-properties fo:font-size="6pt" style:font-size-asian="6.30000019073486pt" style:font-size-complex="7.19999980926514pt"/>
    </style:style>
    <style:style style:name="P9" style:family="paragraph" style:parent-style-name="Standard">
      <style:paragraph-properties style:snap-to-layout-grid="false"/>
    </style:style>
    <style:style style:name="P10" style:family="paragraph" style:parent-style-name="Standard">
      <style:paragraph-properties fo:text-align="center" style:justify-single-word="false"/>
    </style:style>
    <style:style style:name="P11" style:family="paragraph" style:parent-style-name="Standard">
      <style:paragraph-properties style:snap-to-layout-grid="false"/>
      <style:text-properties fo:font-weight="bold" style:font-weight-asian="bold"/>
    </style:style>
    <style:style style:name="P12" style:family="paragraph" style:parent-style-name="Standard">
      <style:paragraph-properties fo:text-align="start" style:justify-single-word="false"/>
      <style:text-properties fo:font-weight="bold" officeooo:rsid="00e301b3" officeooo:paragraph-rsid="00e301b3" style:font-weight-asian="bold" style:font-weight-complex="bold"/>
    </style:style>
    <style:style style:name="P13" style:family="paragraph" style:parent-style-name="Standard">
      <style:paragraph-properties fo:text-align="center" style:justify-single-word="false" style:snap-to-layout-grid="false"/>
      <style:text-properties fo:font-size="11pt" fo:font-weight="bold" style:font-size-asian="11pt" style:font-weight-asian="bold"/>
    </style:style>
    <style:style style:name="P14" style:family="paragraph" style:parent-style-name="Standard">
      <style:paragraph-properties style:snap-to-layout-grid="false"/>
      <style:text-properties fo:font-size="11pt" fo:font-weight="bold" style:font-size-asian="11pt" style:font-weight-asian="bold"/>
    </style:style>
    <style:style style:name="P15" style:family="paragraph" style:parent-style-name="Standard">
      <style:text-properties fo:font-size="11pt" style:font-size-asian="11pt"/>
    </style:style>
    <style:style style:name="P16" style:family="paragraph" style:parent-style-name="Standard">
      <style:paragraph-properties style:snap-to-layout-grid="false"/>
      <style:text-properties fo:font-size="11pt" style:font-size-asian="11pt"/>
    </style:style>
    <style:style style:name="P17" style:family="paragraph" style:parent-style-name="Standard">
      <style:paragraph-properties style:snap-to-layout-grid="false"/>
      <style:text-properties fo:font-size="11pt" style:font-size-asian="11pt" style:font-size-complex="11pt"/>
    </style:style>
    <style:style style:name="P18" style:family="paragraph" style:parent-style-name="Standard">
      <style:paragraph-properties style:snap-to-layout-grid="false"/>
      <style:text-properties fo:font-size="11pt" officeooo:rsid="0073b150" officeooo:paragraph-rsid="0073b150" style:font-size-asian="11pt" style:font-size-complex="11pt"/>
    </style:style>
    <style:style style:name="P19" style:family="paragraph" style:parent-style-name="Standard">
      <style:paragraph-properties fo:text-align="justify" style:justify-single-word="false" style:snap-to-layout-grid="false"/>
      <style:text-properties fo:font-size="11pt" officeooo:rsid="0073b150" officeooo:paragraph-rsid="0073b150" style:font-size-asian="11pt" style:font-size-complex="11pt"/>
    </style:style>
    <style:style style:name="P20" style:family="paragraph" style:parent-style-name="Standard">
      <style:paragraph-properties fo:text-align="justify" style:justify-single-word="false" style:snap-to-layout-grid="false"/>
      <style:text-properties fo:font-size="11pt" style:font-size-asian="11pt" style:font-size-complex="11pt"/>
    </style:style>
    <style:style style:name="P21" style:family="paragraph" style:parent-style-name="Standard">
      <style:paragraph-properties style:snap-to-layout-grid="false"/>
      <style:text-properties fo:font-size="11pt" officeooo:rsid="00436051" officeooo:paragraph-rsid="00436051" style:font-size-asian="11pt"/>
    </style:style>
    <style:style style:name="P22" style:family="paragraph" style:parent-style-name="Standard">
      <style:paragraph-properties style:snap-to-layout-grid="false"/>
      <style:text-properties fo:font-size="11pt" officeooo:rsid="00601ce9" officeooo:paragraph-rsid="00601ce9" style:font-size-asian="11pt"/>
    </style:style>
    <style:style style:name="P23" style:family="paragraph" style:parent-style-name="Standard">
      <style:paragraph-properties fo:text-align="justify" style:justify-single-word="false"/>
    </style:style>
    <style:style style:name="P24" style:family="paragraph" style:parent-style-name="Standard">
      <style:paragraph-properties fo:text-align="center" style:justify-single-word="false"/>
      <style:text-properties style:font-name="NewsGotT1"/>
    </style:style>
    <style:style style:name="P25" style:family="paragraph" style:parent-style-name="Standard">
      <style:paragraph-properties fo:text-align="start" style:justify-single-word="false"/>
    </style:style>
    <style:style style:name="P26" style:family="paragraph" style:parent-style-name="Standard">
      <style:paragraph-properties fo:text-align="start" style:justify-single-word="false"/>
      <style:text-properties officeooo:paragraph-rsid="00e47875"/>
    </style:style>
    <style:style style:name="P27" style:family="paragraph" style:parent-style-name="Standard">
      <style:paragraph-properties fo:text-align="start" style:justify-single-word="false"/>
      <style:text-properties style:use-window-font-color="true" style:font-name="NewsGotT" fo:font-size="12pt" fo:language="es" fo:country="ES" fo:font-weight="bold" officeooo:rsid="00e301b3" officeooo:paragraph-rsid="00e47875" style:font-name-asian="Times New Roman" style:font-size-asian="12pt" style:font-weight-asian="bold" style:font-name-complex="Times New Roman" style:font-size-complex="10pt" style:language-complex="ar" style:country-complex="SA" style:font-weight-complex="bold"/>
    </style:style>
    <style:style style:name="P28" style:family="paragraph" style:parent-style-name="Text_20_body">
      <style:paragraph-properties fo:text-align="center" style:justify-single-word="false"/>
      <style:text-properties style:font-name="NewsGotT1" fo:font-size="12pt" style:font-size-asian="12pt"/>
    </style:style>
    <style:style style:name="P29" style:family="paragraph" style:parent-style-name="Text_20_body">
      <style:text-properties officeooo:rsid="0003051b" officeooo:paragraph-rsid="00e2b760"/>
    </style:style>
    <style:style style:name="P30" style:family="paragraph" style:parent-style-name="Text_20_body">
      <style:text-properties officeooo:rsid="00e2b760" officeooo:paragraph-rsid="00e2b760"/>
    </style:style>
    <style:style style:name="P31" style:family="paragraph" style:parent-style-name="Text_20_body">
      <style:text-properties officeooo:rsid="00e47875" officeooo:paragraph-rsid="00e47875"/>
    </style:style>
    <style:style style:name="P32" style:family="paragraph" style:parent-style-name="Text_20_body">
      <style:text-properties officeooo:paragraph-rsid="00e47875"/>
    </style:style>
    <style:style style:name="P33" style:family="paragraph" style:parent-style-name="Text_20_body">
      <style:text-properties officeooo:rsid="00e4e88d" officeooo:paragraph-rsid="00e4e88d"/>
    </style:style>
    <style:style style:name="P34" style:family="paragraph" style:parent-style-name="Text_20_body">
      <style:text-properties officeooo:rsid="00e63f6c" officeooo:paragraph-rsid="00e63f6c"/>
    </style:style>
    <style:style style:name="P35" style:family="paragraph" style:parent-style-name="Text_20_body">
      <style:text-properties officeooo:rsid="00e8820e" officeooo:paragraph-rsid="00e8820e"/>
    </style:style>
    <style:style style:name="P36" style:family="paragraph" style:parent-style-name="Text_20_body">
      <style:text-properties officeooo:rsid="00e6898e" officeooo:paragraph-rsid="00e6898e"/>
    </style:style>
    <style:style style:name="P37" style:family="paragraph" style:parent-style-name="Text_20_body">
      <style:text-properties officeooo:rsid="00e9ad9b" officeooo:paragraph-rsid="00e9ad9b"/>
    </style:style>
    <style:style style:name="P38" style:family="paragraph" style:parent-style-name="Standard">
      <style:paragraph-properties fo:margin-left="-0.25cm" fo:margin-right="0cm" fo:text-indent="0.25cm" style:auto-text-indent="false">
        <style:tab-stops>
          <style:tab-stop style:position="15.503cm" style:leader-style="dotted" style:leader-text="."/>
        </style:tab-stops>
      </style:paragraph-properties>
      <style:text-properties fo:text-transform="uppercase" fo:font-weight="normal" style:font-weight-asian="normal"/>
    </style:style>
    <style:style style:name="P39" style:family="paragraph" style:parent-style-name="Index_20_Heading">
      <style:paragraph-properties fo:text-align="center" style:justify-single-word="false" fo:break-before="page"/>
      <style:text-properties style:font-name="NewsGotT1"/>
    </style:style>
    <style:style style:name="P40" style:family="paragraph" style:parent-style-name="Header">
      <style:paragraph-properties fo:margin-left="0cm" fo:margin-right="-0.086cm" fo:text-align="end" style:justify-single-word="false" fo:text-indent="0cm" style:auto-text-indent="false"/>
      <style:text-properties fo:font-size="12pt" style:font-size-asian="12pt"/>
    </style:style>
    <style:style style:name="P41" style:family="paragraph" style:parent-style-name="Title">
      <style:paragraph-properties fo:text-align="center" style:justify-single-word="false"/>
      <style:text-properties style:font-name="NewsGotT1" fo:font-size="14pt" fo:font-weight="bold" style:font-size-asian="14pt" style:font-weight-asian="bold"/>
    </style:style>
    <style:style style:name="P42" style:family="paragraph" style:parent-style-name="Remite">
      <style:paragraph-properties fo:margin-left="0cm" fo:margin-right="0.208cm" fo:text-indent="0cm" style:auto-text-indent="false"/>
      <style:text-properties style:font-name="Eras Bk BT" fo:font-size="12pt" fo:font-weight="bold" style:font-size-asian="12pt" style:font-weight-asian="bold" style:font-size-complex="12pt" style:text-scale="80%"/>
    </style:style>
    <style:style style:name="P43" style:family="paragraph" style:parent-style-name="Remite">
      <style:paragraph-properties fo:margin-left="0cm" fo:margin-right="0.208cm" fo:text-indent="0cm" style:auto-text-indent="false"/>
      <style:text-properties style:font-name="Eras Md BT" fo:font-size="10pt" style:font-size-asian="10pt" style:text-scale="80%"/>
    </style:style>
    <style:style style:name="P44" style:family="paragraph" style:parent-style-name="Standard_20__28_user_29_">
      <style:paragraph-properties fo:text-align="center" style:justify-single-word="false" style:snap-to-layout-grid="false"/>
      <style:text-properties fo:font-weight="bold" style:font-weight-asian="bold"/>
    </style:style>
    <style:style style:name="P45" style:family="paragraph" style:parent-style-name="Subtitle">
      <style:paragraph-properties fo:text-align="center" style:justify-single-word="false"/>
      <style:text-properties style:font-name="NewsGotT1" fo:font-size="12pt" style:font-size-asian="12pt"/>
    </style:style>
    <style:style style:name="P46" style:family="paragraph" style:parent-style-name="Index_20_Heading">
      <style:paragraph-properties fo:text-align="center" style:justify-single-word="false"/>
      <style:text-properties style:font-name="NewsGotT1"/>
    </style:style>
    <style:style style:name="P47" style:family="paragraph" style:parent-style-name="CAS-TablaTexto">
      <style:paragraph-properties style:snap-to-layout-grid="false"/>
      <style:text-properties fo:font-size="11pt" style:font-size-asian="11pt" style:font-size-complex="11pt"/>
    </style:style>
    <style:style style:name="P48" style:family="paragraph" style:parent-style-name="Contents_20_3">
      <style:paragraph-properties>
        <style:tab-stops>
          <style:tab-stop style:position="16.499cm" style:type="right" style:leader-style="dotted" style:leader-text="."/>
          <style:tab-stop style:position="16.683cm" style:leader-style="dotted" style:leader-text="."/>
        </style:tab-stops>
      </style:paragraph-properties>
    </style:style>
    <style:style style:name="P49" style:family="paragraph" style:parent-style-name="Contents_20_1">
      <style:paragraph-properties>
        <style:tab-stops>
          <style:tab-stop style:position="16.499cm" style:type="right" style:leader-style="dotted" style:leader-text="."/>
          <style:tab-stop style:position="16.683cm" style:leader-style="dotted" style:leader-text="."/>
        </style:tab-stops>
      </style:paragraph-properties>
    </style:style>
    <style:style style:name="P50" style:family="paragraph" style:parent-style-name="Contents_20_2">
      <style:paragraph-properties>
        <style:tab-stops>
          <style:tab-stop style:position="16.499cm" style:type="right" style:leader-style="dotted" style:leader-text="."/>
          <style:tab-stop style:position="16.683cm" style:leader-style="dotted" style:leader-text="."/>
        </style:tab-stops>
      </style:paragraph-properties>
    </style:style>
    <style:style style:name="P51" style:family="paragraph" style:parent-style-name="Footnote">
      <style:text-properties officeooo:rsid="00e4e427" officeooo:paragraph-rsid="00e4e427"/>
    </style:style>
    <style:style style:name="P52" style:family="paragraph" style:parent-style-name="Conclusión">
      <style:text-properties fo:font-weight="bold" officeooo:rsid="00e4e88d" officeooo:paragraph-rsid="00e4e88d" style:font-weight-asian="bold" style:font-weight-complex="bold"/>
    </style:style>
    <style:style style:name="P53" style:family="paragraph" style:parent-style-name="Conclusión">
      <style:text-properties fo:font-weight="bold" officeooo:rsid="00e4e88d" officeooo:paragraph-rsid="00e63f6c" style:font-weight-asian="bold" style:font-weight-complex="bold"/>
    </style:style>
    <style:style style:name="P54" style:family="paragraph" style:parent-style-name="Text_20_body" style:list-style-name="L2">
      <style:text-properties officeooo:rsid="00ea6493" officeooo:paragraph-rsid="00ea6493"/>
    </style:style>
    <style:style style:name="P55" style:family="paragraph" style:parent-style-name="Text_20_body">
      <style:text-properties officeooo:rsid="00eb0219" officeooo:paragraph-rsid="00eb0219"/>
    </style:style>
    <style:style style:name="P56" style:family="paragraph" style:parent-style-name="Text_20_body">
      <style:text-properties officeooo:rsid="00eb0a3c" officeooo:paragraph-rsid="00eb0a3c"/>
    </style:style>
    <style:style style:name="P57" style:family="paragraph" style:parent-style-name="Text_20_body" style:list-style-name="L3">
      <style:text-properties officeooo:rsid="00eb0a3c" officeooo:paragraph-rsid="00eb0a3c"/>
    </style:style>
    <style:style style:name="P58" style:family="paragraph" style:parent-style-name="Text_20_body">
      <style:text-properties officeooo:rsid="00ecf83d" officeooo:paragraph-rsid="00ecf83d"/>
    </style:style>
    <style:style style:name="P59" style:family="paragraph" style:parent-style-name="Text_20_body">
      <style:text-properties officeooo:rsid="00ed435d" officeooo:paragraph-rsid="00ed435d"/>
    </style:style>
    <style:style style:name="P60" style:family="paragraph" style:parent-style-name="Heading_20_1">
      <style:text-properties officeooo:rsid="00e2b760" officeooo:paragraph-rsid="00e2b760"/>
    </style:style>
    <style:style style:name="P61" style:family="paragraph" style:parent-style-name="Heading_20_1" style:master-page-name="Página_20_Vertical_20_Informe">
      <style:paragraph-properties style:page-number="auto" fo:break-before="page"/>
    </style:style>
    <style:style style:name="P62" style:family="paragraph" style:parent-style-name="Heading_20_3">
      <style:text-properties officeooo:rsid="00e2b760" officeooo:paragraph-rsid="00eb0a3c"/>
    </style:style>
    <style:style style:name="P63" style:family="paragraph" style:parent-style-name="Heading_20_3">
      <style:text-properties officeooo:paragraph-rsid="00e47875"/>
    </style:style>
    <style:style style:name="P64" style:family="paragraph" style:parent-style-name="Heading_20_3">
      <style:text-properties officeooo:paragraph-rsid="00e8820e"/>
    </style:style>
    <style:style style:name="P65" style:family="paragraph" style:parent-style-name="Heading_20_3">
      <style:text-properties officeooo:rsid="00e9ad9b" officeooo:paragraph-rsid="00e9ad9b"/>
    </style:style>
    <style:style style:name="P66" style:family="paragraph" style:parent-style-name="Heading_20_3">
      <style:text-properties officeooo:rsid="00eb0219" officeooo:paragraph-rsid="00eb0219"/>
    </style:style>
    <style:style style:name="P67" style:family="paragraph" style:parent-style-name="Heading_20_3">
      <style:text-properties officeooo:rsid="00eb0a3c" officeooo:paragraph-rsid="00eb0a3c"/>
    </style:style>
    <style:style style:name="P68" style:family="paragraph" style:parent-style-name="Heading_20_3">
      <style:text-properties officeooo:rsid="00ecf83d" officeooo:paragraph-rsid="00ecf83d"/>
    </style:style>
    <style:style style:name="P69" style:family="paragraph" style:parent-style-name="Heading_20_3">
      <style:text-properties officeooo:rsid="00ed435d" officeooo:paragraph-rsid="00ed435d"/>
    </style:style>
    <style:style style:name="P70" style:family="paragraph" style:parent-style-name="Contents_20_9" style:master-page-name="Standard">
      <style:paragraph-properties style:page-number="auto"/>
      <style:text-properties fo:language="zxx" fo:country="none"/>
    </style:style>
    <style:style style:name="P71" style:family="paragraph" style:parent-style-name="Index_20_Heading" style:master-page-name="Página_20_Índice">
      <style:paragraph-properties fo:text-align="center" style:justify-single-word="false" style:page-number="auto"/>
      <style:text-properties style:font-name="NewsGotT1"/>
    </style:style>
    <style:style style:name="P72" style:family="paragraph" style:parent-style-name="Conclusión" style:list-style-name="L1">
      <style:text-properties officeooo:rsid="00e4e88d" officeooo:paragraph-rsid="00e4e88d"/>
    </style:style>
    <style:style style:name="P73" style:family="paragraph" style:parent-style-name="Conclusión" style:list-style-name="L1">
      <style:text-properties officeooo:rsid="00e4e88d" officeooo:paragraph-rsid="00e63f6c"/>
    </style:style>
    <style:style style:name="P74" style:family="paragraph" style:parent-style-name="Conclusión" style:list-style-name="L1">
      <style:text-properties officeooo:rsid="00e63f6c" officeooo:paragraph-rsid="00e63f6c"/>
    </style:style>
    <style:style style:name="P75" style:family="paragraph" style:parent-style-name="Conclusión" style:list-style-name="L1">
      <style:text-properties officeooo:rsid="00e6898e" officeooo:paragraph-rsid="00e6898e"/>
    </style:style>
    <style:style style:name="P76" style:family="paragraph" style:parent-style-name="Conclusión">
      <style:text-properties officeooo:rsid="00eb0a3c" officeooo:paragraph-rsid="00eb0a3c"/>
    </style:style>
    <style:style style:name="P77" style:family="paragraph" style:parent-style-name="Conclusión">
      <style:text-properties officeooo:rsid="00ecf83d" officeooo:paragraph-rsid="00ecf83d"/>
    </style:style>
    <style:style style:name="P78" style:family="paragraph" style:parent-style-name="Conclusión">
      <style:text-properties officeooo:rsid="00ecf83d" officeooo:paragraph-rsid="00ed435d"/>
    </style:style>
    <style:style style:name="P79" style:family="paragraph" style:parent-style-name="Conclusión">
      <style:text-properties officeooo:rsid="00ed435d" officeooo:paragraph-rsid="00ed435d"/>
    </style:style>
    <style:style style:name="T1" style:family="text">
      <style:text-properties fo:font-size="8pt" style:font-size-asian="8pt"/>
    </style:style>
    <style:style style:name="T2" style:family="text">
      <style:text-properties fo:font-weight="bold" style:font-weight-asian="bold" style:font-weight-complex="bold"/>
    </style:style>
    <style:style style:name="T3" style:family="text">
      <style:text-properties fo:font-weight="bold" officeooo:rsid="00e47875" style:font-weight-asian="bold" style:font-weight-complex="bold"/>
    </style:style>
    <style:style style:name="T4" style:family="text">
      <style:text-properties fo:font-size="11pt" style:font-size-asian="11pt"/>
    </style:style>
    <style:style style:name="T5" style:family="text">
      <style:text-properties officeooo:rsid="0073b150"/>
    </style:style>
    <style:style style:name="T6" style:family="text">
      <style:text-properties officeooo:rsid="008e6eab"/>
    </style:style>
    <style:style style:name="T7" style:family="text">
      <style:text-properties officeooo:rsid="00a50805"/>
    </style:style>
    <style:style style:name="T8" style:family="text">
      <style:text-properties officeooo:rsid="00e2b760"/>
    </style:style>
    <style:style style:name="T9" style:family="text">
      <style:text-properties officeooo:rsid="00e301b3"/>
    </style:style>
    <style:style style:name="T10" style:family="text">
      <style:text-properties officeooo:rsid="00e4e88d"/>
    </style:style>
    <style:style style:name="T11" style:family="text">
      <style:text-properties officeooo:rsid="00e63f6c"/>
    </style:style>
    <style:style style:name="T12" style:family="text">
      <style:text-properties officeooo:rsid="00e6898e"/>
    </style:style>
    <style:style style:name="T13" style:family="text">
      <style:text-properties officeooo:rsid="00e6ed92"/>
    </style:style>
    <style:style style:name="T14" style:family="text">
      <style:text-properties officeooo:rsid="00e8820e"/>
    </style:style>
    <style:style style:name="T15" style:family="text">
      <style:text-properties officeooo:rsid="00e955bc"/>
    </style:style>
    <style:style style:name="T16" style:family="text">
      <style:text-properties officeooo:rsid="00ea6493"/>
    </style:style>
    <style:style style:name="T17" style:family="text">
      <style:text-properties officeooo:rsid="00ed435d"/>
    </style:style>
    <style:style style:name="fr1" style:family="graphic" style:parent-style-name="Frame">
      <style:graphic-properties style:wrap="none"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draw:frame draw:style-name="fr1" draw:name="Marco1" text:anchor-type="char" svg:x="7.235cm" svg:y="-0.63cm" svg:width="10.396cm" svg:height="1.296cm" draw:z-index="0"><draw:text-box><text:p text:style-name="P42">CONSEJERÍA <text:s/>DE HACIENDA Y ADMINISTRACIÓN <text:s/>PÚBLICA</text:p><text:p text:style-name="P43">Dirección General de Política Digital <text:s/></text:p></draw:text-box></draw:frame></text:p>
      <text:p text:style-name="P4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Standard"/>
      <text:p text:style-name="Standard"/>
      <text:p text:style-name="P10"/>
      <text:p text:style-name="P41"><text:title>Encuestas de Satisfacción 2013</text:title></text:p>
      <text:p text:style-name="P41"><text:subject>Resumen de las encuestas del 2013</text:subject></text:p>
      <text:p text:style-name="P45"/>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5"><text:span text:style-name="T7">5</text:span> de <text:span text:style-name="T6">Junio</text:span> de 201<text:span text:style-name="T6">4</text:span></text:p>
      <text:p text:style-name="P71"/>
      <text:p text:style-name="P46">Hoja de Control del Documento</text:p>
      <text:p text:style-name="P2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row table:style-name="Tabla1.1">
          <table:table-cell table:style-name="Tabla1.A1" table:number-columns-spanned="8" office:value-type="string">
            <text:p text:style-name="P13">Información del Documento</text:p>
          </table:table-cell>
          <table:covered-table-cell/>
          <table:covered-table-cell/>
          <table:covered-table-cell/>
          <table:covered-table-cell/>
          <table:covered-table-cell/>
          <table:covered-table-cell/>
          <table:covered-table-cell/>
        </table:table-row>
        <table:table-row table:style-name="Tabla1.1">
          <table:table-cell table:style-name="Tabla1.A2" table:number-columns-spanned="2" office:value-type="string">
            <text:p text:style-name="P14">Título</text:p>
          </table:table-cell>
          <table:covered-table-cell/>
          <table:table-cell table:style-name="Tabla1.C2" table:number-columns-spanned="6" office:value-type="string">
            <text:p text:style-name="P9"><text:span text:style-name="T4"><text:title>Encuestas de Satisfacción 2013</text:title></text:span><text:span text:style-name="T4"> </text:span></text:p>
            <text:p text:style-name="P15"><text:subject>Resumen de las encuestas del 2013</text:subject></text:p>
          </table:table-cell>
          <table:covered-table-cell/>
          <table:covered-table-cell/>
          <table:covered-table-cell/>
          <table:covered-table-cell/>
          <table:covered-table-cell/>
        </table:table-row>
        <table:table-row table:style-name="Tabla1.3">
          <table:table-cell table:style-name="Tabla1.A2" table:number-columns-spanned="2" office:value-type="string">
            <text:p text:style-name="P14">Nombre del fichero</text:p>
          </table:table-cell>
          <table:covered-table-cell/>
          <table:table-cell table:style-name="Tabla1.C7" table:number-columns-spanned="6" office:value-type="string">
            <text:p text:style-name="P16"><text:file-name text:display="name-and-extension">DGPD Propuesta de Nuevas Estadísticas.odt</text:file-name></text:p>
          </table:table-cell>
          <table:covered-table-cell/>
          <table:covered-table-cell/>
          <table:covered-table-cell/>
          <table:covered-table-cell/>
          <table:covered-table-cell/>
        </table:table-row>
        <table:table-row table:style-name="Tabla1.1">
          <table:table-cell table:style-name="Tabla1.A2" table:number-columns-spanned="2" office:value-type="string">
            <text:p text:style-name="P14">Versión</text:p>
          </table:table-cell>
          <table:covered-table-cell/>
          <table:table-cell table:style-name="Tabla1.C7" table:number-columns-spanned="6" office:value-type="string">
            <text:p text:style-name="P16"><text:user-defined style:data-style-name="N0" text:name="Versión Documento">&lt;1.0&gt;</text:user-defined></text:p>
          </table:table-cell>
          <table:covered-table-cell/>
          <table:covered-table-cell/>
          <table:covered-table-cell/>
          <table:covered-table-cell/>
          <table:covered-table-cell/>
        </table:table-row>
        <table:table-row table:style-name="Tabla1.1">
          <table:table-cell table:style-name="Tabla1.A2" table:number-columns-spanned="2" office:value-type="string">
            <text:p text:style-name="P14">Elaborado por</text:p>
          </table:table-cell>
          <table:covered-table-cell/>
          <table:table-cell table:style-name="Tabla1.C6" table:number-columns-spanned="2" office:value-type="string">
            <text:p text:style-name="P16">Lorenzo Varela Pairet y Laura Martínez Atienza</text:p>
          </table:table-cell>
          <table:covered-table-cell/>
          <table:table-cell table:style-name="Tabla1.A2" table:number-columns-spanned="3" office:value-type="string">
            <text:p text:style-name="P14">Fecha Elaboración</text:p>
          </table:table-cell>
          <table:covered-table-cell/>
          <table:covered-table-cell/>
          <table:table-cell table:style-name="Tabla1.H5" office:value-type="date" office:date-value="2014-06-05">
            <text:p text:style-name="P21"><text:span text:style-name="T5">05</text:span>/0<text:span text:style-name="T6">6</text:span>/14</text:p>
          </table:table-cell>
        </table:table-row>
        <table:table-row table:style-name="Tabla1.1">
          <table:table-cell table:style-name="Tabla1.A2" table:number-columns-spanned="2" office:value-type="string">
            <text:p text:style-name="P14">Aprobado por</text:p>
          </table:table-cell>
          <table:covered-table-cell/>
          <table:table-cell table:style-name="Tabla1.C6" table:number-columns-spanned="2" office:value-type="string">
            <text:p text:style-name="P16">Gabinete de Planif. Y Relac. Usuarios</text:p>
          </table:table-cell>
          <table:covered-table-cell/>
          <table:table-cell table:style-name="Tabla1.A2" table:number-columns-spanned="3" office:value-type="string">
            <text:p text:style-name="P14">Fecha Aprobación</text:p>
          </table:table-cell>
          <table:covered-table-cell/>
          <table:covered-table-cell/>
          <table:table-cell table:style-name="Tabla1.H6">
            <text:p text:style-name="P16"/>
          </table:table-cell>
        </table:table-row>
        <table:table-row table:style-name="Tabla1.1">
          <table:table-cell table:style-name="Tabla1.A2" table:number-columns-spanned="2" office:value-type="string">
            <text:p text:style-name="P14">Confidencialidad</text:p>
          </table:table-cell>
          <table:covered-table-cell/>
          <table:table-cell table:style-name="Tabla1.C7" table:number-columns-spanned="6" office:value-type="string">
            <text:p text:style-name="P16"/>
          </table:table-cell>
          <table:covered-table-cell/>
          <table:covered-table-cell/>
          <table:covered-table-cell/>
          <table:covered-table-cell/>
          <table:covered-table-cell/>
        </table:table-row>
        <table:table-row table:style-name="Tabla1.1">
          <table:table-cell table:style-name="Tabla1.A1" table:number-columns-spanned="8" office:value-type="string">
            <text:p text:style-name="P13">Control de Versiones</text:p>
          </table:table-cell>
          <table:covered-table-cell/>
          <table:covered-table-cell/>
          <table:covered-table-cell/>
          <table:covered-table-cell/>
          <table:covered-table-cell/>
          <table:covered-table-cell/>
          <table:covered-table-cell/>
        </table:table-row>
        <table:table-row table:style-name="Tabla1.1">
          <table:table-cell table:style-name="Tabla1.A2" office:value-type="string">
            <text:p text:style-name="P14">Versión</text:p>
          </table:table-cell>
          <table:table-cell table:style-name="Tabla1.A2" table:number-columns-spanned="4" office:value-type="string">
            <text:p text:style-name="P14">Descripción de los cambios</text:p>
          </table:table-cell>
          <table:covered-table-cell/>
          <table:covered-table-cell/>
          <table:covered-table-cell/>
          <table:table-cell table:style-name="Tabla1.A2" office:value-type="string">
            <text:p text:style-name="P14">Elaborado por</text:p>
          </table:table-cell>
          <table:table-cell table:style-name="Tabla1.A1" table:number-columns-spanned="2" office:value-type="string">
            <text:p text:style-name="P14">Fecha Elaboración</text:p>
          </table:table-cell>
          <table:covered-table-cell/>
        </table:table-row>
        <table:table-row table:style-name="Tabla1.1">
          <table:table-cell table:style-name="Tabla1.A10" office:value-type="string">
            <text:p text:style-name="P16">1.0</text:p>
          </table:table-cell>
          <table:table-cell table:style-name="Tabla1.B10" table:number-columns-spanned="4" office:value-type="string">
            <text:p text:style-name="P16">Elaboración inicial del documento</text:p>
          </table:table-cell>
          <table:covered-table-cell/>
          <table:covered-table-cell/>
          <table:covered-table-cell/>
          <table:table-cell table:style-name="Tabla1.F10" office:value-type="string">
            <text:p text:style-name="P16">Lorenzo Varela / Laura Martínez</text:p>
          </table:table-cell>
          <table:table-cell table:style-name="Tabla1.G10" table:number-columns-spanned="2" office:value-type="string">
            <text:p text:style-name="P21"><text:span text:style-name="T6">05</text:span>/0<text:span text:style-name="T6">6</text:span>/14</text:p>
          </table:table-cell>
          <table:covered-table-cell/>
        </table:table-row>
        <table:table-row table:style-name="Tabla1.1">
          <table:table-cell table:style-name="Tabla1.A11" office:value-type="string">
            <text:p text:style-name="P22"/>
          </table:table-cell>
          <table:table-cell table:style-name="Tabla1.B11" table:number-columns-spanned="4" office:value-type="string">
            <text:p text:style-name="P22"/>
          </table:table-cell>
          <table:covered-table-cell/>
          <table:covered-table-cell/>
          <table:covered-table-cell/>
          <table:table-cell table:style-name="Tabla1.F11" office:value-type="string">
            <text:p text:style-name="P16"/>
          </table:table-cell>
          <table:table-cell table:style-name="Tabla1.G11" table:number-columns-spanned="2">
            <text:p text:style-name="P22"/>
          </table:table-cell>
          <table:covered-table-cell/>
        </table:table-row>
        <table:table-row table:style-name="Tabla1.12">
          <table:table-cell table:style-name="Tabla1.A12" table:number-columns-spanned="8" office:value-type="string">
            <text:p text:style-name="P44">Lista de Distribución</text:p>
          </table:table-cell>
          <table:covered-table-cell/>
          <table:covered-table-cell/>
          <table:covered-table-cell/>
          <table:covered-table-cell/>
          <table:covered-table-cell/>
          <table:covered-table-cell/>
          <table:covered-table-cell/>
        </table:table-row>
        <table:table-row table:style-name="Tabla1.13">
          <table:table-cell table:style-name="Tabla1.A13" table:number-columns-spanned="3" office:value-type="string">
            <text:p text:style-name="P11">Apellidos, Nombre</text:p>
          </table:table-cell>
          <table:covered-table-cell/>
          <table:covered-table-cell/>
          <table:table-cell table:style-name="Tabla1.A12" table:number-columns-spanned="5" office:value-type="string">
            <text:p text:style-name="P11">Cargo / Función</text:p>
          </table:table-cell>
          <table:covered-table-cell/>
          <table:covered-table-cell/>
          <table:covered-table-cell/>
          <table:covered-table-cell/>
        </table:table-row>
        <table:table-row table:style-name="Tabla1.14">
          <table:table-cell table:style-name="Tabla1.A14" table:number-columns-spanned="3" office:value-type="string">
            <text:p text:style-name="P17"/>
          </table:table-cell>
          <table:covered-table-cell/>
          <table:covered-table-cell/>
          <table:table-cell table:style-name="Tabla1.D14" table:number-columns-spanned="5" office:value-type="string">
            <text:p text:style-name="P47"/>
          </table:table-cell>
          <table:covered-table-cell/>
          <table:covered-table-cell/>
          <table:covered-table-cell/>
          <table:covered-table-cell/>
        </table:table-row>
        <table:table-row table:style-name="Tabla1.14">
          <table:table-cell table:style-name="Tabla1.A16" table:number-columns-spanned="3" office:value-type="string">
            <text:p text:style-name="P18"/>
          </table:table-cell>
          <table:covered-table-cell/>
          <table:covered-table-cell/>
          <table:table-cell table:style-name="Tabla1.D16" table:number-columns-spanned="5" office:value-type="string">
            <text:p text:style-name="P19"/>
          </table:table-cell>
          <table:covered-table-cell/>
          <table:covered-table-cell/>
          <table:covered-table-cell/>
          <table:covered-table-cell/>
        </table:table-row>
        <table:table-row table:style-name="Tabla1.14">
          <table:table-cell table:style-name="Tabla1.A16" table:number-columns-spanned="3" office:value-type="string">
            <text:p text:style-name="P17"/>
          </table:table-cell>
          <table:covered-table-cell/>
          <table:covered-table-cell/>
          <table:table-cell table:style-name="Tabla1.D16" table:number-columns-spanned="5" office:value-type="string">
            <text:p text:style-name="P20"/>
          </table:table-cell>
          <table:covered-table-cell/>
          <table:covered-table-cell/>
          <table:covered-table-cell/>
          <table:covered-table-cell/>
        </table:table-row>
        <table:table-row table:style-name="Tabla1.14">
          <table:table-cell table:style-name="Tabla1.A17" table:number-columns-spanned="3" office:value-type="string">
            <text:p text:style-name="P17"/>
          </table:table-cell>
          <table:covered-table-cell/>
          <table:covered-table-cell/>
          <table:table-cell table:style-name="Tabla1.D17" table:number-columns-spanned="5" office:value-type="string">
            <text:p text:style-name="P20"/>
          </table:table-cell>
          <table:covered-table-cell/>
          <table:covered-table-cell/>
          <table:covered-table-cell/>
          <table:covered-table-cell/>
        </table:table-row>
        <table:table-row table:style-name="Tabla1.14">
          <table:table-cell table:style-name="Tabla1.A18" table:number-columns-spanned="3" office:value-type="string">
            <text:p text:style-name="P17"/>
          </table:table-cell>
          <table:covered-table-cell/>
          <table:covered-table-cell/>
          <table:table-cell table:style-name="Tabla1.D18" table:number-columns-spanned="5" office:value-type="string">
            <text:p text:style-name="P47"/>
          </table:table-cell>
          <table:covered-table-cell/>
          <table:covered-table-cell/>
          <table:covered-table-cell/>
          <table:covered-table-cell/>
        </table:table-row>
        <table:table-row table:style-name="Tabla1.14">
          <table:table-cell table:style-name="Tabla1.A19" table:number-columns-spanned="3" office:value-type="string">
            <text:p text:style-name="P17"/>
          </table:table-cell>
          <table:covered-table-cell/>
          <table:covered-table-cell/>
          <table:table-cell table:style-name="Tabla1.D19" table:number-columns-spanned="5" office:value-type="string">
            <text:p text:style-name="P47"/>
          </table:table-cell>
          <table:covered-table-cell/>
          <table:covered-table-cell/>
          <table:covered-table-cell/>
          <table:covered-table-cell/>
        </table:table-row>
      </table:table>
      <text:p text:style-name="P39">Índice</text:p>
      <text:p text:style-name="P23"/>
      <text:table-of-content text:style-name="Sect1" text:name="Índice de contenido1">
        <text:table-of-content-source text:outline-level="5"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683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6.683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6.683cm"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683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7cm" style:leader-char="." style:with-tab="false"/>
          </text:table-of-content-entry-template>
          <text:index-source-styles text:outline-level="1">
            <text:index-source-style text:style-name="Estilo_20_Título_20_1_20__2b__20_Negrita"/>
            <text:index-source-style text:style-name="Estilo_20_Título_20_1_20__2b__20_Negrita"/>
          </text:index-source-styles>
          <text:index-source-styles text:outline-level="2">
            <text:index-source-style text:style-name="Estilo_20_Título_20_2_20__2b__20_Negrita"/>
            <text:index-source-style text:style-name="Estilo_20_Título_20_2_20__2b__20_Negrita"/>
          </text:index-source-styles>
          <text:index-source-styles text:outline-level="3">
            <text:index-source-style text:style-name="Estilo_20_Título_20_3_20__2b__20_Negrita"/>
            <text:index-source-style text:style-name="Estilo_20_Título_20_3_20__2b__20_Negrita"/>
          </text:index-source-styles>
          <text:index-source-styles text:outline-level="5">
            <text:index-source-style text:style-name="Heading_20_5"/>
          </text:index-source-styles>
        </text:table-of-content-source>
        <text:index-body>
          <text:p text:style-name="P49"><text:a xlink:type="simple" xlink:href="#__RefHeading__1789_1327349109">1. Objetivo.<text:tab/>4</text:a></text:p>
          <text:p text:style-name="P49"><text:a xlink:type="simple" xlink:href="#__RefHeading__1791_1327349109">2. Estadísticas para el Soporte Avanzado<text:tab/>5</text:a></text:p>
          <text:p text:style-name="P50"><text:a xlink:type="simple" xlink:href="#__RefHeading__1793_1327349109">2.1. Estadísticas realizadas hasta la fecha.<text:tab/>5</text:a></text:p>
          <text:p text:style-name="P48"><text:a xlink:type="simple" xlink:href="#__RefHeading__1795_1327349109">2.1.1. Datos por Tipo de Tiques<text:tab/>5</text:a></text:p>
          <text:p text:style-name="P48"><text:a xlink:type="simple" xlink:href="#__RefHeading__1797_1327349109">2.1.2. Desglose por Tipo de Actividad<text:tab/>5</text:a></text:p>
          <text:p text:style-name="P48"><text:a xlink:type="simple" xlink:href="#__RefHeading__1799_1327349109">2.1.3. Desglose por Canal de Entrada<text:tab/>5</text:a></text:p>
          <text:p text:style-name="P48"><text:a xlink:type="simple" xlink:href="#__RefHeading__1801_1327349109">2.1.4. Desglose por Medio de Resolución<text:tab/>5</text:a></text:p>
          <text:p text:style-name="P48"><text:a xlink:type="simple" xlink:href="#__RefHeading__1803_1327349109">2.1.5. Desglose por Producto<text:tab/>5</text:a></text:p>
          <text:p text:style-name="P48"><text:a xlink:type="simple" xlink:href="#__RefHeading__1805_1327349109">2.1.6. Desglose por Motivo de Actuación<text:tab/>5</text:a></text:p>
          <text:p text:style-name="P48"><text:a xlink:type="simple" xlink:href="#__RefHeading__1807_1327349109">2.1.7. Evolución de la Demanda<text:tab/>5</text:a></text:p>
          <text:p text:style-name="P48"><text:a xlink:type="simple" xlink:href="#__RefHeading__1809_1327349109">2.1.8. Eventos significativos<text:tab/>5</text:a></text:p>
          <text:p text:style-name="P48"><text:a xlink:type="simple" xlink:href="#__RefHeading__1811_1327349109">2.1.9. Bitácora de reuniones<text:tab/>5</text:a></text:p>
          <text:p text:style-name="P50"><text:a xlink:type="simple" xlink:href="#__RefHeading__1813_1327349109">2.2. Propuesta de Estadísticas nuevas.<text:tab/>5</text:a></text:p>
          <text:p text:style-name="P48"><text:a xlink:type="simple" xlink:href="#__RefHeading__1815_1327349109">2.2.1. Datos por Tipo de Tiques<text:tab/>5</text:a></text:p>
          <text:p text:style-name="P48"><text:a xlink:type="simple" xlink:href="#__RefHeading__1817_1327349109">2.2.2. Desglose por Tipo de Actividad<text:tab/>5</text:a></text:p>
          <text:p text:style-name="P48"><text:a xlink:type="simple" xlink:href="#__RefHeading__1819_1327349109">2.2.3. Desglose por Canal de Entrada<text:tab/>5</text:a></text:p>
          <text:p text:style-name="P48"><text:a xlink:type="simple" xlink:href="#__RefHeading__1821_1327349109">2.2.4. Desglose por Medio de Resolución<text:tab/>5</text:a></text:p>
          <text:p text:style-name="P48"><text:a xlink:type="simple" xlink:href="#__RefHeading__1823_1327349109">2.2.5. Desglose por Producto<text:tab/>5</text:a></text:p>
          <text:p text:style-name="P48"><text:a xlink:type="simple" xlink:href="#__RefHeading__1825_1327349109">2.2.6. Desglose por Motivo de Actuación<text:tab/>5</text:a></text:p>
          <text:p text:style-name="P48"><text:a xlink:type="simple" xlink:href="#__RefHeading__1827_1327349109">2.2.7. Evolución de la Demanda<text:tab/>5</text:a></text:p>
          <text:p text:style-name="P48"><text:a xlink:type="simple" xlink:href="#__RefHeading__1829_1327349109">2.2.8. Eventos significativos<text:tab/>5</text:a></text:p>
          <text:p text:style-name="P48"><text:a xlink:type="simple" xlink:href="#__RefHeading__1831_1327349109">2.2.9. Bitácora de reuniones<text:tab/>5</text:a></text:p>
        </text:index-body>
      </text:table-of-content>
      <text:section text:style-name="Sect2" text:name="Sección2">
        <text:p text:style-name="P38"/>
        <text:h text:style-name="P61" text:outline-level="1"><text:bookmark-start text:name="__RefHeading__1789_1327349109"/>Objetivo.<text:bookmark-end text:name="__RefHeading__1789_1327349109"/></text:h>
        <text:p text:style-name="P29">El presente documento, pretende recoger el cambio en las estadísticas que se van a mostrar en el nuevo proyecto NAOS.</text:p>
        <text:h text:style-name="P60" text:outline-level="1"><text:bookmark-start text:name="__RefHeading__1791_1327349109"/>Estadísticas para el Soporte Avanzado<text:bookmark-end text:name="__RefHeading__1791_1327349109"/></text:h>
        <text:h text:style-name="Heading_20_2" text:outline-level="2"><text:bookmark-start text:name="__RefHeading__1813_1327349109"/><text:span text:style-name="T8">Propuesta de </text:span>Estadísticas nuevas.<text:bookmark-end text:name="__RefHeading__1813_1327349109"/></text:h>
        <text:p text:style-name="P31">Hay que tener en cuenta que con la entrada en servicio de NAOS 3.0 se van a dejar</text:p>
        <text:h text:style-name="Heading_20_3" text:outline-level="3"><text:bookmark-start text:name="__RefHeading__1815_1327349109"/>Datos por Tipo de Tiques<text:bookmark-end text:name="__RefHeading__1815_1327349109"/></text:h>
        <text:p text:style-name="P30">División estadísticas de los <text:span text:style-name="T2">tipos de tique que se han abierto </text:span><text:span text:style-name="T3">en el tiempo</text:span>. Sería similar a las estadísticas anteriores, <text:span text:style-name="T9">pero en este caso se reflejaría la siguiente división.</text:span></text:p>
        <table:table table:name="Tabla2" table:style-name="Tabla2">
          <table:table-column table:style-name="Tabla2.A"/>
          <table:table-column table:style-name="Tabla2.B"/>
          <table:table-header-rows>
            <table:table-row table:style-name="Tabla2.1">
              <table:table-cell table:style-name="Tabla2.A1" office:value-type="string">
                <text:p text:style-name="P12">Nombre</text:p>
              </table:table-cell>
              <table:table-cell table:style-name="Tabla2.B1" office:value-type="string">
                <text:p text:style-name="P12">Descripción</text:p>
              </table:table-cell>
            </table:table-row>
          </table:table-header-rows>
          <table:table-row table:style-name="Tabla2.2">
            <table:table-cell table:style-name="Tabla2.A2" office:value-type="string">
              <text:p text:style-name="P25">Notificar Incidencia</text:p>
            </table:table-cell>
            <table:table-cell table:style-name="Tabla2.B2" office:value-type="string">
              <text:p text:style-name="P25">Comunicar la ocurrencia de una Incidencia</text:p>
            </table:table-cell>
          </table:table-row>
          <table:table-row table:style-name="Tabla2.2">
            <table:table-cell table:style-name="Tabla2.A3" office:value-type="string">
              <text:p text:style-name="P25">Presentar Queja o sugerencia</text:p>
            </table:table-cell>
            <table:table-cell table:style-name="Tabla2.B3" office:value-type="string">
              <text:p text:style-name="P25">Presentar Queja o Reclamación</text:p>
            </table:table-cell>
          </table:table-row>
          <table:table-row table:style-name="Tabla2.2">
            <table:table-cell table:style-name="Tabla2.A4" office:value-type="string">
              <text:p text:style-name="P25">Registrar Problema</text:p>
            </table:table-cell>
            <table:table-cell table:style-name="Tabla2.B4" office:value-type="string">
              <text:p text:style-name="P25">Registrar un Problema</text:p>
            </table:table-cell>
          </table:table-row>
          <table:table-row table:style-name="Tabla2.2">
            <table:table-cell table:style-name="Tabla2.A5" office:value-type="string">
              <text:p text:style-name="P25">Proponer, evaluar, ejecutar y verificar cambio</text:p>
            </table:table-cell>
            <table:table-cell table:style-name="Tabla2.B5" office:value-type="string">
              <text:p text:style-name="P25">Pedir que se procese una solicitud de Cambio simple</text:p>
            </table:table-cell>
          </table:table-row>
          <table:table-row table:style-name="Tabla2.2">
            <table:table-cell table:style-name="Tabla2.A6" office:value-type="string">
              <text:p text:style-name="P25">Formular consulta técnica</text:p>
            </table:table-cell>
            <table:table-cell table:style-name="Tabla2.B6" office:value-type="string">
              <text:p text:style-name="P25">Solicitar Información</text:p>
            </table:table-cell>
          </table:table-row>
          <table:table-row table:style-name="Tabla2.2">
            <table:table-cell table:style-name="Tabla2.A7" office:value-type="string">
              <text:p text:style-name="P25">Solicitar Acceso<text:note text:id="ftn1" text:note-class="footnote"><text:note-citation>1</text:note-citation><text:note-body><text:p text:style-name="P51">Se han puesto con fondo amarillo, las operaciones que no tiene sentido medir.</text:p></text:note-body></text:note></text:p>
            </table:table-cell>
            <table:table-cell table:style-name="Tabla2.B7" office:value-type="string">
              <text:p text:style-name="P25">Solicitar que se proporcione Acceso</text:p>
            </table:table-cell>
          </table:table-row>
          <table:table-row table:style-name="Tabla2.2">
            <table:table-cell table:style-name="Tabla2.A7" office:value-type="string">
              <text:p text:style-name="P25">Registrar Configuración Elemento</text:p>
            </table:table-cell>
            <table:table-cell table:style-name="Tabla2.B7" office:value-type="string">
              <text:p text:style-name="P25">Registrar la Configuración de un Elemento</text:p>
            </table:table-cell>
          </table:table-row>
          <table:table-row table:style-name="Tabla2.2">
            <table:table-cell table:style-name="Tabla2.A7" office:value-type="string">
              <text:p text:style-name="P25">Actualizar configuración de elemento</text:p>
            </table:table-cell>
            <table:table-cell table:style-name="Tabla2.B7" office:value-type="string">
              <text:p text:style-name="P25">Resolver Conflicto detectado sobre la Configuración de un Elemento</text:p>
            </table:table-cell>
          </table:table-row>
          <table:table-row table:style-name="Tabla2.2">
            <table:table-cell table:style-name="Tabla2.A7" office:value-type="string">
              <text:p text:style-name="P25">Mejora del Servicio</text:p>
            </table:table-cell>
            <table:table-cell table:style-name="Tabla2.B7" office:value-type="string">
              <text:p text:style-name="P25">Atender la solicitud de Revisión de Acuerdos y/o Contratos que afectan a un Servicio</text:p>
            </table:table-cell>
          </table:table-row>
          <table:table-row table:style-name="Tabla2.2">
            <table:table-cell table:style-name="Tabla2.A7" office:value-type="string">
              <text:p text:style-name="P25">Solicitar petición general</text:p>
            </table:table-cell>
            <table:table-cell table:style-name="Tabla2.B7" office:value-type="string">
              <text:p text:style-name="P25">Realizar Peticiones de Carácter General</text:p>
            </table:table-cell>
          </table:table-row>
          <table:table-row table:style-name="Tabla2.2">
            <table:table-cell table:style-name="Tabla2.A12" office:value-type="string">
              <text:p text:style-name="P25">Solicitar Asistencia Especializada</text:p>
            </table:table-cell>
            <table:table-cell table:style-name="Tabla2.B12" office:value-type="string">
              <text:p text:style-name="P25">Solicitar Intervención planificada</text:p>
            </table:table-cell>
          </table:table-row>
        </table:table>
        <text:p text:style-name="Standard"/>
        <text:h text:style-name="Heading_20_3" text:outline-level="3"><text:bookmark-start text:name="__RefHeading__1817_1327349109"/>Desglose por Tipo de Actividad<text:bookmark-end text:name="__RefHeading__1817_1327349109"/></text:h>
        <text:p text:style-name="P31">División estadística de los tiques abiertos, comparado con el resto de categorías.</text:p>
        <text:p text:style-name="P31">Se tendría que tener en cuenta las siguientes operaciones</text:p>
        <table:table table:name="Tabla3" table:style-name="Tabla3">
          <table:table-column table:style-name="Tabla3.A"/>
          <table:table-column table:style-name="Tabla3.B"/>
          <table:table-header-rows>
            <table:table-row table:style-name="Tabla3.1">
              <table:table-cell table:style-name="Tabla3.A1" office:value-type="string">
                <text:p text:style-name="P27">Nombre</text:p>
              </table:table-cell>
              <table:table-cell table:style-name="Tabla3.B1" office:value-type="string">
                <text:p text:style-name="P27">Descripción</text:p>
              </table:table-cell>
            </table:table-row>
          </table:table-header-rows>
          <table:table-row table:style-name="Tabla3.2">
            <table:table-cell table:style-name="Tabla3.A2" office:value-type="string">
              <text:p text:style-name="P26">Notificar Incidencia</text:p>
            </table:table-cell>
            <table:table-cell table:style-name="Tabla3.B2" office:value-type="string">
              <text:p text:style-name="P26">Comunicar la ocurrencia de una Incidencia</text:p>
            </table:table-cell>
          </table:table-row>
          <table:table-row table:style-name="Tabla3.3">
            <table:table-cell table:style-name="Tabla3.A3" office:value-type="string">
              <text:p text:style-name="P26">Presentar Queja o sugerencia</text:p>
            </table:table-cell>
            <table:table-cell table:style-name="Tabla3.B3" office:value-type="string">
              <text:p text:style-name="P26">Presentar Queja o Reclamación</text:p>
            </table:table-cell>
          </table:table-row>
          <table:table-row table:style-name="Tabla3.4">
            <table:table-cell table:style-name="Tabla3.A4" office:value-type="string">
              <text:p text:style-name="P26">Registrar Problema</text:p>
            </table:table-cell>
            <table:table-cell table:style-name="Tabla3.B4" office:value-type="string">
              <text:p text:style-name="P26">Registrar un Problema</text:p>
            </table:table-cell>
          </table:table-row>
          <table:table-row table:style-name="Tabla3.5">
            <table:table-cell table:style-name="Tabla3.A5" office:value-type="string">
              <text:p text:style-name="P26">Proponer, evaluar, ejecutar y verificar cambio</text:p>
            </table:table-cell>
            <table:table-cell table:style-name="Tabla3.B5" office:value-type="string">
              <text:p text:style-name="P26">Pedir que se procese una solicitud de Cambio simple</text:p>
            </table:table-cell>
          </table:table-row>
          <text:soft-page-break/>
          <table:table-row table:style-name="Tabla3.6">
            <table:table-cell table:style-name="Tabla3.A6" office:value-type="string">
              <text:p text:style-name="P26">Formular consulta técnica</text:p>
            </table:table-cell>
            <table:table-cell table:style-name="Tabla3.B6" office:value-type="string">
              <text:p text:style-name="P26">Solicitar Información</text:p>
            </table:table-cell>
          </table:table-row>
          <table:table-row table:style-name="Tabla3.7">
            <table:table-cell table:style-name="Tabla3.A7" office:value-type="string">
              <text:p text:style-name="P26">Solicitar Acceso</text:p>
            </table:table-cell>
            <table:table-cell table:style-name="Tabla3.B7" office:value-type="string">
              <text:p text:style-name="P26">Solicitar que se proporcione Acceso</text:p>
            </table:table-cell>
          </table:table-row>
          <table:table-row table:style-name="Tabla3.8">
            <table:table-cell table:style-name="Tabla3.A8" office:value-type="string">
              <text:p text:style-name="P26">Registrar Configuración Elemento</text:p>
            </table:table-cell>
            <table:table-cell table:style-name="Tabla3.B8" office:value-type="string">
              <text:p text:style-name="P26">Registrar la Configuración de un Elemento</text:p>
            </table:table-cell>
          </table:table-row>
          <table:table-row table:style-name="Tabla3.9">
            <table:table-cell table:style-name="Tabla3.A9" office:value-type="string">
              <text:p text:style-name="P26">Actualizar configuración de elemento</text:p>
            </table:table-cell>
            <table:table-cell table:style-name="Tabla3.B9" office:value-type="string">
              <text:p text:style-name="P26">Resolver Conflicto detectado sobre la Configuración de un Elemento</text:p>
            </table:table-cell>
          </table:table-row>
          <table:table-row table:style-name="Tabla3.10">
            <table:table-cell table:style-name="Tabla3.A10" office:value-type="string">
              <text:p text:style-name="P26">Mejora del Servicio</text:p>
            </table:table-cell>
            <table:table-cell table:style-name="Tabla3.B10" office:value-type="string">
              <text:p text:style-name="P26">Atender la solicitud de Revisión de Acuerdos y/o Contratos que afectan a un Servicio</text:p>
            </table:table-cell>
          </table:table-row>
          <table:table-row table:style-name="Tabla3.11">
            <table:table-cell table:style-name="Tabla3.A11" office:value-type="string">
              <text:p text:style-name="P26">Solicitar petición general</text:p>
            </table:table-cell>
            <table:table-cell table:style-name="Tabla3.B11" office:value-type="string">
              <text:p text:style-name="P26">Realizar Peticiones de Carácter General</text:p>
            </table:table-cell>
          </table:table-row>
          <table:table-row table:style-name="Tabla3.12">
            <table:table-cell table:style-name="Tabla3.A12" office:value-type="string">
              <text:p text:style-name="P26">Solicitar Asistencia Especializada</text:p>
            </table:table-cell>
            <table:table-cell table:style-name="Tabla3.B12" office:value-type="string">
              <text:p text:style-name="P26">Solicitar Intervención planificada</text:p>
            </table:table-cell>
          </table:table-row>
        </table:table>
        <text:h text:style-name="P63" text:outline-level="3"><text:bookmark-start text:name="__RefHeading__1819_1327349109"/>Desglose por <text:span text:style-name="T10">Organismo / Servicio de Información</text:span><text:bookmark-end text:name="__RefHeading__1819_1327349109"/></text:h>
        <text:p text:style-name="P33">Se extraería una estadísticas de aquellos Organismos y Sistemas de Información que más recursos consumen.</text:p>
        <text:p text:style-name="P52"><text:bookmark-start text:name="__DdeLink__2876_1327349109"/>A fecha de 4 de noviembre</text:p>
        <text:list xml:id="list8421572617905186169" text:style-name="L1">
          <text:list-item>
            <text:p text:style-name="P72">Existen 198 registros, si se hace una agrupación por los sistemas </text:p>
          </text:list-item>
          <text:list-item>
            <text:p text:style-name="P72"><text:bookmark-end text:name="__DdeLink__2876_1327349109"/>Si agrupando por sistemas sólo se reduce a 5<text:span text:style-name="T11">1</text:span> registro. </text:p>
          </text:list-item>
          <text:list-item>
            <text:p text:style-name="P74">Aparecen 106 tiques con el valor a <text:span text:style-name="T12">vacío</text:span> y 20 a N/A</text:p>
          </text:list-item>
          <text:list-item>
            <text:p text:style-name="P74">Existe mucha dispersión, por lo que esta agrupación <text:span text:style-name="T2">no parece que sea la más adecuada.</text:span></text:p>
          </text:list-item>
        </text:list>
        <text:p text:style-name="P32"/>
        <text:h text:style-name="Heading_20_3" text:outline-level="3"><text:bookmark-start text:name="__RefHeading__1821_1327349109"/>Desglose por <text:span text:style-name="T11">Producto /Tecnologia</text:span><text:bookmark-end text:name="__RefHeading__1821_1327349109"/></text:h>
        <text:p text:style-name="P34">Se mediría el desglose de tiques en función de los productos que se ven afectados.</text:p>
        <text:p text:style-name="P53">A fecha de 4 de noviembre</text:p>
        <text:list xml:id="list141046055395852" text:continue-numbering="true" text:style-name="L1">
          <text:list-item>
            <text:p text:style-name="P73">Existen 161 registros, si se hace una agrupación por los sistemas pasamos a 15 registros</text:p>
          </text:list-item>
          <text:list-item>
            <text:p text:style-name="P75">Esta estadística es una buena candidata.</text:p>
          </text:list-item>
        </text:list>
        <text:h text:style-name="Heading_20_3" text:outline-level="3"><text:bookmark-start text:name="__RefHeading__1823_1327349109"/>Desglose por <text:span text:style-name="T12">Otros</text:span><text:bookmark-end text:name="__RefHeading__1823_1327349109"/></text:h>
        <text:p text:style-name="P36">Es interesante poder medir esta información, pero corremos el riesgo de que los datos <text:span text:style-name="T13">no tengan la calidad apropiada y necesite de un post-procesado muy grande.</text:span></text:p>
        <text:h text:style-name="P64" text:outline-level="3"><text:bookmark-start text:name="__RefHeading__1825_1327349109"/><text:soft-page-break/>Desglose por <text:span text:style-name="T14">Medio de resolucion</text:span><text:bookmark-end text:name="__RefHeading__1825_1327349109"/></text:h>
        <text:p text:style-name="P35">Se medirá el <text:span text:style-name="T15">medio</text:span> empleado para la resolución.</text:p>
        <text:p text:style-name="P37">Los valores en los que se van a repartir los tiques serán 2, Remoto o Presencial</text:p>
        <text:h text:style-name="P65" text:outline-level="3"><text:bookmark-start text:name="__RefHeading__1827_1327349109"/>Motivo Actuacion<text:bookmark-end text:name="__RefHeading__1827_1327349109"/></text:h>
        <text:p text:style-name="P37">Este campo se encuentra recogido, tanto en los tiques de la versión 2.4 y la 3.0, <text:span text:style-name="T16">manteniendo los mismos valores, por lo que este campo nos puede permitir continuar con las mismas estadísticas que se venían mostrando.</text:span></text:p>
        <text:list xml:id="list2350844531096064529" text:style-name="L2">
          <text:list-item>
            <text:p text:style-name="P54">Otros</text:p>
          </text:list-item>
          <text:list-item>
            <text:p text:style-name="P54">BUG</text:p>
          </text:list-item>
          <text:list-item>
            <text:p text:style-name="P54">Administracion</text:p>
          </text:list-item>
          <text:list-item>
            <text:p text:style-name="P54">ATO</text:p>
          </text:list-item>
          <text:list-item>
            <text:p text:style-name="P54">Cambios</text:p>
          </text:list-item>
          <text:list-item>
            <text:p text:style-name="P54">Migraciones</text:p>
          </text:list-item>
          <text:list-item>
            <text:p text:style-name="P54">Modificaciones</text:p>
          </text:list-item>
          <text:list-item>
            <text:p text:style-name="P54">Problemas Rendimiento</text:p>
          </text:list-item>
        </text:list>
        <text:h text:style-name="P66" text:outline-level="3"><text:bookmark-start text:name="__RefHeading__1829_1327349109"/>Horario<text:bookmark-end text:name="__RefHeading__1829_1327349109"/></text:h>
        <text:p text:style-name="P55">Con esta estadística se puede conocer el porcentaje de tiques resueltos en horario de oficina y cuantos han sido resueltos en jornada de 24x7 (antiguamente se medía como llamadas a beeper)</text:p>
        <text:p text:style-name="P55">El hacer esta medida nos permite una continuidad, pero por otro lado, la experiencia que tenemos nos indica que la distribución de tiques será del 99% en jornada laboral y menos del 1% en 24x7.</text:p>
        <text:h text:style-name="P67" text:outline-level="3"><text:bookmark-start text:name="__RefHeading__1831_1327349109"/>Motivo de la solicitud<text:bookmark-end text:name="__RefHeading__1831_1327349109"/></text:h>
        <text:p text:style-name="P56">Con esta estadística, podemos intentar alcanzar cuales son las causas origen por las que se ha abierto una petición.</text:p>
        <text:p text:style-name="P56">Las posibles causas que se han tipificado son:</text:p>
        <text:list xml:id="list2279839805365323935" text:style-name="L3">
          <text:list-item>
            <text:p text:style-name="P57">MODIFICACIONES EN LA APLICACIONES QUE HACEN USO DE PRODUCTOS ORACLE</text:p>
          </text:list-item>
          <text:list-item>
            <text:p text:style-name="P57">OTROS</text:p>
          </text:list-item>
          <text:list-item>
            <text:p text:style-name="P57">PROBLEMAS DE RENDIMIENTO</text:p>
          </text:list-item>
          <text:list-item>
            <text:p text:style-name="P57">MIGRACION O ACTUALIZACIONES DE PRODUCTOS ORACLE</text:p>
          </text:list-item>
          <text:list-item>
            <text:p text:style-name="P57">CONSULTA DE LICENCIAMIENTO</text:p>
          </text:list-item>
          <text:list-item>
            <text:p text:style-name="P57">CAMBIOS DE PLATAFORMA HW O SO</text:p>
          </text:list-item>
          <text:list-item>
            <text:p text:style-name="P57">ERRORES/PROBLEMAS EN ADMINISTRACION AVANZADA DE PRODUCTOS ORACLE</text:p>
          </text:list-item>
          <text:list-item>
            <text:p text:style-name="P57"><text:soft-page-break/>ERRORES/PROBLEMAS EN ADMINISTRACION BASICA DE PRODUCTOS ORACLE</text:p>
          </text:list-item>
          <text:list-item>
            <text:p text:style-name="P57">ASOCIADAS AL PRODUCTO (BUGS O PROBLEMAS DE PRODUCTO)</text:p>
          </text:list-item>
        </text:list>
        <text:p text:style-name="P76">Esta medida ha sido de las más polémicas que de la etapa anterior. Por lo que se tiene que tener cuidado con las interpretaciones.</text:p>
        <text:p text:style-name="P76">Por otro lado, se está midiendo la subjetividad del técnico, dado que es él quién tiene que calificar al técnico del organismos.</text:p>
        <text:h text:style-name="P62" text:outline-level="3">Cumplimiento de los ANS</text:h>
        <text:p text:style-name="P58">Se pueden medir los ANS que hasta la fecha se han medido.</text:p>
        <text:p text:style-name="P58">Se pueden medir nuevos ANS para aquellos flujos que afecten a la dirección, para conocer si se está atendiendo de forma correcta.</text:p>
        <text:p text:style-name="P77">Esta segunda media implica, que se tienen que definir los ANS a cumplir.</text:p>
        <text:p text:style-name="P77">Por la experiencia de la etapa anterior, los tique de la dirección, suelen sobrepasar los plazos, ya que en ellos intervienen varios actores (dirección del proyecto, Licencias de Oracle, la alta dirección.</text:p>
        <text:h text:style-name="P68" text:outline-level="3">Evolución demana actividad.</text:h>
        <text:p text:style-name="P58">Medida que nos permite conocer el volumen de trabajo que tiene Oracle. Los tiques que se abren, los que se cierran y el volumen de tiques que permanecen abiertos.</text:p>
        <text:h text:style-name="P69" text:outline-level="3">Distribución de tiques por organismos</text:h>
        <text:p text:style-name="P59">Se plantea la posibilidad de hacer una distribución de los tiques abiertos por los organismos afectados.</text:p>
        <text:p text:style-name="P79">Estas estadísticas plantean problemas por los cambios organizativos que tiene la Junta de Andalucía, lo que suele llevar a tener que reprocesar.</text:p>
        <text:p text:style-name="P78">P<text:span text:style-name="T17">or otro lado, la distribución, existen algunos organismos que son grandes consumidores, pero la mayoría de los organismos ponen un máximo de 5 ó 6 tiques al año.</text:span></text:p>
        <text:p text:style-name="P79">Se plantean la posibilidad de agrupar en organismos con similar uso del soporte, para que se puedan comparar.</text:p>
        <text:p text:style-name="P37"/>
        <text:h text:style-name="Heading_20_1" text:outline-level="1">Estadísticas <text:span text:style-name="T8">del soporte básico</text:span></text:h>
        <text:p text:style-name="P59">Extracción de las mismas estadísticas que se vienen haciendo hasta la fech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1" svg:font-family="Wingdings" style:font-pitch="variable" style:font-charset="x-symbol"/>
    <style:font-face style:name="Symbol1" svg:font-family="Symbol" style:font-family-generic="roman" style:font-pitch="variable" style:font-charset="x-symbol"/>
    <style:font-face style:name="Arial Unicode MS" svg:font-family="'Arial Unicode MS'"/>
    <style:font-face style:name="Courier New" svg:font-family="'Courier New'"/>
    <style:font-face style:name="Liberation Serif1" svg:font-family="'Liberation Serif'"/>
    <style:font-face style:name="Lohit Hindi" svg:font-family="'Lohit Hindi'"/>
    <style:font-face style:name="NewsGotT3" svg:font-family="NewsGotT"/>
    <style:font-face style:name="OpenSymbol2" svg:font-family="OpenSymbol"/>
    <style:font-face style:name="OpenSymbol" svg:font-family="OpenSymbol, 'Arial Unicode MS'"/>
    <style:font-face style:name="Symbol" svg:font-family="Symbol"/>
    <style:font-face style:name="Times New Roman1" svg:font-family="'Times New Roman'"/>
    <style:font-face style:name="Wingdings" svg:font-family="Wingdings"/>
    <style:font-face style:name="Courier New1" svg:font-family="'Courier New'" style:font-family-generic="modern"/>
    <style:font-face style:name="DejaVu Sans2" svg:font-family="'DejaVu Sans'" style:font-pitch="variable"/>
    <style:font-face style:name="NewsGotT2" svg:font-family="NewsGotT" style:font-pitch="variable"/>
    <style:font-face style:name="NewsGotT" svg:font-family="NewsGotT" style:font-adornments="Predeterminado" style:font-pitch="variable"/>
    <style:font-face style:name="NewsGotT1" svg:font-family="NewsGotT, 'News Got T'" style:font-pitch="variable"/>
    <style:font-face style:name="AGaramond Bold" svg:font-family="'AGaramond Bold',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DejaVu Sans1" svg:font-family="'DejaVu Sans'" style:font-family-generic="system" style:font-pitch="variable"/>
    <style:font-face style:name="Liberation Sans2" svg:font-family="'Liberation San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writing-mode="lr-tb"/>
      <style:text-properties style:use-window-font-color="true" style:font-name="NewsGotT" fo:font-family="NewsGotT" style:font-style-name="Predeterminado"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er" style:family="paragraph" style:parent-style-name="Standard" style:class="extra" style:master-page-name="">
      <style:paragraph-properties style:page-number="auto">
        <style:tab-stops>
          <style:tab-stop style:position="7.5cm" style:type="center"/>
          <style:tab-stop style:position="15cm" style:type="right"/>
        </style:tab-stops>
      </style:paragraph-properties>
      <style:text-properties fo:font-size="10pt" style:font-size-asian="10pt"/>
    </style:style>
    <style:style style:name="Text_20_body" style:display-name="Text body" style:family="paragraph" style:parent-style-name="Standard" style:class="text" style:master-page-name="">
      <style:paragraph-properties fo:margin-top="0cm" fo:margin-bottom="0.199cm" style:contextual-spacing="false" fo:text-align="justify" style:justify-single-word="false" style:page-number="auto">
        <style:tab-stops>
          <style:tab-stop style:position="0.6cm"/>
          <style:tab-stop style:position="1.199cm"/>
          <style:tab-stop style:position="1.801cm"/>
          <style:tab-stop style:position="4.2cm"/>
          <style:tab-stop style:position="6.6cm"/>
          <style:tab-stop style:position="9.001cm"/>
          <style:tab-stop style:position="12.002cm"/>
        </style:tab-stops>
      </style:paragraph-properties>
      <style:text-properties style:font-name="NewsGotT" fo:font-family="NewsGotT" style:font-style-name="Predeterminado" style:font-pitch="variable" fo:font-size="12pt" fo:font-style="normal" style:font-size-asian="11pt" style:font-style-asian="italic"/>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Heading_20_1" style:display-name="Heading 1" style:family="paragraph" style:parent-style-name="Standard" style:next-style-name="Text_20_body" style:default-outline-level="1" style:class="text" style:master-page-name="">
      <style:paragraph-properties fo:margin-top="0.423cm" fo:margin-bottom="0.106cm" style:contextual-spacing="false" fo:text-align="justify" style:justify-single-word="false" style:page-number="auto" fo:break-before="page" fo:keep-with-next="always"/>
      <style:text-properties fo:language="zxx" fo:country="none" fo:font-weight="bold" style:letter-kerning="true" style:font-weight-asian="bold"/>
    </style:style>
    <style:style style:name="Heading_20_2" style:display-name="Heading 2" style:family="paragraph" style:parent-style-name="Standard" style:next-style-name="Text_20_body" style:default-outline-level="2" style:class="text">
      <style:paragraph-properties fo:margin-top="0.72cm" fo:margin-bottom="0.51cm" style:contextual-spacing="false" fo:text-align="justify" style:justify-single-word="false" fo:keep-with-next="always">
        <style:tab-stops>
          <style:tab-stop style:position="1.3cm"/>
        </style:tab-stops>
      </style:paragraph-properties>
      <style:text-properties fo:language="zxx" fo:country="none" fo:font-weight="bold" style:font-weight-asian="bold"/>
    </style:style>
    <style:style style:name="Heading_20_3" style:display-name="Heading 3" style:family="paragraph" style:parent-style-name="Standard" style:next-style-name="Text_20_body" style:default-outline-level="3" style:class="text">
      <style:paragraph-properties fo:margin-top="0.423cm" fo:margin-bottom="0.106cm" style:contextual-spacing="false" fo:text-align="justify" style:justify-single-word="false" fo:keep-with-next="always"/>
      <style:text-properties fo:language="zxx" fo:country="none" fo:font-weight="bold" style:font-weight-asian="bold"/>
    </style:style>
    <style:style style:name="Heading_20_4" style:display-name="Heading 4" style:family="paragraph" style:parent-style-name="Standard" style:next-style-name="Text_20_body" style:default-outline-level="4" style:class="text">
      <style:paragraph-properties fo:margin-top="0.423cm" fo:margin-bottom="0.106cm" style:contextual-spacing="false" fo:text-align="justify" style:justify-single-word="false" fo:keep-with-next="always"/>
      <style:text-properties fo:font-weight="bold" style:font-weight-asian="bold"/>
    </style:style>
    <style:style style:name="Heading_20_5" style:display-name="Heading 5" style:family="paragraph" style:parent-style-name="Standard" style:next-style-name="Text_20_body" style:class="text">
      <style:paragraph-properties fo:text-align="center" style:justify-single-word="false" fo:keep-with-next="always"/>
      <style:text-properties fo:font-weight="bold" style:font-weight-asian="bold"/>
    </style:style>
    <style:style style:name="Heading_20_6" style:display-name="Heading 6" style:family="paragraph" style:parent-style-name="Standard" style:next-style-name="Text_20_body" style:default-outline-level="6" style:class="text">
      <style:paragraph-properties fo:margin-top="0.423cm" fo:margin-bottom="0.106cm" style:contextual-spacing="false"/>
      <style:text-properties fo:font-size="11pt" fo:font-style="italic" style:font-size-asian="11pt" style:font-style-asian="italic"/>
    </style:style>
    <style:style style:name="Heading_20_7" style:display-name="Heading 7" style:family="paragraph" style:parent-style-name="Standard" style:next-style-name="Text_20_body" style:default-outline-level="7" style:class="text">
      <style:paragraph-properties fo:margin-top="0.423cm" fo:margin-bottom="0.106cm" style:contextual-spacing="false">
        <style:tab-stops>
          <style:tab-stop style:position="1cm"/>
        </style:tab-stops>
      </style:paragraph-properties>
      <style:text-properties style:font-name="Arial" fo:font-family="Arial" style:font-family-generic="swiss" style:font-pitch="variable"/>
    </style:style>
    <style:style style:name="Heading_20_8" style:display-name="Heading 8" style:family="paragraph" style:parent-style-name="Standard" style:next-style-name="Text_20_body" style:default-outline-level="8" style:class="text">
      <style:paragraph-properties fo:margin-top="0.423cm" fo:margin-bottom="0.106cm" style:contextual-spacing="false"/>
      <style:text-properties style:font-name="Arial" fo:font-family="Arial" style:font-family-generic="swiss" style:font-pitch="variable" fo:font-style="italic" style:font-style-asian="italic"/>
    </style:style>
    <style:style style:name="Heading_20_9" style:display-name="Heading 9" style:family="paragraph" style:parent-style-name="Standard" style:next-style-name="Text_20_body" style:default-outline-level="9" style:class="text">
      <style:paragraph-properties fo:margin-top="0.423cm" fo:margin-bottom="0.106cm" style:contextual-spacing="false"/>
      <style:text-properties style:font-name="Arial" fo:font-family="Arial" style:font-family-generic="swiss" style:font-pitch="variable" fo:font-size="9pt" style:font-size-asian="9pt"/>
    </style:style>
    <style:style style:name="Encabezado1" style:family="paragraph" style:parent-style-name="Standard" style:next-style-name="Text_20_body">
      <style:paragraph-properties fo:margin-top="0.423cm" fo:margin-bottom="0.212cm" style:contextual-spacing="false" fo:keep-with-next="always"/>
      <style:text-properties style:font-name="Liberation Sans1" fo:font-family="'Liberation Sans', Arial" style:font-family-generic="swiss" style:font-pitch="variable" fo:font-size="14pt" style:font-name-asian="DejaVu Sans2" style:font-family-asian="'DejaVu Sans'" style:font-pitch-asian="variable" style:font-size-asian="14pt" style:font-name-complex="DejaVu Sans2" style:font-family-complex="'DejaVu Sans'" style:font-pitch-complex="variable" style:font-size-complex="14pt"/>
    </style:style>
    <style:style style:name="Párrafo_20_Nivel_20_1" style:display-name="Párrafo Nivel 1" style:family="paragraph" style:parent-style-name="Standard">
      <style:paragraph-properties fo:margin-left="0.63cm" fo:margin-right="0cm" fo:margin-top="0.212cm" fo:margin-bottom="0cm" style:contextual-spacing="false" style:line-height-at-least="0.423cm" fo:text-align="justify" style:justify-single-word="false" fo:text-indent="0cm" style:auto-text-indent="false"/>
    </style:style>
    <style:style style:name="Párrafo_20_Nivel_20_2" style:display-name="Párrafo Nivel 2" style:family="paragraph" style:parent-style-name="Standard">
      <style:paragraph-properties fo:margin-left="1.951cm" fo:margin-right="0cm" fo:margin-top="0.212cm" fo:margin-bottom="0cm" style:contextual-spacing="false" style:line-height-at-least="0.423cm" fo:text-align="justify" style:justify-single-word="false" fo:text-indent="0cm" style:auto-text-indent="false"/>
    </style:style>
    <style:style style:name="Párrafo_20_Nivel_20_3" style:display-name="Párrafo Nivel 3" style:family="paragraph" style:parent-style-name="Párrafo_20_Nivel_20_2">
      <style:paragraph-properties fo:margin-left="2.501cm" fo:margin-right="0cm" fo:text-indent="0cm" style:auto-text-indent="false"/>
    </style:style>
    <style:style style:name="Párrafo_20_Nivel_20_4" style:display-name="Párrafo Nivel 4" style:family="paragraph" style:parent-style-name="Párrafo_20_Nivel_20_3">
      <style:paragraph-properties fo:margin-left="3.701cm" fo:margin-right="0cm" fo:text-indent="0cm" style:auto-text-indent="false"/>
    </style:style>
    <style:style style:name="Contents_20_4" style:display-name="Contents 4" style:family="paragraph" style:parent-style-name="Standard" style:next-style-name="Standard" style:class="index">
      <style:paragraph-properties fo:margin-left="1.7cm" fo:margin-right="0cm" fo:text-indent="-1.199cm" style:auto-text-indent="false">
        <style:tab-stops>
          <style:tab-stop style:position="16.683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font-size="10pt" style:font-size-asian="10pt"/>
    </style:style>
    <style:style style:name="Mapa_20_del_20_documento1" style:display-name="Mapa del documento1" style:family="paragraph" style:parent-style-name="Standard">
      <style:paragraph-properties fo:background-color="#000080">
        <style:background-image/>
      </style:paragraph-properties>
      <style:text-properties style:font-name="Tahoma" fo:font-family="Tahoma" style:font-family-generic="swiss" style:font-pitch="variable"/>
    </style:style>
    <style:style style:name="Contents_20_1" style:display-name="Contents 1" style:family="paragraph" style:parent-style-name="Standard" style:next-style-name="Standard" style:class="index">
      <style:paragraph-properties fo:margin-left="0.7cm" fo:margin-right="0cm" fo:margin-top="0.212cm" fo:margin-bottom="0.212cm" style:contextual-spacing="false" fo:text-indent="-0.7cm" style:auto-text-indent="false">
        <style:tab-stops>
          <style:tab-stop style:position="16.683cm" style:type="right" style:leader-style="dotted" style:leader-text="."/>
        </style:tab-stops>
      </style:paragraph-properties>
      <style:text-properties fo:text-transform="uppercase" fo:font-weight="bold" style:font-weight-asian="bold"/>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2" style:display-name="Contents 2" style:family="paragraph" style:parent-style-name="Standard" style:next-style-name="Standard" style:class="index">
      <style:paragraph-properties fo:margin-left="1.7cm" fo:margin-right="0cm" fo:text-indent="-1.199cm" style:auto-text-indent="false">
        <style:tab-stops>
          <style:tab-stop style:position="16.683cm" style:type="right" style:leader-style="dotted" style:leader-text="."/>
        </style:tab-stops>
      </style:paragraph-properties>
      <style:text-properties fo:language="zxx" fo:country="none"/>
    </style:style>
    <style:style style:name="Contents_20_3" style:display-name="Contents 3" style:family="paragraph" style:parent-style-name="Standard" style:next-style-name="Standard" style:class="index">
      <style:paragraph-properties fo:margin-left="1.7cm" fo:margin-right="0cm" fo:text-indent="-1.199cm" style:auto-text-indent="false">
        <style:tab-stops>
          <style:tab-stop style:position="16.683cm" style:type="right" style:leader-style="dotted" style:leader-text="."/>
        </style:tab-stops>
      </style:paragraph-properties>
      <style:text-properties fo:language="zxx" fo:country="none"/>
    </style:style>
    <style:style style:name="Subtitle" style:family="paragraph" style:parent-style-name="Standard" style:next-style-name="Text_20_body" style:class="chapter">
      <style:paragraph-properties fo:text-align="center" style:justify-single-word="false">
        <style:tab-stops>
          <style:tab-stop style:position="0.33cm"/>
          <style:tab-stop style:position="0.66cm"/>
          <style:tab-stop style:position="0.99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style:font-name="Arial" fo:font-family="Arial" style:font-family-generic="swiss" style:font-pitch="variable" fo:language="en" fo:country="US"/>
    </style:style>
    <style:style style:name="Sangría_20_3_20_de_20_t._20_independiente1" style:display-name="Sangría 3 de t. independiente1" style:family="paragraph" style:parent-style-name="Standard">
      <style:paragraph-properties fo:margin-left="2.498cm" fo:margin-right="0cm" fo:text-indent="0cm" style:auto-text-indent="false"/>
    </style:style>
    <style:style style:name="Text_20_body_20_indent" style:display-name="Text body indent" style:family="paragraph" style:parent-style-name="Standard" style:class="text">
      <style:paragraph-properties fo:margin-left="1.249cm" fo:margin-right="0cm" fo:text-align="justify" style:justify-single-word="false" fo:text-indent="0cm" style:auto-text-indent="false"/>
    </style:style>
    <style:style style:name="Texto_20_independiente_20_21" style:display-name="Texto independiente 21" style:family="paragraph" style:parent-style-name="Standard">
      <style:paragraph-properties fo:text-align="justify" style:justify-single-word="false"/>
    </style:style>
    <style:style style:name="Title" style:family="paragraph" style:parent-style-name="Standard" style:next-style-name="Subtitle" style:class="chapter">
      <style:paragraph-properties fo:margin-top="0cm" fo:margin-bottom="0.198cm" style:contextual-spacing="false" fo:keep-with-next="always">
        <style:tab-stops>
          <style:tab-stop style:position="0.6cm"/>
          <style:tab-stop style:position="1.199cm"/>
          <style:tab-stop style:position="1.801cm"/>
          <style:tab-stop style:position="4.2cm"/>
          <style:tab-stop style:position="6.6cm"/>
          <style:tab-stop style:position="9.001cm"/>
          <style:tab-stop style:position="12.002cm"/>
        </style:tab-stops>
      </style:paragraph-properties>
      <style:text-properties style:font-name="AGaramond Bold" fo:font-family="'AGaramond Bold', 'Times New Roman'" style:font-family-generic="roman" style:font-pitch="variable" fo:font-size="11pt" style:font-size-asian="11pt"/>
    </style:style>
    <style:style style:name="Sangría_20_2_20_de_20_t._20_independiente1" style:display-name="Sangría 2 de t. independiente1" style:family="paragraph" style:parent-style-name="Standard">
      <style:paragraph-properties fo:margin-left="0.635cm" fo:margin-right="0cm" fo:text-indent="0cm" style:auto-text-indent="false"/>
    </style:style>
    <style:style style:name="Index_20_1" style:display-name="Index 1" style:family="paragraph" style:parent-style-name="Standard" style:next-style-name="Standard" style:class="index">
      <style:paragraph-properties fo:margin-left="0.423cm" fo:margin-right="0cm" fo:text-align="center" style:justify-single-word="false" fo:text-indent="-0.423cm" style:auto-text-indent="false"/>
      <style:text-properties fo:font-size="14pt" fo:font-weight="bold" style:font-size-asian="14pt" style:font-weight-asian="bold" style:font-size-complex="14pt"/>
    </style:style>
    <style:style style:name="Index_20_Heading" style:display-name="Index Heading" style:family="paragraph" style:parent-style-name="Standard" style:next-style-name="Standard" style:class="index">
      <style:paragraph-properties fo:margin-top="0.106cm" fo:margin-bottom="0.106cm" style:contextual-spacing="false" fo:text-align="justify" style:justify-single-word="false"/>
      <style:text-properties style:font-name="Tahoma" fo:font-family="Tahoma"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Texto_20_comentario1" style:display-name="Texto comentario1" style:family="paragraph" style:parent-style-name="Standard">
      <style:text-properties fo:color="#008000" style:font-name="Times New Roman" fo:font-family="'Times New Roman'" style:font-family-generic="roman" style:font-pitch="variable" fo:font-size="10pt" fo:language="es" fo:country="ES" style:font-size-asian="10pt"/>
    </style:style>
    <style:style style:name="Lista_20_con_20_números1" style:display-name="Lista con números1" style:family="paragraph" style:parent-style-name="Standard" style:list-style-name="WW8Num4"/>
    <style:style style:name="Lista_20_con_20_números_20_21" style:display-name="Lista con números 21" style:family="paragraph" style:parent-style-name="Standard" style:list-style-name="WW8Num2"/>
    <style:style style:name="Lista_20_con_20_viñetas1" style:display-name="Lista con viñetas1" style:family="paragraph" style:parent-style-name="Standard" style:list-style-name="WW8Num5"/>
    <style:style style:name="Lista_20_con_20_viñetas_20_21" style:display-name="Lista con viñetas 21" style:family="paragraph" style:parent-style-name="Standard" style:list-style-name="WW8Num3"/>
    <style:style style:name="Estilo_20_Título_20_1_20__2b__20_Negrita" style:display-name="Estilo Título 1 + Negrita" style:family="paragraph" style:parent-style-name="Heading_20_1" style:next-style-name="Párrafo_20_Nivel_20_1" style:default-outline-level="" style:list-style-name="">
      <style:paragraph-properties fo:margin-left="0cm" fo:margin-right="0cm" fo:text-indent="0cm" style:auto-text-indent="false"/>
      <style:text-properties fo:font-weight="normal" style:font-weight-asian="normal" style:font-weight-complex="bold"/>
    </style:style>
    <style:style style:name="Estilo_20_Título_20_2_20__2b__20_Negrita" style:display-name="Estilo Título 2 + Negrita" style:family="paragraph" style:parent-style-name="Heading_20_2" style:next-style-name="Párrafo_20_Nivel_20_2" style:default-outline-level="" style:list-style-name="">
      <style:paragraph-properties fo:margin-left="0cm" fo:margin-right="0cm" fo:text-indent="0cm" style:auto-text-indent="false"/>
      <style:text-properties fo:font-weight="normal" style:font-weight-asian="normal" style:font-weight-complex="bold"/>
    </style:style>
    <style:style style:name="Estilo_20_Título_20_3_20__2b__20_Negrita" style:display-name="Estilo Título 3 + Negrita" style:family="paragraph" style:parent-style-name="Heading_20_3" style:next-style-name="Párrafo_20_Nivel_20_3" style:default-outline-level="" style:list-style-name="">
      <style:paragraph-properties fo:margin-left="0cm" fo:margin-right="0cm" fo:text-indent="0cm" style:auto-text-indent="false"/>
      <style:text-properties fo:font-weight="normal" style:font-weight-asian="normal" style:font-weight-complex="bold"/>
    </style:style>
    <style:style style:name="Título_20_51" style:display-name="Título 51" style:family="paragraph" style:parent-style-name="Standard" style:next-style-name="Standard" style:default-outline-level="5">
      <style:paragraph-properties fo:margin-top="0.212cm" fo:margin-bottom="0.212cm" style:contextual-spacing="false" fo:keep-with-next="always"/>
      <style:text-properties fo:font-weight="bold" style:font-weight-asian="bold"/>
    </style:style>
    <style:style style:name="Remite" style:family="paragraph" style:parent-style-name="Standard">
      <style:paragraph-properties fo:margin-left="0cm" fo:margin-right="-0.212cm" style:line-height-at-least="0.353cm" fo:keep-together="always" fo:text-indent="0cm" style:auto-text-indent="false"/>
      <style:text-properties style:font-name="Times New Roman" fo:font-family="'Times New Roman'" style:font-family-generic="roman" style:font-pitch="variable" fo:font-size="8pt" style:font-size-asian="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background-color="transparent" style:shadow="none">
        <style:tab-stops/>
        <style:background-image/>
      </style:paragraph-properties>
      <style:text-properties fo:font-size="8pt"/>
    </style:style>
    <style:style style:name="Table_20_Heading" style:display-name="Table Heading" style:family="paragraph" style:parent-style-name="Table_20_Contents" style:class="extra">
      <style:paragraph-properties fo:text-align="center" style:justify-single-word="false"/>
      <style:text-properties fo:font-style="italic" fo:font-weight="bold" style:font-style-complex="italic"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7cm" style:type="right" style:leader-style="dotted" style:leader-text="."/>
        </style:tab-stops>
      </style:paragraph-properties>
    </style:style>
    <style:style style:name="Standard_20__28_user_29_" style:display-name="Standard (user)" style:family="paragraph">
      <style:paragraph-properties fo:orphans="2" fo:widows="2" fo:hyphenation-ladder-count="no-limit" style:vertical-align="baseline"/>
      <style:text-properties style:use-window-font-color="true" style:font-name="NewsGotT1" fo:font-family="NewsGotT, 'News Got T'" style:font-pitch="variable" fo:font-size="12pt" fo:language="es" fo:country="ES" style:letter-kerning="tru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AS-TablaTexto" style:family="paragraph" style:parent-style-name="Standard_20__28_user_29_">
      <style:paragraph-properties fo:text-align="justify" style:justify-single-word="false"/>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ota_20_Tabla" style:display-name="Nota Tabla" style:family="paragraph" style:parent-style-name="Marginalia" style:class="text" style:master-page-name="">
      <style:paragraph-properties fo:margin-left="4.001cm" fo:margin-right="0cm" fo:text-indent="0cm" style:auto-text-indent="false" style:page-number="auto" fo:background-color="transparent" style:shadow="none">
        <style:background-image/>
      </style:paragraph-properties>
      <style:text-properties fo:font-size="10pt"/>
    </style:style>
    <style:style style:name="Illustration" style:family="paragraph" style:parent-style-name="Caption" style:class="extra" style:master-page-name="">
      <style:paragraph-properties fo:text-align="center" style:justify-single-word="false" style:page-number="auto"/>
      <style:text-properties fo:font-size="10pt"/>
    </style:style>
    <style:style style:name="Salutation" style:family="paragraph" style:parent-style-name="Standard" style:class="text">
      <style:paragraph-properties text:number-lines="false" text:line-number="0"/>
    </style:style>
    <style:style style:name="NOTA_5f_ORACLE" style:display-name="NOTA_ORACLE" style:family="paragraph" style:parent-style-name="Text_20_body" style:master-page-name="">
      <style:paragraph-properties fo:text-align="justify" style:justify-single-word="false" style:page-number="auto" fo:background-color="#ff0000" fo:padding="0.049cm" fo:border="0.51pt solid #000000" style:shadow="#808080 0.18cm 0.18cm">
        <style:tab-stops/>
        <style:background-image/>
      </style:paragraph-properties>
      <style:text-properties fo:font-size="8pt"/>
    </style:style>
    <style:style style:name="Cuerpo_20_de_20_texto_20_2_20_columnas" style:display-name="Cuerpo de texto 2 columnas" style:family="paragraph" style:parent-style-name="Text_20_body"/>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Encabezado2" style:family="paragraph" style:parent-style-name="Standard">
      <style:paragraph-properties fo:margin-top="0.42cm" fo:margin-bottom="0.21cm" style:contextual-spacing="false"/>
    </style:style>
    <style:style style:name="Línea_20_de_20_dimensiones" style:display-name="Línea de dimensiones" style:family="paragraph" style:parent-style-name="Standard"/>
    <style:style style:name="PresentacionGeneral_7e_LT_7e_Gliederung_20_1" style:display-name="PresentacionGeneral~LT~Gliederung 1" style:family="paragraph">
      <style:paragraph-properties fo:margin-left="0cm" fo:margin-right="0cm" fo:margin-top="0.282cm" fo:margin-bottom="0cm" style:contextual-spacing="false"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808080" style:text-outline="false" style:text-line-through-style="none" style:text-line-through-type="none" style:font-name="Tahoma" fo:font-family="Tahoma" style:font-family-generic="swiss" style:font-pitch="variable" fo:font-size="18pt" fo:font-style="normal" fo:text-shadow="none" style:text-underline-style="none" fo:font-weight="normal" style:font-name-asian="Tahoma" style:font-family-asian="Tahoma" style:font-family-generic-asian="swiss" style:font-pitch-asian="variable"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style>
    <style:style style:name="PresentacionGeneral_7e_LT_7e_Gliederung_20_2" style:display-name="PresentacionGeneral~LT~Gliederung 2" style:family="paragraph" style:parent-style-name="PresentacionGeneral_7e_LT_7e_Gliederung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resentacionGeneral_7e_LT_7e_Gliederung_20_3" style:display-name="PresentacionGeneral~LT~Gliederung 3" style:family="paragraph" style:parent-style-name="PresentacionGeneral_7e_LT_7e_Gliederung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PresentacionGeneral_7e_LT_7e_Gliederung_20_4" style:display-name="PresentacionGeneral~LT~Gliederung 4" style:family="paragraph" style:parent-style-name="PresentacionGeneral_7e_LT_7e_Gliederung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style>
    <style:style style:name="PresentacionGeneral_7e_LT_7e_Gliederung_20_5" style:display-name="PresentacionGeneral~LT~Gliederung 5" style:family="paragraph" style:parent-style-name="PresentacionGeneral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PresentacionGeneral_7e_LT_7e_Gliederung_20_6" style:display-name="PresentacionGeneral~LT~Gliederung 6" style:family="paragraph" style:parent-style-name="PresentacionGeneral_7e_LT_7e_Gliederung_20_5"/>
    <style:style style:name="PresentacionGeneral_7e_LT_7e_Gliederung_20_7" style:display-name="PresentacionGeneral~LT~Gliederung 7" style:family="paragraph" style:parent-style-name="PresentacionGeneral_7e_LT_7e_Gliederung_20_6"/>
    <style:style style:name="PresentacionGeneral_7e_LT_7e_Gliederung_20_8" style:display-name="PresentacionGeneral~LT~Gliederung 8" style:family="paragraph" style:parent-style-name="PresentacionGeneral_7e_LT_7e_Gliederung_20_7"/>
    <style:style style:name="PresentacionGeneral_7e_LT_7e_Gliederung_20_9" style:display-name="PresentacionGeneral~LT~Gliederung 9" style:family="paragraph" style:parent-style-name="PresentacionGeneral_7e_LT_7e_Gliederung_20_8"/>
    <style:style style:name="PresentacionGeneral_7e_LT_7e_Titel" style:display-name="PresentacionGeneral~LT~Titel"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08080" style:text-outline="false" style:text-line-through-style="none" style:text-line-through-type="none" style:font-name="Tahoma" fo:font-family="Tahoma" style:font-family-generic="swiss" style:font-pitch="variable" fo:font-size="20pt" fo:font-style="normal" fo:text-shadow="none" style:text-underline-style="none" fo:font-weight="bold" style:font-name-asian="Tahoma" style:font-family-asian="Tahoma" style:font-family-generic-asian="swiss" style:font-pitch-asian="variable" style:font-size-asian="20pt" style:font-style-asian="normal" style:font-weight-asian="bold" style:font-name-complex="Tahoma" style:font-family-complex="Tahoma" style:font-family-generic-complex="swiss" style:font-pitch-complex="variable" style:font-size-complex="20pt" style:font-style-complex="normal" style:font-weight-complex="bold" style:text-emphasize="none"/>
    </style:style>
    <style:style style:name="PresentacionGeneral_7e_LT_7e_Untertitel" style:display-name="PresentacionGeneral~LT~Untertitel" style:family="paragraph">
      <style:paragraph-properties fo:margin-left="0cm" fo:margin-right="0cm" fo:margin-top="0.282cm" fo:margin-bottom="0cm" style: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ahoma" fo:font-family="Tahoma" style:font-family-generic="swiss" style:font-pitch="variable" fo:font-size="32pt" fo:font-style="normal" fo:text-shadow="none" style:text-underline-style="none" fo:font-weight="normal"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PresentacionGeneral_7e_LT_7e_Notizen" style:display-name="PresentacionGeneral~LT~Notizen"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PresentacionGeneral_7e_LT_7e_Hintergrundobjekte" style:display-name="PresentacionGeneral~LT~Hintergrundobjekte"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Calibri" fo:font-family="Calibri" style:font-family-generic="swiss" style:font-pitch="variable" fo:font-size="18pt" fo:font-style="normal" fo:text-shadow="none" style:text-underline-style="none" fo:font-weight="normal" style:font-name-asian="Calibri" style:font-family-asian="Calibri" style:font-family-generic-asian="swiss" style:font-pitch-asian="variable" style:font-size-asian="18pt" style:font-style-asian="normal" style:font-weight-asian="normal" style:font-name-complex="Calibri" style:font-family-complex="Calibri" style:font-family-generic-complex="swiss" style:font-pitch-complex="variable" style:font-size-complex="18pt" style:font-style-complex="normal" style:font-weight-complex="normal"/>
    </style:style>
    <style:style style:name="PresentacionGeneral_7e_LT_7e_Hintergrund" style:display-name="PresentacionGeneral~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DejaVu Sans" fo:font-family="'DejaVu Sans'" style:font-family-generic="swiss" style:font-pitch="variable" fo:font-size="18pt" style:letter-kerning="true"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08080" style:text-outline="false" style:text-line-through-style="none" style:text-line-through-type="none" style:font-name="Tahoma" fo:font-family="Tahoma" style:font-family-generic="swiss" style:font-pitch="variable" fo:font-size="20pt" fo:font-style="normal" fo:text-shadow="none" style:text-underline-style="none" fo:font-weight="bold" style:font-name-asian="Tahoma" style:font-family-asian="Tahoma" style:font-family-generic-asian="swiss" style:font-pitch-asian="variable" style:font-size-asian="20pt" style:font-style-asian="normal" style:font-weight-asian="bold" style:font-name-complex="Tahoma" style:font-family-complex="Tahoma" style:font-family-generic-complex="swiss" style:font-pitch-complex="variable" style:font-size-complex="20pt" style:font-style-complex="normal" style:font-weight-complex="bold" style:text-emphasize="none"/>
    </style:style>
    <style:style style:name="Objetos_20_de_20_fondo" style:display-name="Objetos de fondo"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Calibri" fo:font-family="Calibri" style:font-family-generic="swiss" style:font-pitch="variable" fo:font-size="18pt" fo:font-style="normal" fo:text-shadow="none" style:text-underline-style="none" fo:font-weight="normal" style:font-name-asian="Calibri" style:font-family-asian="Calibri" style:font-family-generic-asian="swiss" style:font-pitch-asian="variable" style:font-size-asian="18pt" style:font-style-asian="normal" style:font-weight-asian="normal" style:font-name-complex="Calibri" style:font-family-complex="Calibri" style:font-family-generic-complex="swiss" style:font-pitch-complex="variable" style:font-size-complex="18pt" style:font-style-complex="normal" style:font-weight-complex="normal"/>
    </style:style>
    <style:style style:name="Fondo" style:family="paragraph">
      <style:paragraph-properties fo:text-align="center" style:justify-single-word="false" style:text-autospace="none"/>
    </style:style>
    <style:style style:name="Notas"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Esquema_20_1" style:display-name="Esquema 1" style:family="paragraph">
      <style:paragraph-properties fo:margin-left="0cm" fo:margin-right="0cm" fo:margin-top="0.282cm" fo:margin-bottom="0cm" style:contextual-spacing="false"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808080" style:text-outline="false" style:text-line-through-style="none" style:text-line-through-type="none" style:font-name="Tahoma" fo:font-family="Tahoma" style:font-family-generic="swiss" style:font-pitch="variable" fo:font-size="18pt" fo:font-style="normal" fo:text-shadow="none" style:text-underline-style="none" fo:font-weight="normal" style:font-name-asian="Tahoma" style:font-family-asian="Tahoma" style:font-family-generic-asian="swiss" style:font-pitch-asian="variable"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style>
    <style:style style:name="Esquema_20_2" style:display-name="Esquema 2" style:family="paragraph" style:parent-style-name="Esquema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Esquema_20_3" style:display-name="Esquema 3" style:family="paragraph" style:parent-style-name="Esquema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Esquema_20_4" style:display-name="Esquema 4" style:family="paragraph" style:parent-style-name="Esquema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style>
    <style:style style:name="Esquema_20_5" style:display-name="Esquema 5" style:family="paragraph" style:parent-style-name="Esquema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Normal" style:family="paragraph">
      <style:paragraph-properties style:text-autospace="none"/>
      <style:text-properties fo:font-size="12pt" style:font-size-asian="12pt" style:font-size-complex="12pt"/>
    </style:style>
    <style:style style:name="Table_20_Contents_20__28_user_29_" style:display-name="Table Contents (user)" style:family="paragraph">
      <style:paragraph-properties style:text-autospace="none"/>
      <style:text-properties fo:font-size="12pt" style:font-size-asian="12pt" style:font-size-complex="12pt"/>
    </style:style>
    <style:style style:name="Table_20_Heading_20__28_user_29_" style:display-name="Table Heading (user)" style:family="paragraph">
      <style:paragraph-properties fo:text-align="center" style:justify-single-word="false" style:text-autospace="none"/>
      <style:text-properties fo:font-size="12pt" fo:font-weight="bold" style:font-size-asian="12pt" style:font-weight-asian="bold" style:font-size-complex="12pt" style:font-weight-complex="bold"/>
    </style:style>
    <style:style style:name="Texto_20_de_20_bloque" style:display-name="Texto de bloque" style:family="paragraph">
      <style:paragraph-properties fo:margin-left="1.764cm" fo:margin-right="0cm" fo:text-align="start" style:justify-single-word="false" fo:text-indent="0cm" style:auto-text-indent="false" style:text-autospace="none"/>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heading_20_2" style:display-name="heading 2" style:family="paragraph">
      <style:paragraph-properties fo:margin-top="0.741cm" fo:margin-bottom="0.37cm" style:contextual-spacing="false" fo:text-align="start" style:justify-single-word="false" style:text-autospace="none">
        <style:tab-stops>
          <style:tab-stop style:position="2.293cm"/>
        </style:tab-stops>
      </style:paragraph-properties>
      <style:text-properties fo:font-size="12pt" fo:font-weight="bold" style:font-size-asian="12pt" style:font-weight-asian="bold" style:font-size-complex="12pt" style:font-weight-complex="bold"/>
    </style:style>
    <style:style style:name="Body_20_Text" style:display-name="Body Text" style:family="paragraph">
      <style:paragraph-properties fo:margin-top="0cm" fo:margin-bottom="0.351cm" style:contextual-spacing="false" fo:text-align="start" style:justify-single-word="false" style:text-autospace="none">
        <style:tab-stops>
          <style:tab-stop style:position="1.058cm"/>
          <style:tab-stop style:position="2.115cm"/>
          <style:tab-stop style:position="3.177cm"/>
          <style:tab-stop style:position="7.408cm"/>
          <style:tab-stop style:position="11.642cm"/>
          <style:tab-stop style:position="15.877cm"/>
          <style:tab-stop style:position="21.17cm"/>
        </style:tab-stops>
      </style:paragraph-properties>
      <style:text-properties style:font-name="NewsGotT2" fo:font-family="NewsGotT" style:font-pitch="variable" fo:font-size="12pt" style:font-name-asian="NewsGotT2" style:font-family-asian="NewsGotT" style:font-pitch-asian="variable" style:font-size-asian="12pt" style:font-name-complex="NewsGotT2" style:font-family-complex="NewsGotT" style:font-pitch-complex="variable" style:font-size-complex="12pt"/>
    </style:style>
    <style:style style:name="Fuente_20_de_20_párrafo_20_predeter.1" style:display-name="Fuente de párrafo predeter.1" style:family="paragraph">
      <style:paragraph-properties style:text-autospace="none"/>
      <style:text-properties fo:font-size="12pt" style:font-size-asian="12pt" style:font-size-complex="12pt"/>
    </style:style>
    <style:style style:name="Strong_20_Emphasis" style:display-name="Strong Emphasis" style:family="paragraph">
      <style:paragraph-properties style:text-autospace="none"/>
      <style:text-properties fo:font-size="12pt" fo:font-weight="bold" style:font-size-asian="12pt" style:font-weight-asian="bold" style:font-size-complex="12pt" style:font-weight-complex="bold"/>
    </style:style>
    <style:style style:name="Emphasis" style:family="paragraph">
      <style:paragraph-properties style:text-autospace="none"/>
      <style:text-properties fo:font-size="12pt" fo:font-style="italic" style:font-size-asian="12pt" style:font-style-asian="italic" style:font-size-complex="12pt" style:font-style-complex="italic"/>
    </style:style>
    <style:style style:name="Internet_20_link" style:display-name="Internet link" style:family="paragraph">
      <style:paragraph-properties style:text-autospace="none"/>
      <style:text-properties fo:color="#000080" fo:font-size="12pt" style:text-underline-style="solid" style:text-underline-width="auto" style:text-underline-color="font-color" style:font-size-asian="12pt" style:font-size-complex="12pt"/>
    </style:style>
    <style:style style:name="Numbering_20_Symbols" style:display-name="Numbering Symbols" style:family="paragraph">
      <style:paragraph-properties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OpenSymbol" fo:font-family="OpenSymbol, 'Arial Unicode MS'" fo:font-size="12pt" style:font-name-asian="OpenSymbol" style:font-family-asian="OpenSymbol, 'Arial Unicode MS'" style:font-size-asian="12pt" style:font-name-complex="OpenSymbol" style:font-family-complex="OpenSymbol, 'Arial Unicode MS'" style:font-size-complex="12pt"/>
    </style:style>
    <style:style style:name="heading_20_3" style:display-name="heading 3" style:family="paragraph">
      <style:paragraph-properties fo:margin-top="0.746cm" fo:margin-bottom="0.187cm" style:contextual-spacing="false" fo:text-align="start" style:justify-single-word="false" style:text-autospace="none"/>
      <style:text-properties fo:font-size="12pt" fo:font-weight="bold" style:font-size-asian="12pt" style:font-weight-asian="bold" style:font-size-complex="12pt" style:font-weight-complex="bold"/>
    </style:style>
    <style:style style:name="Predeterminado_7e_LT_7e_Gliederung_20_1" style:display-name="Predeterminado~LT~Gliederung 1" style:family="paragraph">
      <style:paragraph-properties fo:margin-top="0cm" fo:margin-bottom="0.499cm" style:contextual-spacing="false" style:text-autospace="none"/>
      <style:text-properties style:use-window-font-color="true"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contextual-spacing="false"/>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contextual-spacing="false"/>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contextual-spacing="false"/>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contextual-spacing="false"/>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20pt" fo:font-style="normal" fo:text-shadow="none" style:text-underline-style="none" fo:font-weight="normal" style:letter-kerning="true" style:font-name-asian="DejaVu Sans" style:font-family-asian="'DejaVu Sans'" style:font-family-generic-asian="swiss" style:font-pitch-asian="variable" style:font-size-asian="20pt" style:font-style-asian="normal" style:font-weight-asian="normal" style:font-name-complex="DejaVu Sans" style:font-family-complex="'DejaVu Sans'" style:font-family-generic-complex="swiss" style:font-pitch-complex="variable"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WW-Título1"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08080" style:text-outline="false" style:text-line-through-style="none" style:text-line-through-type="none" style:font-name="Tahoma" fo:font-family="Tahoma" style:font-family-generic="swiss" style:font-pitch="variable" fo:font-size="20pt" fo:font-style="normal" fo:text-shadow="none" style:text-underline-style="none" fo:font-weight="bold" style:font-name-asian="Tahoma" style:font-family-asian="Tahoma" style:font-family-generic-asian="swiss" style:font-pitch-asian="variable" style:font-size-asian="20pt" style:font-style-asian="normal" style:font-weight-asian="bold" style:font-name-complex="Tahoma" style:font-family-complex="Tahoma" style:font-family-generic-complex="swiss" style:font-pitch-complex="variable" style:font-size-complex="20pt" style:font-style-complex="normal" style:font-weight-complex="bold" style:text-emphasize="none"/>
    </style:style>
    <style:style style:name="WW-Título12"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08080" style:text-outline="false" style:text-line-through-style="none" style:text-line-through-type="none" style:font-name="Tahoma" fo:font-family="Tahoma" style:font-family-generic="swiss" style:font-pitch="variable" fo:font-size="20pt" fo:font-style="normal" fo:text-shadow="none" style:text-underline-style="none" fo:font-weight="bold" style:font-name-asian="Tahoma" style:font-family-asian="Tahoma" style:font-family-generic-asian="swiss" style:font-pitch-asian="variable" style:font-size-asian="20pt" style:font-style-asian="normal" style:font-weight-asian="bold" style:font-name-complex="Tahoma" style:font-family-complex="Tahoma" style:font-family-generic-complex="swiss" style:font-pitch-complex="variable" style:font-size-complex="20pt" style:font-style-complex="normal" style:font-weight-complex="bold" style:text-emphasize="none"/>
    </style:style>
    <style:style style:name="WW-Título123"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08080" style:text-outline="false" style:text-line-through-style="none" style:text-line-through-type="none" style:font-name="Tahoma" fo:font-family="Tahoma" style:font-family-generic="swiss" style:font-pitch="variable" fo:font-size="20pt" fo:font-style="normal" fo:text-shadow="none" style:text-underline-style="none" fo:font-weight="bold" style:font-name-asian="Tahoma" style:font-family-asian="Tahoma" style:font-family-generic-asian="swiss" style:font-pitch-asian="variable" style:font-size-asian="20pt" style:font-style-asian="normal" style:font-weight-asian="bold" style:font-name-complex="Tahoma" style:font-family-complex="Tahoma" style:font-family-generic-complex="swiss" style:font-pitch-complex="variable" style:font-size-complex="20pt" style:font-style-complex="normal" style:font-weight-complex="bold" style:text-emphasize="none"/>
    </style:style>
    <style:style style:name="WW-Título1234"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08080" style:text-outline="false" style:text-line-through-style="none" style:text-line-through-type="none" style:font-name="Tahoma" fo:font-family="Tahoma" style:font-family-generic="swiss" style:font-pitch="variable" fo:font-size="20pt" fo:font-style="normal" fo:text-shadow="none" style:text-underline-style="none" fo:font-weight="bold" style:font-name-asian="Tahoma" style:font-family-asian="Tahoma" style:font-family-generic-asian="swiss" style:font-pitch-asian="variable" style:font-size-asian="20pt" style:font-style-asian="normal" style:font-weight-asian="bold" style:font-name-complex="Tahoma" style:font-family-complex="Tahoma" style:font-family-generic-complex="swiss" style:font-pitch-complex="variable" style:font-size-complex="20pt" style:font-style-complex="normal" style:font-weight-complex="bold" style:text-emphasize="none"/>
    </style:style>
    <style:style style:name="WW-Título12345"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08080" style:text-outline="false" style:text-line-through-style="none" style:text-line-through-type="none" style:font-name="Tahoma" fo:font-family="Tahoma" style:font-family-generic="swiss" style:font-pitch="variable" fo:font-size="20pt" fo:font-style="normal" fo:text-shadow="none" style:text-underline-style="none" fo:font-weight="bold" style:font-name-asian="Tahoma" style:font-family-asian="Tahoma" style:font-family-generic-asian="swiss" style:font-pitch-asian="variable" style:font-size-asian="20pt" style:font-style-asian="normal" style:font-weight-asian="bold" style:font-name-complex="Tahoma" style:font-family-complex="Tahoma" style:font-family-generic-complex="swiss" style:font-pitch-complex="variable" style:font-size-complex="20pt" style:font-style-complex="normal" style:font-weight-complex="bold" style:text-emphasize="none"/>
    </style:style>
    <style:style style:name="WW-Título123456"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08080" style:text-outline="false" style:text-line-through-style="none" style:text-line-through-type="none" style:font-name="Tahoma" fo:font-family="Tahoma" style:font-family-generic="swiss" style:font-pitch="variable" fo:font-size="20pt" fo:font-style="normal" fo:text-shadow="none" style:text-underline-style="none" fo:font-weight="bold" style:font-name-asian="Tahoma" style:font-family-asian="Tahoma" style:font-family-generic-asian="swiss" style:font-pitch-asian="variable" style:font-size-asian="20pt" style:font-style-asian="normal" style:font-weight-asian="bold" style:font-name-complex="Tahoma" style:font-family-complex="Tahoma" style:font-family-generic-complex="swiss" style:font-pitch-complex="variable" style:font-size-complex="20pt" style:font-style-complex="normal" style:font-weight-complex="bold" style:text-emphasize="none"/>
    </style:style>
    <style:style style:name="WW-Título1234567"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08080" style:text-outline="false" style:text-line-through-style="none" style:text-line-through-type="none" style:font-name="Tahoma" fo:font-family="Tahoma" style:font-family-generic="swiss" style:font-pitch="variable" fo:font-size="20pt" fo:font-style="normal" fo:text-shadow="none" style:text-underline-style="none" fo:font-weight="bold" style:font-name-asian="Tahoma" style:font-family-asian="Tahoma" style:font-family-generic-asian="swiss" style:font-pitch-asian="variable" style:font-size-asian="20pt" style:font-style-asian="normal" style:font-weight-asian="bold" style:font-name-complex="Tahoma" style:font-family-complex="Tahoma" style:font-family-generic-complex="swiss" style:font-pitch-complex="variable" style:font-size-complex="20pt" style:font-style-complex="normal" style:font-weight-complex="bold" style:text-emphasize="none"/>
    </style:style>
    <style:style style:name="WW-Título12345678"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08080" style:text-outline="false" style:text-line-through-style="none" style:text-line-through-type="none" style:font-name="Tahoma" fo:font-family="Tahoma" style:font-family-generic="swiss" style:font-pitch="variable" fo:font-size="20pt" fo:font-style="normal" fo:text-shadow="none" style:text-underline-style="none" fo:font-weight="bold" style:font-name-asian="Tahoma" style:font-family-asian="Tahoma" style:font-family-generic-asian="swiss" style:font-pitch-asian="variable" style:font-size-asian="20pt" style:font-style-asian="normal" style:font-weight-asian="bold" style:font-name-complex="Tahoma" style:font-family-complex="Tahoma" style:font-family-generic-complex="swiss" style:font-pitch-complex="variable" style:font-size-complex="20pt" style:font-style-complex="normal" style:font-weight-complex="bold" style:text-emphasize="none"/>
    </style:style>
    <style:style style:name="WW-Título123456789"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08080" style:text-outline="false" style:text-line-through-style="none" style:text-line-through-type="none" style:font-name="Tahoma" fo:font-family="Tahoma" style:font-family-generic="swiss" style:font-pitch="variable" fo:font-size="20pt" fo:font-style="normal" fo:text-shadow="none" style:text-underline-style="none" fo:font-weight="bold" style:font-name-asian="Tahoma" style:font-family-asian="Tahoma" style:font-family-generic-asian="swiss" style:font-pitch-asian="variable" style:font-size-asian="20pt" style:font-style-asian="normal" style:font-weight-asian="bold" style:font-name-complex="Tahoma" style:font-family-complex="Tahoma" style:font-family-generic-complex="swiss" style:font-pitch-complex="variable" style:font-size-complex="20pt" style:font-style-complex="normal" style:font-weight-complex="bold" style:text-emphasize="none"/>
    </style:style>
    <style:style style:name="WW-Título12345678910"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08080" style:text-outline="false" style:text-line-through-style="none" style:text-line-through-type="none" style:font-name="Tahoma" fo:font-family="Tahoma" style:font-family-generic="swiss" style:font-pitch="variable" fo:font-size="20pt" fo:font-style="normal" fo:text-shadow="none" style:text-underline-style="none" fo:font-weight="bold" style:font-name-asian="Tahoma" style:font-family-asian="Tahoma" style:font-family-generic-asian="swiss" style:font-pitch-asian="variable" style:font-size-asian="20pt" style:font-style-asian="normal" style:font-weight-asian="bold" style:font-name-complex="Tahoma" style:font-family-complex="Tahoma" style:font-family-generic-complex="swiss" style:font-pitch-complex="variable" style:font-size-complex="20pt" style:font-style-complex="normal" style:font-weight-complex="bold" style:text-emphasize="none"/>
    </style:style>
    <style:style style:name="WW-Título1234567891011"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08080" style:text-outline="false" style:text-line-through-style="none" style:text-line-through-type="none" style:font-name="Tahoma" fo:font-family="Tahoma" style:font-family-generic="swiss" style:font-pitch="variable" fo:font-size="20pt" fo:font-style="normal" fo:text-shadow="none" style:text-underline-style="none" fo:font-weight="bold" style:font-name-asian="Tahoma" style:font-family-asian="Tahoma" style:font-family-generic-asian="swiss" style:font-pitch-asian="variable" style:font-size-asian="20pt" style:font-style-asian="normal" style:font-weight-asian="bold" style:font-name-complex="Tahoma" style:font-family-complex="Tahoma" style:font-family-generic-complex="swiss" style:font-pitch-complex="variable" style:font-size-complex="20pt" style:font-style-complex="normal" style:font-weight-complex="bold" style:text-emphasize="none"/>
    </style:style>
    <style:style style:name="WW-Título123456789101112"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08080" style:text-outline="false" style:text-line-through-style="none" style:text-line-through-type="none" style:font-name="Tahoma" fo:font-family="Tahoma" style:font-family-generic="swiss" style:font-pitch="variable" fo:font-size="20pt" fo:font-style="normal" fo:text-shadow="none" style:text-underline-style="none" fo:font-weight="bold" style:font-name-asian="Tahoma" style:font-family-asian="Tahoma" style:font-family-generic-asian="swiss" style:font-pitch-asian="variable" style:font-size-asian="20pt" style:font-style-asian="normal" style:font-weight-asian="bold" style:font-name-complex="Tahoma" style:font-family-complex="Tahoma" style:font-family-generic-complex="swiss" style:font-pitch-complex="variable" style:font-size-complex="20pt" style:font-style-complex="normal" style:font-weight-complex="bold" style:text-emphasize="none"/>
    </style:style>
    <style:style style:name="WW-Título12345678910111213"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08080" style:text-outline="false" style:text-line-through-style="none" style:text-line-through-type="none" style:font-name="Tahoma" fo:font-family="Tahoma" style:font-family-generic="swiss" style:font-pitch="variable" fo:font-size="20pt" fo:font-style="normal" fo:text-shadow="none" style:text-underline-style="none" fo:font-weight="bold" style:font-name-asian="Tahoma" style:font-family-asian="Tahoma" style:font-family-generic-asian="swiss" style:font-pitch-asian="variable" style:font-size-asian="20pt" style:font-style-asian="normal" style:font-weight-asian="bold" style:font-name-complex="Tahoma" style:font-family-complex="Tahoma" style:font-family-generic-complex="swiss" style:font-pitch-complex="variable" style:font-size-complex="20pt" style:font-style-complex="normal" style:font-weight-complex="bold" style:text-emphasize="none"/>
    </style:style>
    <style:style style:name="WW-Título1234567891011121314"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08080" style:text-outline="false" style:text-line-through-style="none" style:text-line-through-type="none" style:font-name="Tahoma" fo:font-family="Tahoma" style:font-family-generic="swiss" style:font-pitch="variable" fo:font-size="20pt" fo:font-style="normal" fo:text-shadow="none" style:text-underline-style="none" fo:font-weight="bold" style:font-name-asian="Tahoma" style:font-family-asian="Tahoma" style:font-family-generic-asian="swiss" style:font-pitch-asian="variable" style:font-size-asian="20pt" style:font-style-asian="normal" style:font-weight-asian="bold" style:font-name-complex="Tahoma" style:font-family-complex="Tahoma" style:font-family-generic-complex="swiss" style:font-pitch-complex="variable" style:font-size-complex="20pt" style:font-style-complex="normal" style:font-weight-complex="bold" style:text-emphasize="none"/>
    </style:style>
    <style:style style:name="WW-Título123456789101112131415"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08080" style:text-outline="false" style:text-line-through-style="none" style:text-line-through-type="none" style:font-name="Tahoma" fo:font-family="Tahoma" style:font-family-generic="swiss" style:font-pitch="variable" fo:font-size="20pt" fo:font-style="normal" fo:text-shadow="none" style:text-underline-style="none" fo:font-weight="bold" style:font-name-asian="Tahoma" style:font-family-asian="Tahoma" style:font-family-generic-asian="swiss" style:font-pitch-asian="variable" style:font-size-asian="20pt" style:font-style-asian="normal" style:font-weight-asian="bold" style:font-name-complex="Tahoma" style:font-family-complex="Tahoma" style:font-family-generic-complex="swiss" style:font-pitch-complex="variable" style:font-size-complex="20pt" style:font-style-complex="normal" style:font-weight-complex="bold" style:text-emphasize="none"/>
    </style:style>
    <style:style style:name="Predeterminado" style:family="paragraph" style:default-outline-level="">
      <style:paragraph-properties fo:margin-left="0cm" fo:margin-right="0cm" fo:margin-top="0cm" fo:margin-bottom="0cm" style:contextual-spacing="false" fo:orphans="2" fo:widows="2" fo:text-indent="0cm" style:auto-text-indent="false" style:writing-mode="lr-tb"/>
      <style:text-properties style:text-outline="false" style:text-line-through-style="none" style:text-line-through-type="none" style:font-name="Lohit Hindi" fo:font-family="'Lohit Hindi'"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Objeto_20_sin_20_relleno_20_ni_20_línea" style:display-name="Objeto sin relleno ni línea" style:family="paragraph" style:parent-style-name="Predeterminado" style:default-outline-level="">
      <style:paragraph-properties fo:margin-left="0cm" fo:margin-right="0cm" fo:margin-top="0cm" fo:margin-bottom="0cm" style:contextual-spacing="false" fo:text-indent="0cm" style:auto-text-indent="false"/>
      <style:text-properties style:text-outline="false" style:text-line-through-style="none" style:text-line-through-type="none" style:font-name="Lohit Hindi" fo:font-family="'Lohit Hindi'" fo:font-size="18pt" fo:font-style="normal" fo:text-shadow="none" style:text-underline-style="none" fo:font-weight="normal" style:letter-kerning="true" style:font-size-asian="18pt" style:font-style-asian="normal" style:font-weight-asian="normal" style:text-emphasize="none"/>
    </style:style>
    <style:style style:name="Custom_20_Layout_7e_LT_7e_Gliederung_20_1" style:display-name="Custom Layout~LT~Gliederung 1" style:family="paragraph" style:default-outline-level="">
      <style:paragraph-properties fo:margin-top="0cm" fo:margin-bottom="0.499cm" style:contextual-spacing="false" fo:text-align="start" style:justify-single-word="false" fo:orphans="2" fo:widows="2" style:writing-mode="lr-tb"/>
      <style:text-properties style:text-outline="false" style:text-line-through-style="none" style:text-line-through-type="none" style:font-name="Arial Unicode MS" fo:font-family="'Arial Unicode MS'" fo:font-size="32pt" fo:letter-spacing="normal"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Custom_20_Layout_7e_LT_7e_Gliederung_20_2" style:display-name="Custom Layout~LT~Gliederung 2" style:family="paragraph" style:parent-style-name="Custom_20_Layout_7e_LT_7e_Gliederung_20_1" style:default-outline-level="">
      <style:paragraph-properties fo:margin-top="0cm" fo:margin-bottom="0.4cm" style:contextual-spacing="false" fo:text-align="start" style:justify-single-word="false"/>
      <style:text-properties style:text-outline="false" style:text-line-through-style="none" style:text-line-through-type="none" style:font-name="Arial Unicode MS" fo:font-family="'Arial Unicode MS'" fo:font-size="24pt" fo:letter-spacing="normal" fo:font-style="normal" fo:text-shadow="none" style:text-underline-style="none" fo:font-weight="normal" style:letter-kerning="true" style:font-size-asian="24pt" style:font-style-asian="normal" style:font-weight-asian="normal" style:text-emphasize="none"/>
    </style:style>
    <style:style style:name="Custom_20_Layout_7e_LT_7e_Gliederung_20_3" style:display-name="Custom Layout~LT~Gliederung 3" style:family="paragraph" style:parent-style-name="Custom_20_Layout_7e_LT_7e_Gliederung_20_2" style:default-outline-level="">
      <style:paragraph-properties fo:margin-top="0cm" fo:margin-bottom="0.3cm" style:contextual-spacing="false" fo:text-align="start" style:justify-single-word="false"/>
      <style:text-properties style:text-outline="false" style:text-line-through-style="none" style:text-line-through-type="none" style:font-name="Arial Unicode MS" fo:font-family="'Arial Unicode MS'"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4" style:display-name="Custom Layout~LT~Gliederung 4" style:family="paragraph" style:parent-style-name="Custom_20_Layout_7e_LT_7e_Gliederung_20_3" style:default-outline-level="">
      <style:paragraph-properties fo:margin-top="0cm" fo:margin-bottom="0.199cm" style:contextual-spacing="false" fo:text-align="start" style:justify-single-word="false"/>
      <style:text-properties style:text-outline="false" style:text-line-through-style="none" style:text-line-through-type="none" style:font-name="Arial Unicode MS" fo:font-family="'Arial Unicode MS'"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5" style:display-name="Custom Layout~LT~Gliederung 5" style:family="paragraph" style:parent-style-name="Custom_20_Layout_7e_LT_7e_Gliederung_20_4" style:default-outline-level="">
      <style:paragraph-properties fo:margin-top="0cm" fo:margin-bottom="0.101cm" style:contextual-spacing="false" fo:text-align="start" style:justify-single-word="false"/>
      <style:text-properties style:text-outline="false" style:text-line-through-style="none" style:text-line-through-type="none" style:font-name="Arial Unicode MS" fo:font-family="'Arial Unicode MS'"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6" style:display-name="Custom Layout~LT~Gliederung 6" style:family="paragraph" style:parent-style-name="Custom_20_Layout_7e_LT_7e_Gliederung_20_5" style:default-outline-level="">
      <style:paragraph-properties fo:margin-top="0cm" fo:margin-bottom="0.101cm" style:contextual-spacing="false" fo:text-align="start" style:justify-single-word="false"/>
      <style:text-properties style:text-outline="false" style:text-line-through-style="none" style:text-line-through-type="none" style:font-name="Arial Unicode MS" fo:font-family="'Arial Unicode MS'"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7" style:display-name="Custom Layout~LT~Gliederung 7" style:family="paragraph" style:parent-style-name="Custom_20_Layout_7e_LT_7e_Gliederung_20_6" style:default-outline-level="">
      <style:paragraph-properties fo:margin-top="0cm" fo:margin-bottom="0.101cm" style:contextual-spacing="false" fo:text-align="start" style:justify-single-word="false"/>
      <style:text-properties style:text-outline="false" style:text-line-through-style="none" style:text-line-through-type="none" style:font-name="Arial Unicode MS" fo:font-family="'Arial Unicode MS'"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8" style:display-name="Custom Layout~LT~Gliederung 8" style:family="paragraph" style:parent-style-name="Custom_20_Layout_7e_LT_7e_Gliederung_20_7" style:default-outline-level="">
      <style:paragraph-properties fo:margin-top="0cm" fo:margin-bottom="0.101cm" style:contextual-spacing="false" fo:text-align="start" style:justify-single-word="false"/>
      <style:text-properties style:text-outline="false" style:text-line-through-style="none" style:text-line-through-type="none" style:font-name="Arial Unicode MS" fo:font-family="'Arial Unicode MS'"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9" style:display-name="Custom Layout~LT~Gliederung 9" style:family="paragraph" style:parent-style-name="Custom_20_Layout_7e_LT_7e_Gliederung_20_8" style:default-outline-level="">
      <style:paragraph-properties fo:margin-top="0cm" fo:margin-bottom="0.101cm" style:contextual-spacing="false" fo:text-align="start" style:justify-single-word="false"/>
      <style:text-properties style:text-outline="false" style:text-line-through-style="none" style:text-line-through-type="none" style:font-name="Arial Unicode MS" fo:font-family="'Arial Unicode MS'"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Titel" style:display-name="Custom Layout~LT~Titel" style:family="paragraph" style:default-outline-level="">
      <style:paragraph-properties fo:text-align="start" style:justify-single-word="false" fo:orphans="2" fo:widows="2" style:writing-mode="lr-tb"/>
      <style:text-properties style:text-outline="false" style:text-line-through-style="none" style:text-line-through-type="none" style:font-name="Arial Unicode MS" fo:font-family="'Arial Unicode MS'" fo:font-size="44pt" fo:letter-spacing="normal"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12pt" style:text-emphasize="none"/>
    </style:style>
    <style:style style:name="Custom_20_Layout_7e_LT_7e_Untertitel" style:display-name="Custom Layout~LT~Untertitel" style:family="paragraph" style:default-outline-level="">
      <style:paragraph-properties fo:margin-left="0cm" fo:margin-right="0cm" fo:text-align="center" style:justify-single-word="false" fo:orphans="2" fo:widows="2" fo:text-indent="0cm" style:auto-text-indent="false" style:writing-mode="lr-tb"/>
      <style:text-properties style:text-outline="false" style:text-line-through-style="none" style:text-line-through-type="none" style:font-name="Lohit Hindi" fo:font-family="'Lohit Hindi'"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Custom_20_Layout_7e_LT_7e_Notizen" style:display-name="Custom Layout~LT~Notizen" style:family="paragraph" style:default-outline-level="">
      <style:paragraph-properties fo:margin-left="0.6cm" fo:margin-right="0cm" fo:orphans="2" fo:widows="2" fo:text-indent="-0.6cm" style:auto-text-indent="false" style:writing-mode="lr-tb"/>
      <style:text-properties style:text-outline="false" style:text-line-through-style="none" style:text-line-through-type="none" style:font-name="Lohit Hindi" fo:font-family="'Lohit Hindi'"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Custom_20_Layout_7e_LT_7e_Hintergrundobjekte" style:display-name="Custom Layout~LT~Hintergrundobjekte" style:family="paragraph" style:default-outline-level="">
      <style:paragraph-properties fo:orphans="2" fo:widows="2" style:writing-mode="lr-tb"/>
      <style:text-properties style:font-name="Times New Roman1" fo:font-family="'Times New Roman'" fo:font-size="12pt" style:letter-kerning="true" style:font-name-asian="DejaVu Sans1" style:font-family-asian="'DejaVu Sans'" style:font-family-generic-asian="system" style:font-pitch-asian="variable" style:font-size-asian="12pt" style:font-name-complex="Arial1" style:font-family-complex="Arial" style:font-family-generic-complex="system" style:font-pitch-complex="variable" style:font-size-complex="12pt"/>
    </style:style>
    <style:style style:name="Custom_20_Layout_7e_LT_7e_Hintergrund" style:display-name="Custom Layout~LT~Hintergrund" style:family="paragraph" style:default-outline-level="">
      <style:paragraph-properties fo:orphans="2" fo:widows="2" style:writing-mode="lr-tb"/>
      <style:text-properties style:font-name="Times New Roman1" fo:font-family="'Times New Roman'" fo:font-size="12pt" style:letter-kerning="true" style:font-name-asian="DejaVu Sans1" style:font-family-asian="'DejaVu Sans'" style:font-family-generic-asian="system" style:font-pitch-asian="variable" style:font-size-asian="12pt" style:font-name-complex="Arial1" style:font-family-complex="Arial" style:font-family-generic-complex="system" style:font-pitch-complex="variable" style:font-size-complex="12pt"/>
    </style:style>
    <style:style style:name="Blank_7e_LT_7e_Gliederung_20_1" style:display-name="Blank~LT~Gliederung 1" style:family="paragraph" style:default-outline-level="">
      <style:paragraph-properties fo:margin-top="0cm" fo:margin-bottom="0.499cm" style:contextual-spacing="false" fo:text-align="start" style:justify-single-word="false" fo:orphans="2" fo:widows="2" style:writing-mode="lr-tb"/>
      <style:text-properties style:text-outline="false" style:text-line-through-style="none" style:text-line-through-type="none" style:font-name="Arial Unicode MS" fo:font-family="'Arial Unicode MS'" fo:font-size="32pt" fo:letter-spacing="normal"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cm" fo:margin-bottom="0.4cm" style:contextual-spacing="false" fo:text-align="start" style:justify-single-word="false"/>
      <style:text-properties style:text-outline="false" style:text-line-through-style="none" style:text-line-through-type="none" style:font-name="Arial Unicode MS" fo:font-family="'Arial Unicode MS'" fo:font-size="24pt" fo:letter-spacing="normal" fo:font-style="normal" fo:text-shadow="none" style:text-underline-style="none" fo:font-weight="normal" style:letter-kerning="true" style:font-size-asian="2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cm" fo:margin-bottom="0.3cm" style:contextual-spacing="false" fo:text-align="start" style:justify-single-word="false"/>
      <style:text-properties style:text-outline="false" style:text-line-through-style="none" style:text-line-through-type="none" style:font-name="Arial Unicode MS" fo:font-family="'Arial Unicode MS'"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cm" fo:margin-bottom="0.199cm" style:contextual-spacing="false" fo:text-align="start" style:justify-single-word="false"/>
      <style:text-properties style:text-outline="false" style:text-line-through-style="none" style:text-line-through-type="none" style:font-name="Arial Unicode MS" fo:font-family="'Arial Unicode MS'"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cm" fo:margin-bottom="0.101cm" style:contextual-spacing="false" fo:text-align="start" style:justify-single-word="false"/>
      <style:text-properties style:text-outline="false" style:text-line-through-style="none" style:text-line-through-type="none" style:font-name="Arial Unicode MS" fo:font-family="'Arial Unicode MS'"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cm" fo:margin-bottom="0.101cm" style:contextual-spacing="false" fo:text-align="start" style:justify-single-word="false"/>
      <style:text-properties style:text-outline="false" style:text-line-through-style="none" style:text-line-through-type="none" style:font-name="Arial Unicode MS" fo:font-family="'Arial Unicode MS'"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cm" fo:margin-bottom="0.101cm" style:contextual-spacing="false" fo:text-align="start" style:justify-single-word="false"/>
      <style:text-properties style:text-outline="false" style:text-line-through-style="none" style:text-line-through-type="none" style:font-name="Arial Unicode MS" fo:font-family="'Arial Unicode MS'"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cm" fo:margin-bottom="0.101cm" style:contextual-spacing="false" fo:text-align="start" style:justify-single-word="false"/>
      <style:text-properties style:text-outline="false" style:text-line-through-style="none" style:text-line-through-type="none" style:font-name="Arial Unicode MS" fo:font-family="'Arial Unicode MS'"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cm" fo:margin-bottom="0.101cm" style:contextual-spacing="false" fo:text-align="start" style:justify-single-word="false"/>
      <style:text-properties style:text-outline="false" style:text-line-through-style="none" style:text-line-through-type="none" style:font-name="Arial Unicode MS" fo:font-family="'Arial Unicode MS'"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text-align="start" style:justify-single-word="false" fo:orphans="2" fo:widows="2" style:writing-mode="lr-tb"/>
      <style:text-properties style:text-outline="false" style:text-line-through-style="none" style:text-line-through-type="none" style:font-name="Arial Unicode MS" fo:font-family="'Arial Unicode MS'" fo:font-size="44pt" fo:letter-spacing="normal"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cm" fo:margin-right="0cm" fo:text-align="center" style:justify-single-word="false" fo:orphans="2" fo:widows="2" fo:text-indent="0cm" style:auto-text-indent="false" style:writing-mode="lr-tb"/>
      <style:text-properties style:text-outline="false" style:text-line-through-style="none" style:text-line-through-type="none" style:font-name="Lohit Hindi" fo:font-family="'Lohit Hindi'"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6cm" fo:margin-right="0cm" fo:orphans="2" fo:widows="2" fo:text-indent="-0.6cm" style:auto-text-indent="false" style:writing-mode="lr-tb"/>
      <style:text-properties style:text-outline="false" style:text-line-through-style="none" style:text-line-through-type="none" style:font-name="Lohit Hindi" fo:font-family="'Lohit Hindi'"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orphans="2" fo:widows="2" style:writing-mode="lr-tb"/>
      <style:text-properties style:font-name="Times New Roman1" fo:font-family="'Times New Roman'" fo:font-size="12pt" style:letter-kerning="true" style:font-name-asian="DejaVu Sans1" style:font-family-asian="'DejaVu Sans'" style:font-family-generic-asian="system" style:font-pitch-asian="variable" style:font-size-asian="12pt" style:font-name-complex="Arial1" style:font-family-complex="Arial" style:font-family-generic-complex="system" style:font-pitch-complex="variable" style:font-size-complex="12pt"/>
    </style:style>
    <style:style style:name="Blank_7e_LT_7e_Hintergrund" style:display-name="Blank~LT~Hintergrund" style:family="paragraph" style:default-outline-level="">
      <style:paragraph-properties fo:orphans="2" fo:widows="2" style:writing-mode="lr-tb"/>
      <style:text-properties style:font-name="Times New Roman1" fo:font-family="'Times New Roman'" fo:font-size="12pt" style:letter-kerning="true" style:font-name-asian="DejaVu Sans1" style:font-family-asian="'DejaVu Sans'" style:font-family-generic-asian="system" style:font-pitch-asian="variable" style:font-size-asian="12pt" style:font-name-complex="Arial1" style:font-family-complex="Arial"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top="0cm" fo:margin-bottom="0.499cm" style:contextual-spacing="false" fo:text-align="start" style:justify-single-word="false" fo:orphans="2" fo:widows="2" style:writing-mode="lr-tb"/>
      <style:text-properties style:text-outline="false" style:text-line-through-style="none" style:text-line-through-type="none" style:font-name="Arial Unicode MS" fo:font-family="'Arial Unicode MS'" fo:font-size="32pt" fo:letter-spacing="normal"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cm" fo:margin-bottom="0.4cm" style:contextual-spacing="false" fo:text-align="start" style:justify-single-word="false"/>
      <style:text-properties style:text-outline="false" style:text-line-through-style="none" style:text-line-through-type="none" style:font-name="Arial Unicode MS" fo:font-family="'Arial Unicode MS'"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cm" fo:margin-bottom="0.3cm" style:contextual-spacing="false" fo:text-align="start" style:justify-single-word="false"/>
      <style:text-properties style:text-outline="false" style:text-line-through-style="none" style:text-line-through-type="none" style:font-name="Arial Unicode MS" fo:font-family="'Arial Unicode M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cm" fo:margin-bottom="0.199cm" style:contextual-spacing="false" fo:text-align="start" style:justify-single-word="false"/>
      <style:text-properties style:text-outline="false" style:text-line-through-style="none" style:text-line-through-type="none" style:font-name="Arial Unicode MS" fo:font-family="'Arial Unicode M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cm" fo:margin-bottom="0.101cm" style:contextual-spacing="false" fo:text-align="start" style:justify-single-word="false"/>
      <style:text-properties style:text-outline="false" style:text-line-through-style="none" style:text-line-through-type="none" style:font-name="Arial Unicode MS" fo:font-family="'Arial Unicode M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cm" fo:margin-bottom="0.101cm" style:contextual-spacing="false" fo:text-align="start" style:justify-single-word="false"/>
      <style:text-properties style:text-outline="false" style:text-line-through-style="none" style:text-line-through-type="none" style:font-name="Arial Unicode MS" fo:font-family="'Arial Unicode M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cm" fo:margin-bottom="0.101cm" style:contextual-spacing="false" fo:text-align="start" style:justify-single-word="false"/>
      <style:text-properties style:text-outline="false" style:text-line-through-style="none" style:text-line-through-type="none" style:font-name="Arial Unicode MS" fo:font-family="'Arial Unicode M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cm" fo:margin-bottom="0.101cm" style:contextual-spacing="false" fo:text-align="start" style:justify-single-word="false"/>
      <style:text-properties style:text-outline="false" style:text-line-through-style="none" style:text-line-through-type="none" style:font-name="Arial Unicode MS" fo:font-family="'Arial Unicode M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cm" fo:margin-bottom="0.101cm" style:contextual-spacing="false" fo:text-align="start" style:justify-single-word="false"/>
      <style:text-properties style:text-outline="false" style:text-line-through-style="none" style:text-line-through-type="none" style:font-name="Arial Unicode MS" fo:font-family="'Arial Unicode M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fo:text-align="start" style:justify-single-word="false" fo:orphans="2" fo:widows="2" style:writing-mode="lr-tb"/>
      <style:text-properties style:text-outline="false" style:text-line-through-style="none" style:text-line-through-type="none" style:font-name="Arial Unicode MS" fo:font-family="'Arial Unicode MS'" fo:font-size="44pt" fo:letter-spacing="normal"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cm" fo:margin-right="0cm" fo:text-align="center" style:justify-single-word="false" fo:orphans="2" fo:widows="2" fo:text-indent="0cm" style:auto-text-indent="false" style:writing-mode="lr-tb"/>
      <style:text-properties style:text-outline="false" style:text-line-through-style="none" style:text-line-through-type="none" style:font-name="Lohit Hindi" fo:font-family="'Lohit Hindi'"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orphans="2" fo:widows="2" fo:text-indent="-0.6cm" style:auto-text-indent="false" style:writing-mode="lr-tb"/>
      <style:text-properties style:text-outline="false" style:text-line-through-style="none" style:text-line-through-type="none" style:font-name="Lohit Hindi" fo:font-family="'Lohit Hindi'"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orphans="2" fo:widows="2" style:writing-mode="lr-tb"/>
      <style:text-properties style:font-name="Times New Roman1" fo:font-family="'Times New Roman'" fo:font-size="12pt" style:letter-kerning="true" style:font-name-asian="DejaVu Sans1" style:font-family-asian="'DejaVu Sans'" style:font-family-generic-asian="system" style:font-pitch-asian="variable" style:font-size-asian="12pt" style:font-name-complex="Arial1" style:font-family-complex="Arial"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orphans="2" fo:widows="2" style:writing-mode="lr-tb"/>
      <style:text-properties style:font-name="Times New Roman1" fo:font-family="'Times New Roman'" fo:font-size="12pt" style:letter-kerning="true" style:font-name-asian="DejaVu Sans1" style:font-family-asian="'DejaVu Sans'" style:font-family-generic-asian="system" style:font-pitch-asian="variable" style:font-size-asian="12pt" style:font-name-complex="Arial1" style:font-family-complex="Arial" style:font-family-generic-complex="system" style:font-pitch-complex="variable" style:font-size-complex="12pt"/>
    </style:style>
    <style:style style:name="Destacado" style:family="paragraph" style:default-outline-level="">
      <style:paragraph-properties fo:orphans="2" fo:widows="2" style:writing-mode="lr-tb"/>
      <style:text-properties style:font-name="Liberation Serif1" fo:font-family="'Liberation Serif'" fo:font-size="12pt" fo:font-style="italic" style:font-name-asian="DejaVu Sans1" style:font-family-asian="'DejaVu Sans'"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Ancla_20_de_20_nota_20_al_20_pie" style:display-name="Ancla de nota al pie" style:family="paragraph" style:default-outline-level="">
      <style:paragraph-properties fo:orphans="2" fo:widows="2" style:writing-mode="lr-tb"/>
      <style:text-properties style:font-name="Liberation Serif1" fo:font-family="'Liberation Serif'"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aracteres_20_de_20_nota_20_al_20_pie" style:display-name="Caracteres de nota al pie" style:family="paragraph" style:default-outline-level="">
      <style:paragraph-properties fo:orphans="2" fo:widows="2" style:writing-mode="lr-tb"/>
      <style:text-properties style:font-name="Liberation Serif1" fo:font-family="'Liberation Serif'"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Viñetas" style:family="paragraph" style:default-outline-level="">
      <style:paragraph-properties fo:orphans="2" fo:widows="2" style:writing-mode="lr-tb"/>
      <style:text-properties style:font-name="OpenSymbol" fo:font-family="OpenSymbol, 'Arial Unicode MS'"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ímbolos_20_de_20_numeración" style:display-name="Símbolos de numeración" style:family="paragraph" style:default-outline-level="">
      <style:paragraph-properties fo:orphans="2" fo:widows="2" style:writing-mode="lr-tb"/>
      <style:text-properties style:font-name="Liberation Serif1" fo:font-family="'Liberation Serif'"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Enlace_20_de_20_Internet_20_ya_20_visitado" style:display-name="Enlace de Internet ya visitado" style:family="paragraph" style:default-outline-level="">
      <style:paragraph-properties fo:orphans="2" fo:widows="2" style:writing-mode="lr-tb"/>
      <style:text-properties style:font-name="Liberation Serif1" fo:font-family="'Liberation Serif'" fo:font-size="12pt" style:text-underline-style="solid" style:text-underline-width="auto" style:text-underline-color="font-color"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uy_20_destacado" style:display-name="Muy destacado" style:family="paragraph" style:default-outline-level="">
      <style:paragraph-properties fo:orphans="2" fo:widows="2" style:writing-mode="lr-tb"/>
      <style:text-properties style:font-name="Liberation Serif1" fo:font-family="'Liberation Serif'" fo:font-size="12pt" fo:font-weight="bold" style:font-name-asian="DejaVu Sans1" style:font-family-asian="'DejaVu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Número_20_de_20_página" style:display-name="Número de página" style:family="paragraph" style:default-outline-level="">
      <style:paragraph-properties fo:orphans="2" fo:widows="2" style:writing-mode="lr-tb"/>
      <style:text-properties style:font-name="Liberation Serif1" fo:font-family="'Liberation Serif'"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Enlace_20_de_20_Internet" style:display-name="Enlace de Internet" style:family="paragraph" style:default-outline-level="">
      <style:paragraph-properties fo:orphans="2" fo:widows="2" style:writing-mode="lr-tb"/>
      <style:text-properties style:font-name="Liberation Serif1" fo:font-family="'Liberation Serif'" fo:font-size="12pt" style:text-underline-style="solid" style:text-underline-width="auto" style:text-underline-color="font-color"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eración_20_de_20_líneas" style:display-name="Numeración de líneas" style:family="paragraph" style:default-outline-level="">
      <style:paragraph-properties fo:orphans="2" fo:widows="2" style:writing-mode="lr-tb"/>
      <style:text-properties style:font-name="Liberation Serif1" fo:font-family="'Liberation Serif'"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27z0" style:family="paragraph" style:default-outline-level="">
      <style:paragraph-properties fo:orphans="2" fo:widows="2" style:writing-mode="lr-tb"/>
      <style:text-properties style:font-name="Liberation Serif1" fo:font-family="'Liberation Serif'" fo:font-size="12pt" fo:font-style="normal" fo:font-weight="bold" style:font-name-asian="DejaVu Sans1" style:font-family-asian="'DejaVu Sans'" style:font-family-generic-asian="system" style:font-pitch-asian="variable" style:font-size-asian="12pt" style:font-style-asian="normal" style:font-weight-asian="bold" style:font-name-complex="Liberation Sans2" style:font-family-complex="'Liberation Sans'" style:font-family-generic-complex="system" style:font-pitch-complex="variable" style:font-size-complex="12pt"/>
    </style:style>
    <style:style style:name="WW8Num25z0" style:family="paragraph" style:default-outline-level="">
      <style:paragraph-properties fo:orphans="2" fo:widows="2" style:writing-mode="lr-tb"/>
      <style:text-properties style:font-name="Liberation Serif1" fo:font-family="'Liberation Serif'" fo:font-size="12pt" fo:font-style="normal" fo:font-weight="bold" style:font-name-asian="DejaVu Sans1" style:font-family-asian="'DejaVu Sans'" style:font-family-generic-asian="system" style:font-pitch-asian="variable" style:font-size-asian="12pt" style:font-style-asian="normal" style:font-weight-asian="bold" style:font-name-complex="Liberation Sans2" style:font-family-complex="'Liberation Sans'" style:font-family-generic-complex="system" style:font-pitch-complex="variable" style:font-size-complex="12pt"/>
    </style:style>
    <style:style style:name="WW8Num24z2" style:family="paragraph" style:default-outline-level="">
      <style:paragraph-properties fo:orphans="2" fo:widows="2" style:writing-mode="lr-tb"/>
      <style:text-properties style:font-name="Wingdings" fo:font-family="Wingdings"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24z1" style:family="paragraph" style:default-outline-level="">
      <style:paragraph-properties fo:orphans="2" fo:widows="2" style:writing-mode="lr-tb"/>
      <style:text-properties style:font-name="Courier New" fo:font-family="'Courier New'"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24z0" style:family="paragraph" style:default-outline-level="">
      <style:paragraph-properties fo:orphans="2" fo:widows="2" style:writing-mode="lr-tb"/>
      <style:text-properties style:font-name="Symbol" fo:font-family="Symbol"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22z2" style:family="paragraph" style:default-outline-level="">
      <style:paragraph-properties fo:orphans="2" fo:widows="2" style:writing-mode="lr-tb"/>
      <style:text-properties style:font-name="Wingdings" fo:font-family="Wingdings"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22z1" style:family="paragraph" style:default-outline-level="">
      <style:paragraph-properties fo:orphans="2" fo:widows="2" style:writing-mode="lr-tb"/>
      <style:text-properties style:font-name="Courier New" fo:font-family="'Courier New'"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22z0" style:family="paragraph" style:default-outline-level="">
      <style:paragraph-properties fo:orphans="2" fo:widows="2" style:writing-mode="lr-tb"/>
      <style:text-properties style:font-name="Symbol" fo:font-family="Symbol"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9z3" style:family="paragraph" style:default-outline-level="">
      <style:paragraph-properties fo:orphans="2" fo:widows="2" style:writing-mode="lr-tb"/>
      <style:text-properties style:font-name="Symbol" fo:font-family="Symbol"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9z2" style:family="paragraph" style:default-outline-level="">
      <style:paragraph-properties fo:orphans="2" fo:widows="2" style:writing-mode="lr-tb"/>
      <style:text-properties style:font-name="Wingdings" fo:font-family="Wingdings"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9z1" style:family="paragraph" style:default-outline-level="">
      <style:paragraph-properties fo:orphans="2" fo:widows="2" style:writing-mode="lr-tb"/>
      <style:text-properties style:font-name="Courier New" fo:font-family="'Courier New'"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8z2" style:family="paragraph" style:default-outline-level="">
      <style:paragraph-properties fo:orphans="2" fo:widows="2" style:writing-mode="lr-tb"/>
      <style:text-properties style:font-name="Wingdings" fo:font-family="Wingdings"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8z1" style:family="paragraph" style:default-outline-level="">
      <style:paragraph-properties fo:orphans="2" fo:widows="2" style:writing-mode="lr-tb"/>
      <style:text-properties style:font-name="Courier New" fo:font-family="'Courier New'"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8z0" style:family="paragraph" style:default-outline-level="">
      <style:paragraph-properties fo:orphans="2" fo:widows="2" style:writing-mode="lr-tb"/>
      <style:text-properties style:font-name="Symbol" fo:font-family="Symbol"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6z0" style:family="paragraph" style:default-outline-level="">
      <style:paragraph-properties fo:orphans="2" fo:widows="2" style:writing-mode="lr-tb"/>
      <style:text-properties style:font-name="Liberation Serif1" fo:font-family="'Liberation Serif'" fo:font-size="12pt" fo:font-style="normal" fo:font-weight="bold" style:font-name-asian="DejaVu Sans1" style:font-family-asian="'DejaVu Sans'" style:font-family-generic-asian="system" style:font-pitch-asian="variable" style:font-size-asian="12pt" style:font-style-asian="normal" style:font-weight-asian="bold" style:font-name-complex="Liberation Sans2" style:font-family-complex="'Liberation Sans'" style:font-family-generic-complex="system" style:font-pitch-complex="variable" style:font-size-complex="12pt"/>
    </style:style>
    <style:style style:name="WW8Num15z3" style:family="paragraph" style:default-outline-level="">
      <style:paragraph-properties fo:orphans="2" fo:widows="2" style:writing-mode="lr-tb"/>
      <style:text-properties style:font-name="Symbol" fo:font-family="Symbol"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5z2" style:family="paragraph" style:default-outline-level="">
      <style:paragraph-properties fo:orphans="2" fo:widows="2" style:writing-mode="lr-tb"/>
      <style:text-properties style:font-name="Wingdings" fo:font-family="Wingdings"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5z1" style:family="paragraph" style:default-outline-level="">
      <style:paragraph-properties fo:orphans="2" fo:widows="2" style:writing-mode="lr-tb"/>
      <style:text-properties style:font-name="Courier New" fo:font-family="'Courier New'"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3z2" style:family="paragraph" style:default-outline-level="">
      <style:paragraph-properties fo:orphans="2" fo:widows="2" style:writing-mode="lr-tb"/>
      <style:text-properties style:font-name="Wingdings" fo:font-family="Wingdings"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3z1" style:family="paragraph" style:default-outline-level="">
      <style:paragraph-properties fo:orphans="2" fo:widows="2" style:writing-mode="lr-tb"/>
      <style:text-properties style:font-name="Courier New" fo:font-family="'Courier New'"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3z0" style:family="paragraph" style:default-outline-level="">
      <style:paragraph-properties fo:orphans="2" fo:widows="2" style:writing-mode="lr-tb"/>
      <style:text-properties style:font-name="Symbol" fo:font-family="Symbol"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2z2" style:family="paragraph" style:default-outline-level="">
      <style:paragraph-properties fo:orphans="2" fo:widows="2" style:writing-mode="lr-tb"/>
      <style:text-properties style:font-name="Wingdings" fo:font-family="Wingdings"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2z1" style:family="paragraph" style:default-outline-level="">
      <style:paragraph-properties fo:orphans="2" fo:widows="2" style:writing-mode="lr-tb"/>
      <style:text-properties style:font-name="Courier New" fo:font-family="'Courier New'"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2z0" style:family="paragraph" style:default-outline-level="">
      <style:paragraph-properties fo:orphans="2" fo:widows="2" style:writing-mode="lr-tb"/>
      <style:text-properties style:font-name="Symbol" fo:font-family="Symbol"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10z0" style:family="paragraph" style:default-outline-level="">
      <style:paragraph-properties fo:orphans="2" fo:widows="2" style:writing-mode="lr-tb"/>
      <style:text-properties style:font-name="Symbol" fo:font-family="Symbol"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8z0" style:family="paragraph" style:default-outline-level="">
      <style:paragraph-properties fo:orphans="2" fo:widows="2" style:writing-mode="lr-tb"/>
      <style:text-properties style:font-name="Wingdings" fo:font-family="Wingdings"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7z0" style:family="paragraph" style:default-outline-level="">
      <style:paragraph-properties fo:orphans="2" fo:widows="2" style:writing-mode="lr-tb"/>
      <style:text-properties style:font-name="Symbol" fo:font-family="Symbol"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6z0" style:family="paragraph" style:default-outline-level="">
      <style:paragraph-properties fo:orphans="2" fo:widows="2" style:writing-mode="lr-tb"/>
      <style:text-properties style:font-name="Symbol" fo:font-family="Symbol"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uente_20_de_20_párrafo_20_predeter." style:display-name="Fuente de párrafo predeter." style:family="paragraph" style:default-outline-level="">
      <style:paragraph-properties fo:orphans="2" fo:widows="2" style:writing-mode="lr-tb"/>
      <style:text-properties style:font-name="Liberation Serif1" fo:font-family="'Liberation Serif'"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5z0" style:family="paragraph" style:default-outline-level="">
      <style:paragraph-properties fo:orphans="2" fo:widows="2" style:writing-mode="lr-tb"/>
      <style:text-properties style:font-name="Symbol" fo:font-family="Symbol"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WW8Num3z0" style:family="paragraph" style:default-outline-level="">
      <style:paragraph-properties fo:orphans="2" fo:widows="2" style:writing-mode="lr-tb"/>
      <style:text-properties style:font-name="Wingdings" fo:font-family="Wingdings"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O-Normal" style:family="paragraph" style:default-outline-level="">
      <style:paragraph-properties fo:orphans="2" fo:widows="2" style:writing-mode="lr-tb"/>
      <style:text-properties style:font-name="NewsGotT3" fo:font-family="NewsGotT"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Índicel_20_10" style:display-name="Índicel 10" style:family="paragraph" style:default-outline-level="">
      <style:paragraph-properties fo:margin-left="7.925cm" fo:margin-right="0cm" fo:text-align="start" style:justify-single-word="false" fo:orphans="2" fo:widows="2" fo:text-indent="0cm" style:auto-text-indent="false" style:writing-mode="lr-tb">
        <style:tab-stops>
          <style:tab-stop style:position="37.911cm"/>
        </style:tab-stops>
      </style:paragraph-properties>
      <style:text-properties style:font-name="Times New Roman1" fo:font-family="'Times New Roman'" fo:font-size="10pt" style:font-name-asian="DejaVu Sans1" style:font-family-asian="'DejaVu Sans'"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Resaltado" style:family="paragraph" style:default-outline-level="">
      <style:paragraph-properties fo:orphans="2" fo:widows="2" style:writing-mode="lr-tb"/>
      <style:text-properties style:font-name="Liberation Serif1" fo:font-family="'Liberation Serif'" fo:font-size="12pt" fo:font-style="italic" fo:font-weight="bold" style:font-name-asian="DejaVu Sans1" style:font-family-asian="'DejaVu Sans'" style:font-family-generic-asian="system" style:font-pitch-asian="variable" style:font-size-asian="12pt" style:font-style-asian="italic" style:font-weight-asian="bold" style:font-name-complex="Liberation Sans2" style:font-family-complex="'Liberation Sans'" style:font-family-generic-complex="system" style:font-pitch-complex="variable" style:font-size-complex="12pt"/>
    </style:style>
    <style:style style:name="Definición" style:family="paragraph" style:default-outline-level="">
      <style:paragraph-properties fo:orphans="2" fo:widows="2" style:writing-mode="lr-tb"/>
      <style:text-properties style:font-name="Liberation Serif1" fo:font-family="'Liberation Serif'"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O-Normal1" style:family="paragraph" style:default-outline-level="">
      <style:paragraph-properties fo:orphans="0" fo:widows="0" style:writing-mode="lr-tb"/>
      <style:text-properties style:font-name="NewsGotT3" fo:font-family="NewsGotT" fo:font-size="12pt" fo:language="es" fo:country="ES" style:font-name-asian="Arial1" style:font-family-asian="Arial" style:font-family-generic-asian="system" style:font-pitch-asian="variable" style:font-size-asian="12pt" style:language-asian="zh" style:country-asian="CN" style:font-name-complex="Times New Roman2" style:font-family-complex="'Times New Roman'" style:font-family-generic-complex="system" style:font-pitch-complex="variable" style:font-size-complex="12pt" style:language-complex="hi" style:country-complex="IN"/>
    </style:style>
    <style:style style:name="List_20_Contents" style:display-name="List Contents" style:family="paragraph" style:parent-style-name="Standard" style:class="html">
      <style:paragraph-properties fo:margin-left="1cm" fo:margin-right="0cm" fo:text-indent="0cm" style:auto-text-indent="false"/>
    </style:style>
    <style:style style:name="Conclusión" style:family="paragraph" style:parent-style-name="Text_20_body" style:master-page-name="">
      <style:paragraph-properties fo:margin-left="1.499cm" fo:margin-right="0cm" fo:margin-top="0.3cm" fo:margin-bottom="0.25cm" style:contextual-spacing="false" fo:text-indent="0cm" style:auto-text-indent="false" style:page-number="auto" fo:background-color="#ffff99" fo:padding="0.049cm" fo:border="0.26pt solid #c0c0c0" style:shadow="#808080 0.18cm 0.18cm">
        <style:background-image/>
      </style:paragraph-properties>
      <style:text-properties fo:color="#333333" style:font-size-asian="10.5pt"/>
    </style:style>
    <style:style style:name="WW8Num3z0" style:family="text">
      <style:text-properties style:font-name="Wingdings1" fo:font-family="Wingdings" style:font-pitch="variable" style:font-charset="x-symbol"/>
    </style:style>
    <style:style style:name="WW8Num5z0" style:family="text">
      <style:text-properties style:font-name="Symbol1" fo:font-family="Symbol" style:font-family-generic="roman" style:font-pitch="variable" style:font-charset="x-symbol"/>
    </style:style>
    <style:style style:name="Fuente_20_de_20_párrafo_20_predeter." style:display-name="Fuente de párrafo predeter." style:family="text"/>
    <style:style style:name="WW8Num6z0" style:family="text">
      <style:text-properties style:font-name="Symbol1" fo:font-family="Symbol" style:font-family-generic="roman" style:font-pitch="variable" style:font-charset="x-symbol"/>
    </style:style>
    <style:style style:name="WW8Num7z0" style:family="text">
      <style:text-properties style:font-name="Symbol1" fo:font-family="Symbol" style:font-family-generic="roman" style:font-pitch="variable" style:font-charset="x-symbol"/>
    </style:style>
    <style:style style:name="WW8Num8z0" style:family="text">
      <style:text-properties style:font-name="Wingdings1" fo:font-family="Wingdings" style:font-pitch="variable" style:font-charset="x-symbol"/>
    </style:style>
    <style:style style:name="WW8Num10z0" style:family="text">
      <style:text-properties style:font-name="Symbol1" fo:font-family="Symbol" style:font-family-generic="roman" style:font-pitch="variable" style:font-charset="x-symbol"/>
    </style:style>
    <style:style style:name="WW8Num12z0" style:family="text">
      <style:text-properties style:font-name="Symbol1" fo:font-family="Symbol" style:font-family-generic="roman" style:font-pitch="variable" style:font-charset="x-symbol"/>
    </style:style>
    <style:style style:name="WW8Num12z1" style:family="text">
      <style:text-properties style:font-name="Courier New1" fo:font-family="'Courier New'" style:font-family-generic="modern"/>
    </style:style>
    <style:style style:name="WW8Num12z2" style:family="text">
      <style:text-properties style:font-name="Wingdings1" fo:font-family="Wingdings" style:font-pitch="variable" style:font-charset="x-symbol"/>
    </style:style>
    <style:style style:name="WW8Num13z0" style:family="text">
      <style:text-properties style:font-name="Symbol1" fo:font-family="Symbol" style:font-family-generic="roman" style:font-pitch="variable" style:font-charset="x-symbol"/>
    </style:style>
    <style:style style:name="WW8Num13z1" style:family="text">
      <style:text-properties style:font-name="Courier New1" fo:font-family="'Courier New'" style:font-family-generic="modern" style:font-name-complex="Courier New1" style:font-family-complex="'Courier New'" style:font-family-generic-complex="modern"/>
    </style:style>
    <style:style style:name="WW8Num13z2" style:family="text">
      <style:text-properties style:font-name="Wingdings1" fo:font-family="Wingdings" style:font-pitch="variable" style:font-charset="x-symbol"/>
    </style:style>
    <style:style style:name="WW8Num15z1" style:family="text">
      <style:text-properties style:font-name="Courier New1" fo:font-family="'Courier New'" style:font-family-generic="modern"/>
    </style:style>
    <style:style style:name="WW8Num15z2" style:family="text">
      <style:text-properties style:font-name="Wingdings1" fo:font-family="Wingdings" style:font-pitch="variable" style:font-charset="x-symbol"/>
    </style:style>
    <style:style style:name="WW8Num15z3" style:family="text">
      <style:text-properties style:font-name="Symbol1" fo:font-family="Symbol" style:font-family-generic="roman" style:font-pitch="variable" style:font-charset="x-symbol"/>
    </style:style>
    <style:style style:name="WW8Num16z0" style:family="text">
      <style:text-properties fo:color="#000000" fo:font-style="normal" fo:font-weight="bold" style:font-style-asian="normal" style:font-weight-asian="bold"/>
    </style:style>
    <style:style style:name="WW8Num18z0" style:family="text">
      <style:text-properties style:font-name="Symbol1" fo:font-family="Symbol" style:font-family-generic="roman" style:font-pitch="variable" style:font-charset="x-symbol"/>
    </style:style>
    <style:style style:name="WW8Num18z1" style:family="text">
      <style:text-properties style:font-name="Courier New1" fo:font-family="'Courier New'" style:font-family-generic="modern" style:font-name-complex="Courier New1" style:font-family-complex="'Courier New'" style:font-family-generic-complex="modern"/>
    </style:style>
    <style:style style:name="WW8Num18z2" style:family="text">
      <style:text-properties style:font-name="Wingdings1" fo:font-family="Wingdings" style:font-pitch="variable" style:font-charset="x-symbol"/>
    </style:style>
    <style:style style:name="WW8Num19z1" style:family="text">
      <style:text-properties style:font-name="Courier New1" fo:font-family="'Courier New'" style:font-family-generic="modern"/>
    </style:style>
    <style:style style:name="WW8Num19z2" style:family="text">
      <style:text-properties style:font-name="Wingdings1" fo:font-family="Wingdings" style:font-pitch="variable" style:font-charset="x-symbol"/>
    </style:style>
    <style:style style:name="WW8Num19z3" style:family="text">
      <style:text-properties style:font-name="Symbol1" fo:font-family="Symbol" style:font-family-generic="roman" style:font-pitch="variable" style:font-charset="x-symbol"/>
    </style:style>
    <style:style style:name="WW8Num22z0" style:family="text">
      <style:text-properties style:font-name="Symbol1" fo:font-family="Symbol" style:font-family-generic="roman" style:font-pitch="variable" style:font-charset="x-symbol"/>
    </style:style>
    <style:style style:name="WW8Num22z1" style:family="text">
      <style:text-properties style:font-name="Courier New1" fo:font-family="'Courier New'" style:font-family-generic="modern"/>
    </style:style>
    <style:style style:name="WW8Num22z2" style:family="text">
      <style:text-properties style:font-name="Wingdings1" fo:font-family="Wingdings" style:font-pitch="variable" style:font-charset="x-symbol"/>
    </style:style>
    <style:style style:name="WW8Num24z0" style:family="text">
      <style:text-properties style:font-name="Symbol1" fo:font-family="Symbol" style:font-family-generic="roman" style:font-pitch="variable" style:font-charset="x-symbol"/>
    </style:style>
    <style:style style:name="WW8Num24z1" style:family="text">
      <style:text-properties style:font-name="Courier New1" fo:font-family="'Courier New'" style:font-family-generic="modern" style:font-name-complex="Courier New1" style:font-family-complex="'Courier New'" style:font-family-generic-complex="modern"/>
    </style:style>
    <style:style style:name="WW8Num24z2" style:family="text">
      <style:text-properties style:font-name="Wingdings1" fo:font-family="Wingdings" style:font-pitch="variable" style:font-charset="x-symbol"/>
    </style:style>
    <style:style style:name="WW8Num25z0" style:family="text">
      <style:text-properties style:use-window-font-color="true" fo:font-style="normal" fo:font-weight="bold" style:font-style-asian="normal" style:font-weight-asian="bold"/>
    </style:style>
    <style:style style:name="WW8Num27z0" style:family="text">
      <style:text-properties fo:color="#000000" fo:font-style="normal" fo:font-weight="bold" style:font-style-asian="normal" style:font-weight-asian="bold"/>
    </style:style>
    <style:style style:name="Fuente_20_de_20_párrafo_20_predeter.1" style:display-name="Fuente de párrafo predeter.1" style:family="text"/>
    <style:style style:name="Line_20_numbering" style:display-name="Line numbering" style:family="text" style:parent-style-name="Fuente_20_de_20_párrafo_20_predeter.1"/>
    <style:style style:name="Internet_20_link" style:display-name="Internet link" style:family="text" style:parent-style-name="Fuente_20_de_20_párrafo_20_predeter.1">
      <style:text-properties fo:color="#0000ff" style:text-underline-style="solid" style:text-underline-width="auto" style:text-underline-color="font-color"/>
    </style:style>
    <style:style style:name="Page_20_Number" style:display-name="Page Number" style:family="text" style:parent-style-name="Fuente_20_de_20_párrafo_20_predeter.1"/>
    <style:style style:name="Strong_20_Emphasis" style:display-name="Strong Emphasis" style:family="text" style:parent-style-name="Fuente_20_de_20_párrafo_20_predeter.1">
      <style:text-properties fo:font-weight="bold" style:font-weight-asian="bold"/>
    </style:style>
    <style:style style:name="Visited_20_Internet_20_Link" style:display-name="Visited Internet Link" style:family="text" style:parent-style-name="Fuente_20_de_20_párrafo_20_predeter.1">
      <style:text-properties fo:color="#8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1.499cm" fo:margin-left="1.499cm"/>
        </style:list-level-properties>
      </text:outline-level-style>
      <text:outline-level-style text:level="2" style:num-suffix="." style:num-format="1" text:display-levels="2">
        <style:list-level-properties text:list-level-position-and-space-mode="label-alignment">
          <style:list-level-label-alignment text:label-followed-by="space" fo:text-indent="-1.499cm" fo:margin-left="1.499cm"/>
        </style:list-level-properties>
      </text:outline-level-style>
      <text:outline-level-style text:level="3" style:num-suffix="." style:num-format="1" text:display-levels="3">
        <style:list-level-properties text:list-level-position-and-space-mode="label-alignment">
          <style:list-level-label-alignment text:label-followed-by="space" fo:text-indent="-1.499cm" fo:margin-left="1.499cm"/>
        </style:list-level-properties>
      </text:outline-level-style>
      <text:outline-level-style text:level="4" style:num-suffix="." style:num-format="1" text:display-levels="4">
        <style:list-level-properties text:list-level-position-and-space-mode="label-alignment">
          <style:list-level-label-alignment text:label-followed-by="space" fo:text-indent="-1.499cm" fo:margin-left="1.499cm"/>
        </style:list-level-properties>
      </text:outline-level-style>
      <text:outline-level-style text:level="5" style:num-suffix="." style:num-format="1" text:display-levels="5">
        <style:list-level-properties text:list-level-position-and-space-mode="label-alignment">
          <style:list-level-label-alignment text:label-followed-by="space" fo:text-indent="-1.499cm" fo:margin-left="1.499cm"/>
        </style:list-level-properties>
      </text:outline-level-style>
      <text:outline-level-style text:level="6" style:num-suffix="." style:num-format="1" text:display-levels="6">
        <style:list-level-properties text:list-level-position-and-space-mode="label-alignment">
          <style:list-level-label-alignment text:label-followed-by="space" fo:text-indent="-1.499cm" fo:margin-left="1.499cm"/>
        </style:list-level-properties>
      </text:outline-level-style>
      <text:outline-level-style text:level="7" style:num-suffix="." style:num-format="1" text:display-levels="7">
        <style:list-level-properties text:list-level-position-and-space-mode="label-alignment">
          <style:list-level-label-alignment text:label-followed-by="space" fo:text-indent="-1.499cm" fo:margin-left="1.499cm"/>
        </style:list-level-properties>
      </text:outline-level-style>
      <text:outline-level-style text:level="8" style:num-suffix="." style:num-format="1" text:display-levels="8">
        <style:list-level-properties text:list-level-position-and-space-mode="label-alignment">
          <style:list-level-label-alignment text:label-followed-by="space" fo:text-indent="-1.499cm" fo:margin-left="1.499cm"/>
        </style:list-level-properties>
      </text:outline-level-style>
      <text:outline-level-style text:level="9" style:num-suffix="." style:num-format="1" text:display-levels="9">
        <style:list-level-properties text:list-level-position-and-space-mode="label-alignment">
          <style:list-level-label-alignment text:label-followed-by="space" fo:text-indent="-1.499cm" fo:margin-left="1.499cm"/>
        </style:list-level-properties>
      </text:outline-level-style>
      <text:outline-level-style text:level="10" style:num-format="">
        <style:list-level-properties text:list-level-position-and-space-mode="label-alignment">
          <style:list-level-label-alignment text:label-followed-by="space" fo:text-indent="-1.499cm" fo:margin-left="1.499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399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2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201cm" fo:margin-left="2.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134cm" fo:text-indent="-0.635cm" fo:margin-left="1.134cm"/>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707cm" fo:text-indent="-0.635cm" fo:margin-left="1.707cm"/>
        </style:list-level-properties>
      </text:list-level-style-number>
      <text:list-level-style-number text:level="2" style:num-suffix="." style:num-format="1">
        <style:list-level-properties text:list-level-position-and-space-mode="label-alignment">
          <style:list-level-label-alignment text:label-followed-by="listtab" text:list-tab-stop-position="2.342cm" fo:text-indent="-0.635cm" fo:margin-left="2.342cm"/>
        </style:list-level-properties>
      </text:list-level-style-number>
      <text:list-level-style-number text:level="3" style:num-suffix="." style:num-format="1">
        <style:list-level-properties text:list-level-position-and-space-mode="label-alignment">
          <style:list-level-label-alignment text:label-followed-by="listtab" text:list-tab-stop-position="2.977cm" fo:text-indent="-0.635cm" fo:margin-left="2.977cm"/>
        </style:list-level-properties>
      </text:list-level-style-number>
      <text:list-level-style-number text:level="4" style:num-suffix="." style:num-format="1">
        <style:list-level-properties text:list-level-position-and-space-mode="label-alignment">
          <style:list-level-label-alignment text:label-followed-by="listtab" text:list-tab-stop-position="3.612cm" fo:text-indent="-0.635cm" fo:margin-left="3.612cm"/>
        </style:list-level-properties>
      </text:list-level-style-number>
      <text:list-level-style-number text:level="5" style:num-suffix="." style:num-format="1">
        <style:list-level-properties text:list-level-position-and-space-mode="label-alignment">
          <style:list-level-label-alignment text:label-followed-by="listtab" text:list-tab-stop-position="4.247cm" fo:text-indent="-0.635cm" fo:margin-left="4.247cm"/>
        </style:list-level-properties>
      </text:list-level-style-number>
      <text:list-level-style-number text:level="6" style:num-suffix="." style:num-format="1">
        <style:list-level-properties text:list-level-position-and-space-mode="label-alignment">
          <style:list-level-label-alignment text:label-followed-by="listtab" text:list-tab-stop-position="4.882cm" fo:text-indent="-0.635cm" fo:margin-left="4.882cm"/>
        </style:list-level-properties>
      </text:list-level-style-number>
      <text:list-level-style-number text:level="7" style:num-suffix="." style:num-format="1">
        <style:list-level-properties text:list-level-position-and-space-mode="label-alignment">
          <style:list-level-label-alignment text:label-followed-by="listtab" text:list-tab-stop-position="5.517cm" fo:text-indent="-0.635cm" fo:margin-left="5.517cm"/>
        </style:list-level-properties>
      </text:list-level-style-number>
      <text:list-level-style-number text:level="8" style:num-suffix="." style:num-format="1">
        <style:list-level-properties text:list-level-position-and-space-mode="label-alignment">
          <style:list-level-label-alignment text:label-followed-by="listtab" text:list-tab-stop-position="6.152cm" fo:text-indent="-0.635cm" fo:margin-left="6.152cm"/>
        </style:list-level-properties>
      </text:list-level-style-number>
      <text:list-level-style-number text:level="9" style:num-suffix="." style:num-format="1">
        <style:list-level-properties text:list-level-position-and-space-mode="label-alignment">
          <style:list-level-label-alignment text:label-followed-by="listtab" text:list-tab-stop-position="6.787cm" fo:text-indent="-0.635cm" fo:margin-left="6.78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4" style:family="table">
      <style:table-properties style:width="16.801cm" fo:margin-left="-0.15cm" table:align="left" style:writing-mode="lr-tb"/>
    </style:style>
    <style:style style:name="Tabla14.A" style:family="table-column">
      <style:table-column-properties style:column-width="3.595cm"/>
    </style:style>
    <style:style style:name="Tabla14.B" style:family="table-column">
      <style:table-column-properties style:column-width="13.206cm"/>
    </style:style>
    <style:style style:name="Tabla14.1" style:family="table-row">
      <style:table-row-properties style:min-row-height="1.111cm" fo:keep-together="always"/>
    </style:style>
    <style:style style:name="Tabla14.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4.B1" style:family="table-cell">
      <style:table-cell-properties style:vertical-align="middle" fo:padding-left="0.123cm" fo:padding-right="0.123cm" fo:padding-top="0cm" fo:padding-bottom="0cm" fo:border="0.5pt solid #000000" style:writing-mode="lr-tb"/>
    </style:style>
    <style:style style:name="Tabla13" style:family="table">
      <style:table-properties style:width="16.503cm" table:align="left" style:writing-mode="lr-tb"/>
    </style:style>
    <style:style style:name="Tabla13.A" style:family="table-column">
      <style:table-column-properties style:column-width="12.002cm"/>
    </style:style>
    <style:style style:name="Tabla13.B" style:family="table-column">
      <style:table-column-properties style:column-width="4.501cm"/>
    </style:style>
    <style:style style:name="Tabla13.1" style:family="table-row">
      <style:table-row-properties fo:keep-together="auto"/>
    </style:style>
    <style:style style:name="Tabla13.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13.A2" style:family="table-cell">
      <style:table-cell-properties style:vertical-align="top" fo:padding-left="0.123cm" fo:padding-right="0.123cm" fo:padding-top="0cm" fo:padding-bottom="0cm" fo:border="none" style:writing-mode="lr-tb"/>
    </style:style>
    <style:style style:name="Tabla13.3" style:family="table-row">
      <style:table-row-properties style:min-row-height="0.674cm" fo:keep-together="auto"/>
    </style:style>
    <style:style style:name="Tabla5" style:family="table">
      <style:table-properties style:width="16.801cm" fo:margin-left="-0.15cm" table:align="left" style:writing-mode="lr-tb"/>
    </style:style>
    <style:style style:name="Tabla5.A" style:family="table-column">
      <style:table-column-properties style:column-width="3.595cm"/>
    </style:style>
    <style:style style:name="Tabla5.B" style:family="table-column">
      <style:table-column-properties style:column-width="13.206cm"/>
    </style:style>
    <style:style style:name="Tabla5.1" style:family="table-row">
      <style:table-row-properties style:min-row-height="1.111cm" fo:keep-together="always"/>
    </style:style>
    <style:style style:name="Tabla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B1" style:family="table-cell">
      <style:table-cell-properties style:vertical-align="middle" fo:padding-left="0.123cm" fo:padding-right="0.123cm" fo:padding-top="0cm" fo:padding-bottom="0cm" fo:border="0.5pt solid #000000" style:writing-mode="lr-tb"/>
    </style:style>
    <style:style style:name="Tabla15" style:family="table">
      <style:table-properties style:width="16.503cm" table:align="left" style:writing-mode="lr-tb"/>
    </style:style>
    <style:style style:name="Tabla15.A" style:family="table-column">
      <style:table-column-properties style:column-width="12.002cm"/>
    </style:style>
    <style:style style:name="Tabla15.B" style:family="table-column">
      <style:table-column-properties style:column-width="4.501cm"/>
    </style:style>
    <style:style style:name="Tabla15.1" style:family="table-row">
      <style:table-row-properties fo:keep-together="auto"/>
    </style:style>
    <style:style style:name="Tabla15.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15.A2" style:family="table-cell">
      <style:table-cell-properties style:vertical-align="top" fo:padding-left="0.123cm" fo:padding-right="0.123cm" fo:padding-top="0cm" fo:padding-bottom="0cm" fo:border="none" style:writing-mode="lr-tb"/>
    </style:style>
    <style:style style:name="Tabla18" style:family="table">
      <style:table-properties style:width="25.508cm" fo:margin-left="-0.15cm" table:align="left" style:writing-mode="lr-tb"/>
    </style:style>
    <style:style style:name="Tabla18.A" style:family="table-column">
      <style:table-column-properties style:column-width="3.593cm"/>
    </style:style>
    <style:style style:name="Tabla18.B" style:family="table-column">
      <style:table-column-properties style:column-width="21.915cm"/>
    </style:style>
    <style:style style:name="Tabla18.1" style:family="table-row">
      <style:table-row-properties style:min-row-height="1.111cm" fo:keep-together="always"/>
    </style:style>
    <style:style style:name="Tabla18.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8.B1" style:family="table-cell">
      <style:table-cell-properties style:vertical-align="middle" fo:padding-left="0.123cm" fo:padding-right="0.123cm" fo:padding-top="0cm" fo:padding-bottom="0cm" fo:border="0.5pt solid #000000" style:writing-mode="lr-tb"/>
    </style:style>
    <style:style style:name="Tabla17" style:family="table">
      <style:table-properties style:width="25.46cm" fo:margin-left="-0.503cm" table:align="left" style:writing-mode="lr-tb"/>
    </style:style>
    <style:style style:name="Tabla17.A" style:family="table-column">
      <style:table-column-properties style:column-width="18.011cm"/>
    </style:style>
    <style:style style:name="Tabla17.B" style:family="table-column">
      <style:table-column-properties style:column-width="7.449cm"/>
    </style:style>
    <style:style style:name="Tabla17.1" style:family="table-row">
      <style:table-row-properties fo:keep-together="auto"/>
    </style:style>
    <style:style style:name="Tabla17.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17.A2" style:family="table-cell">
      <style:table-cell-properties style:vertical-align="top" fo:padding-left="0.123cm" fo:padding-right="0.123cm" fo:padding-top="0cm" fo:padding-bottom="0cm" fo:border="none" style:writing-mode="lr-tb"/>
    </style:style>
    <style:style style:name="Tabla17.3" style:family="table-row">
      <style:table-row-properties style:min-row-height="0.501cm" fo:keep-together="auto"/>
    </style:style>
    <style:style style:name="Tabla16" style:family="table">
      <style:table-properties style:width="16.801cm" fo:margin-left="-0.15cm" table:align="left" style:writing-mode="lr-tb"/>
    </style:style>
    <style:style style:name="Tabla16.A" style:family="table-column">
      <style:table-column-properties style:column-width="3.595cm"/>
    </style:style>
    <style:style style:name="Tabla16.B" style:family="table-column">
      <style:table-column-properties style:column-width="13.206cm"/>
    </style:style>
    <style:style style:name="Tabla16.1" style:family="table-row">
      <style:table-row-properties style:min-row-height="1.111cm" fo:keep-together="always"/>
    </style:style>
    <style:style style:name="Tabla16.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6.B1" style:family="table-cell">
      <style:table-cell-properties style:vertical-align="middle" fo:padding-left="0.123cm" fo:padding-right="0.123cm" fo:padding-top="0cm" fo:padding-bottom="0cm" fo:border="0.5pt solid #000000" style:writing-mode="lr-tb"/>
    </style:style>
    <style:style style:name="Tabla19" style:family="table">
      <style:table-properties style:width="16.503cm" table:align="left" style:writing-mode="lr-tb"/>
    </style:style>
    <style:style style:name="Tabla19.A" style:family="table-column">
      <style:table-column-properties style:column-width="12.002cm"/>
    </style:style>
    <style:style style:name="Tabla19.B" style:family="table-column">
      <style:table-column-properties style:column-width="4.501cm"/>
    </style:style>
    <style:style style:name="Tabla19.1" style:family="table-row">
      <style:table-row-properties fo:keep-together="auto"/>
    </style:style>
    <style:style style:name="Tabla19.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19.A2" style:family="table-cell">
      <style:table-cell-properties style:vertical-align="top" fo:padding-left="0.123cm" fo:padding-right="0.123cm" fo:padding-top="0cm" fo:padding-bottom="0cm" fo:border="none" style:writing-mode="lr-tb"/>
    </style:style>
    <style:style style:name="Tabla20" style:family="table">
      <style:table-properties style:width="16.801cm" fo:margin-left="-0.15cm" table:align="left" style:writing-mode="lr-tb"/>
    </style:style>
    <style:style style:name="Tabla20.A" style:family="table-column">
      <style:table-column-properties style:column-width="3.595cm"/>
    </style:style>
    <style:style style:name="Tabla20.B" style:family="table-column">
      <style:table-column-properties style:column-width="13.206cm"/>
    </style:style>
    <style:style style:name="Tabla20.1" style:family="table-row">
      <style:table-row-properties style:min-row-height="1.111cm" fo:keep-together="always"/>
    </style:style>
    <style:style style:name="Tabla20.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20.B1" style:family="table-cell">
      <style:table-cell-properties style:vertical-align="middle" fo:padding-left="0.123cm" fo:padding-right="0.123cm" fo:padding-top="0cm" fo:padding-bottom="0cm" fo:border="0.5pt solid #000000" style:writing-mode="lr-tb"/>
    </style:style>
    <style:style style:name="Tabla21" style:family="table">
      <style:table-properties style:width="16.503cm" table:align="left" style:writing-mode="lr-tb"/>
    </style:style>
    <style:style style:name="Tabla21.A" style:family="table-column">
      <style:table-column-properties style:column-width="12.002cm"/>
    </style:style>
    <style:style style:name="Tabla21.B" style:family="table-column">
      <style:table-column-properties style:column-width="4.501cm"/>
    </style:style>
    <style:style style:name="Tabla21.1" style:family="table-row">
      <style:table-row-properties fo:keep-together="auto"/>
    </style:style>
    <style:style style:name="Tabla21.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21.A2" style:family="table-cell">
      <style:table-cell-properties style:vertical-align="top" fo:padding-left="0.123cm" fo:padding-right="0.123cm" fo:padding-top="0cm" fo:padding-bottom="0cm" fo:border="none" style:writing-mode="lr-tb"/>
    </style:style>
    <style:style style:name="Tabla21.3" style:family="table-row">
      <style:table-row-properties style:min-row-height="0.674cm" fo:keep-together="auto"/>
    </style:style>
    <style:style style:name="Tabla22" style:family="table">
      <style:table-properties style:width="16.801cm" fo:margin-left="-0.15cm" table:align="left" style:writing-mode="lr-tb"/>
    </style:style>
    <style:style style:name="Tabla22.A" style:family="table-column">
      <style:table-column-properties style:column-width="3.595cm"/>
    </style:style>
    <style:style style:name="Tabla22.B" style:family="table-column">
      <style:table-column-properties style:column-width="13.206cm"/>
    </style:style>
    <style:style style:name="Tabla22.1" style:family="table-row">
      <style:table-row-properties style:min-row-height="1.111cm" fo:keep-together="always"/>
    </style:style>
    <style:style style:name="Tabla22.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22.B1" style:family="table-cell">
      <style:table-cell-properties style:vertical-align="middle" fo:padding-left="0.123cm" fo:padding-right="0.123cm" fo:padding-top="0cm" fo:padding-bottom="0cm" fo:border="0.5pt solid #000000" style:writing-mode="lr-tb"/>
    </style:style>
    <style:style style:name="Tabla23" style:family="table">
      <style:table-properties style:width="16.503cm" table:align="left" style:writing-mode="lr-tb"/>
    </style:style>
    <style:style style:name="Tabla23.A" style:family="table-column">
      <style:table-column-properties style:column-width="12.002cm"/>
    </style:style>
    <style:style style:name="Tabla23.B" style:family="table-column">
      <style:table-column-properties style:column-width="4.501cm"/>
    </style:style>
    <style:style style:name="Tabla23.1" style:family="table-row">
      <style:table-row-properties fo:keep-together="auto"/>
    </style:style>
    <style:style style:name="Tabla23.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23.A2" style:family="table-cell">
      <style:table-cell-properties style:vertical-align="top" fo:padding-left="0.123cm" fo:padding-right="0.123cm" fo:padding-top="0cm" fo:padding-bottom="0cm" fo:border="none" style:writing-mode="lr-tb"/>
    </style:style>
    <style:style style:name="MP1" style:family="paragraph" style:parent-style-name="Header">
      <style:paragraph-properties fo:text-align="center" style:justify-single-word="false" style:snap-to-layout-grid="false"/>
      <style:text-properties fo:language="zxx" fo:country="none"/>
    </style:style>
    <style:style style:name="MP2" style:family="paragraph" style:parent-style-name="Header">
      <style:paragraph-properties fo:text-align="center" style:justify-single-word="false" style:snap-to-layout-grid="false"/>
      <style:text-properties fo:font-size="12pt" fo:font-weight="bold" style:font-size-asian="12pt" style:font-weight-asian="bold"/>
    </style:style>
    <style:style style:name="MP3" style:family="paragraph" style:parent-style-name="Footer">
      <style:paragraph-properties style:snap-to-layout-grid="false">
        <style:tab-stops>
          <style:tab-stop style:position="7.885cm"/>
        </style:tab-stops>
      </style:paragraph-properties>
      <style:text-properties fo:font-size="8pt" style:font-size-asian="8pt"/>
    </style:style>
    <style:style style:name="MP4" style:family="paragraph" style:parent-style-name="Footer">
      <style:paragraph-properties fo:text-align="end" style:justify-single-word="false" style:snap-to-layout-grid="false"/>
    </style:style>
    <style:style style:name="MP5" style:family="paragraph" style:parent-style-name="Footer">
      <style:paragraph-properties style:snap-to-layout-grid="false"/>
      <style:text-properties fo:font-size="8pt" style:font-size-asian="8pt"/>
    </style:style>
    <style:style style:name="MP6" style:family="paragraph" style:parent-style-name="Standard">
      <style:text-properties fo:font-size="9pt" style:font-size-asian="9.44999980926514pt" style:font-size-complex="10.8000001907349pt"/>
    </style:style>
    <style:style style:name="MP7" style:family="paragraph" style:parent-style-name="Standard">
      <style:text-properties fo:font-size="6pt" style:font-size-asian="6.30000019073486pt" style:font-size-complex="7.19999980926514pt"/>
    </style:style>
    <style:style style:name="MT1" style:family="text">
      <style:text-properties fo:font-size="8pt" style:font-size-asian="8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1.512cm" fo:margin-left="2.501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2.212cm" fo:margin-left="0cm" fo:margin-right="0cm" fo:margin-top="2.113cm" style:dynamic-spacing="true"/>
      </style:footer-style>
    </style:page-layout>
    <style:page-layout style:name="Mpm2">
      <style:page-layout-properties fo:page-width="21.001cm" fo:page-height="29.7cm" style:num-format="1" style:print-orientation="portrait" fo:margin-top="0.96cm" fo:margin-bottom="3.724cm" fo:margin-left="2.501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002cm" fo:margin-left="2.501cm" fo:margin-right="2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461cm" fo:margin-left="0cm" fo:margin-right="0cm" fo:margin-bottom="0cm"/>
      </style:header-style>
      <style:footer-style>
        <style:header-footer-properties svg:height="1.565cm" fo:margin-left="0cm" fo:margin-right="0cm" fo:margin-top="0cm"/>
      </style:footer-style>
    </style:page-layout>
    <style:page-layout style:name="Mpm4">
      <style:page-layout-properties fo:page-width="21.001cm" fo:page-height="29.7cm" style:num-format="1" style:print-orientation="portrait" fo:margin-top="5.173cm" fo:margin-bottom="3.468cm" fo:margin-left="2.501cm" fo:margin-right="2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2cm" fo:margin-bottom="2cm" fo:margin-left="2.501cm" fo:margin-right="2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484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9.7cm" fo:page-height="21.001cm" style:num-format="1" style:print-orientation="landscape" fo:margin-top="2cm" fo:margin-bottom="2cm" fo:margin-left="2.501cm" fo:margin-right="1.501cm" style:writing-mode="lr-tb" style:layout-grid-color="#c0c0c0" style:layout-grid-lines="2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6cm" fo:margin-left="0cm" fo:margin-right="0cm" fo:margin-bottom="0cm"/>
      </style:header-style>
      <style:footer-style>
        <style:header-footer-properties fo:min-height="0cm" fo:margin-left="0cm" fo:margin-right="0cm" fo:margin-top="0cm"/>
      </style:footer-style>
    </style:page-layout>
    <style:page-layout style:name="Mpm7">
      <style:page-layout-properties fo:page-width="21.001cm" fo:page-height="29.7cm" style:num-format="1" style:print-orientation="portrait" fo:margin-top="2cm" fo:margin-bottom="2cm" fo:margin-left="2.501cm" fo:margin-right="2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layout-properties fo:page-width="29.7cm" fo:page-height="21.001cm" style:num-format="1" style:print-orientation="landscape" fo:margin-top="5.119cm" fo:margin-bottom="4.045cm" fo:margin-left="2cm" fo:margin-right="2cm" style:writing-mode="lr-tb" style:layout-grid-color="#c0c0c0" style:layout-grid-lines="1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9">
      <style:page-layout-properties fo:page-width="21.001cm" fo:page-height="29.7cm" style:num-format="1" style:print-orientation="portrait" fo:margin-top="4.671cm" fo:margin-bottom="3.724cm" fo:margin-left="2.501cm" fo:margin-right="2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10">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next-style-name="First_20_Page">
      <style:header>
        <text:p text:style-name="Header"/>
        <text:p text:style-name="Standard"/>
      </style:header>
      <style:footer>
        <text:p text:style-name="Footer"/>
        <text:p text:style-name="Standard"/>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Página_20_Control_20_Cambios" style:display-name="Página Control Cambios" style:page-layout-name="Mpm3">
      <style:header>
        <table:table table:name="Tabla14" table:style-name="Tabla14">
          <table:table-column table:style-name="Tabla14.A"/>
          <table:table-column table:style-name="Tabla14.B"/>
          <table:table-row table:style-name="Tabla14.1">
            <table:table-cell table:style-name="Tabla14.A1" table:number-rows-spanned="2" office:value-type="string">
              <text:p text:style-name="MP1"/>
            </table:table-cell>
            <table:table-cell table:style-name="Tabla14.B1" office:value-type="string">
              <text:p text:style-name="MP2"><text:title>Encuestas de Satisfacción 2013</text:title></text:p>
            </table:table-cell>
          </table:table-row>
          <table:table-row table:style-name="Tabla14.1">
            <table:covered-table-cell/>
            <table:table-cell table:style-name="Tabla14.B1" office:value-type="string">
              <text:p text:style-name="MP2"><text:subject>Resumen de las encuestas del 2013</text:subject></text:p>
            </table:table-cell>
          </table:table-row>
        </table:table>
        <text:p text:style-name="Standard"/>
      </style:header>
      <style:footer>
        <table:table table:name="Tabla13" table:style-name="Tabla13">
          <table:table-column table:style-name="Tabla13.A"/>
          <table:table-column table:style-name="Tabla13.B"/>
          <table:table-row table:style-name="Tabla13.1">
            <table:table-cell table:style-name="Tabla13.A1" office:value-type="string">
              <text:p text:style-name="MP3">Dirección General <text:s/>de Política Digital</text:p>
            </table:table-cell>
            <table:table-cell table:style-name="Tabla13.A1" office:value-type="string">
              <text:p text:style-name="MP4"><text:span text:style-name="MT1">Página </text:span><text:span text:style-name="Page_20_Number"><text:span text:style-name="MT1"><text:page-number text:select-page="current">0</text:page-number></text:span></text:span><text:span text:style-name="Page_20_Number"><text:span text:style-name="MT1"> de </text:span></text:span><text:span text:style-name="Page_20_Number"><text:span text:style-name="MT1"><text:page-count style:num-format="1">9</text:page-count></text:span></text:span></text:p>
            </table:table-cell>
          </table:table-row>
          <table:table-row table:style-name="Tabla13.1">
            <table:table-cell table:style-name="Tabla13.A2" office:value-type="string">
              <text:p text:style-name="MP5">Servicio de Coord. y Desarrollo de Sistemas Horizontales</text:p>
            </table:table-cell>
            <table:table-cell table:style-name="Tabla13.A2" office:value-type="string">
              <text:p text:style-name="MP4"><text:span text:style-name="MT1">Fecha de actualización: </text:span><text:span text:style-name="MT1"><text:user-defined style:data-style-name="N0" text:name="Fecha Actualización">04/11/2014</text:user-defined></text:span></text:p>
            </table:table-cell>
          </table:table-row>
          <table:table-row table:style-name="Tabla13.3">
            <table:table-cell table:style-name="Tabla13.A2" office:value-type="string">
              <text:p text:style-name="MP5"><text:file-name text:display="name-and-extension">DGPD Propuesta de Nuevas Estadísticas.odt</text:file-name></text:p>
            </table:table-cell>
            <table:table-cell table:style-name="Tabla13.A2" office:value-type="string">
              <text:p text:style-name="MP4"><text:span text:style-name="MT1">Versión: </text:span><text:span text:style-name="MT1"><text:user-defined style:data-style-name="N0" text:name="Versión Documento">&lt;1.0&gt;</text:user-defined></text:span></text:p>
            </table:table-cell>
          </table:table-row>
        </table:table>
        <text:p text:style-name="Standard"/>
      </style:footer>
    </style:master-page>
    <style:master-page style:name="Convertir_20_2" style:display-name="Convertir 2" style:page-layout-name="Mpm4">
      <style:header>
        <text:p text:style-name="Standard"/>
      </style:header>
      <style:footer>
        <text:p text:style-name="Standard"/>
      </style:footer>
    </style:master-page>
    <style:master-page style:name="Convertir_20_3" style:display-name="Convertir 3" style:page-layout-name="Mpm5">
      <style:header>
        <table:table table:name="Tabla5" table:style-name="Tabla5">
          <table:table-column table:style-name="Tabla5.A"/>
          <table:table-column table:style-name="Tabla5.B"/>
          <table:table-row table:style-name="Tabla5.1">
            <table:table-cell table:style-name="Tabla5.A1" table:number-rows-spanned="2" office:value-type="string">
              <text:p text:style-name="MP1"/>
            </table:table-cell>
            <table:table-cell table:style-name="Tabla5.B1" office:value-type="string">
              <text:p text:style-name="MP2"><text:title>Encuestas de Satisfacción 2013</text:title></text:p>
            </table:table-cell>
          </table:table-row>
          <table:table-row table:style-name="Tabla5.1">
            <table:covered-table-cell/>
            <table:table-cell table:style-name="Tabla5.B1" office:value-type="string">
              <text:p text:style-name="MP2"><text:subject>Resumen de las encuestas del 2013</text:subject></text:p>
            </table:table-cell>
          </table:table-row>
        </table:table>
        <text:p text:style-name="Standard"/>
      </style:header>
      <style:footer>
        <text:p text:style-name="Standard"/>
        <table:table table:name="Tabla15" table:style-name="Tabla15">
          <table:table-column table:style-name="Tabla15.A"/>
          <table:table-column table:style-name="Tabla15.B"/>
          <table:table-row table:style-name="Tabla15.1">
            <table:table-cell table:style-name="Tabla15.A1" office:value-type="string">
              <text:p text:style-name="MP3">Dirección General <text:s/>de Política Digital</text:p>
            </table:table-cell>
            <table:table-cell table:style-name="Tabla15.A1" office:value-type="string">
              <text:p text:style-name="MP4"><text:span text:style-name="MT1">Página </text:span><text:span text:style-name="Page_20_Number"><text:span text:style-name="MT1"><text:page-number text:select-page="current">0</text:page-number></text:span></text:span><text:span text:style-name="Page_20_Number"><text:span text:style-name="MT1"> de </text:span></text:span><text:span text:style-name="Page_20_Number"><text:span text:style-name="MT1"><text:page-count style:num-format="1">9</text:page-count></text:span></text:span></text:p>
            </table:table-cell>
          </table:table-row>
          <table:table-row table:style-name="Tabla15.1">
            <table:table-cell table:style-name="Tabla15.A2" office:value-type="string">
              <text:p text:style-name="MP5">Servicio de Coord. y Desarrollo de Sistemas Horizontales</text:p>
            </table:table-cell>
            <table:table-cell table:style-name="Tabla15.A2" office:value-type="string">
              <text:p text:style-name="MP4"><text:span text:style-name="MT1">Fecha de actualización: </text:span><text:span text:style-name="MT1"><text:user-defined style:data-style-name="N0" text:name="Fecha Actualización">04/11/2014</text:user-defined></text:span></text:p>
            </table:table-cell>
          </table:table-row>
          <table:table-row table:style-name="Tabla15.1">
            <table:table-cell table:style-name="Tabla15.A2" office:value-type="string">
              <text:p text:style-name="MP5"><text:file-name text:display="name-and-extension">DGPD Propuesta de Nuevas Estadísticas.odt</text:file-name></text:p>
            </table:table-cell>
            <table:table-cell table:style-name="Tabla15.A2" office:value-type="string">
              <text:p text:style-name="MP4"><text:span text:style-name="MT1">Versión: </text:span><text:span text:style-name="MT1"><text:user-defined style:data-style-name="N0" text:name="Versión Documento">&lt;1.0&gt;</text:user-defined></text:span></text:p>
            </table:table-cell>
          </table:table-row>
        </table:table>
        <text:p text:style-name="Standard"/>
      </style:footer>
    </style:master-page>
    <style:master-page style:name="Página_20_Horizontal_20_Informe" style:display-name="Página Horizontal Informe" style:page-layout-name="Mpm6">
      <style:header>
        <table:table table:name="Tabla18" table:style-name="Tabla18">
          <table:table-column table:style-name="Tabla18.A"/>
          <table:table-column table:style-name="Tabla18.B"/>
          <table:table-row table:style-name="Tabla18.1">
            <table:table-cell table:style-name="Tabla18.A1" table:number-rows-spanned="2" office:value-type="string">
              <text:p text:style-name="MP1"><draw:frame draw:style-name="Mfr1" draw:name="gráficos18" text:anchor-type="char" svg:x="0.03cm" svg:y="-0.534cm" svg:width="3.304cm" svg:height="1.61cm" draw:z-index="0"><draw:image xlink:href="Pictures/100002000000037B000001B7D513E56D.png" xlink:type="simple" xlink:show="embed" xlink:actuate="onLoad"/></draw:frame></text:p>
            </table:table-cell>
            <table:table-cell table:style-name="Tabla18.B1" office:value-type="string">
              <text:p text:style-name="MP2"><text:title>Encuestas de Satisfacción 2013</text:title></text:p>
            </table:table-cell>
          </table:table-row>
          <table:table-row table:style-name="Tabla18.1">
            <table:covered-table-cell/>
            <table:table-cell table:style-name="Tabla18.B1" office:value-type="string">
              <text:p text:style-name="MP2"><text:subject>Resumen de las encuestas del 2013</text:subject></text:p>
            </table:table-cell>
          </table:table-row>
        </table:table>
        <text:p text:style-name="Standard"/>
      </style:header>
      <style:footer>
        <table:table table:name="Tabla17" table:style-name="Tabla17">
          <table:table-column table:style-name="Tabla17.A"/>
          <table:table-column table:style-name="Tabla17.B"/>
          <table:table-header-rows>
            <table:table-row table:style-name="Tabla17.1">
              <table:table-cell table:style-name="Tabla17.A1" office:value-type="string">
                <text:p text:style-name="MP3">Dirección General <text:s/>de Política Digital</text:p>
              </table:table-cell>
              <table:table-cell table:style-name="Tabla17.A1" office:value-type="string">
                <text:p text:style-name="MP4"><text:span text:style-name="MT1">Página </text:span><text:span text:style-name="Page_20_Number"><text:span text:style-name="MT1"><text:page-number text:select-page="current">0</text:page-number></text:span></text:span><text:span text:style-name="Page_20_Number"><text:span text:style-name="MT1"> de </text:span></text:span><text:span text:style-name="Page_20_Number"><text:span text:style-name="MT1"><text:page-count style:num-format="1">9</text:page-count></text:span></text:span></text:p>
              </table:table-cell>
            </table:table-row>
          </table:table-header-rows>
          <table:table-row table:style-name="Tabla17.1">
            <table:table-cell table:style-name="Tabla17.A2" office:value-type="string">
              <text:p text:style-name="MP5">Servicio de Coord. y Desarrollo de Sistemas Horizontales</text:p>
            </table:table-cell>
            <table:table-cell table:style-name="Tabla17.A2" office:value-type="string">
              <text:p text:style-name="MP4"><text:span text:style-name="MT1">Fecha de actualización: </text:span><text:span text:style-name="MT1"><text:user-defined style:data-style-name="N0" text:name="Fecha Actualización">04/11/2014</text:user-defined></text:span></text:p>
            </table:table-cell>
          </table:table-row>
          <table:table-row table:style-name="Tabla17.3">
            <table:table-cell table:style-name="Tabla17.A2" office:value-type="string">
              <text:p text:style-name="MP5"><text:file-name text:display="name-and-extension">DGPD Propuesta de Nuevas Estadísticas.odt</text:file-name></text:p>
            </table:table-cell>
            <table:table-cell table:style-name="Tabla17.A2" office:value-type="string">
              <text:p text:style-name="MP4"><text:span text:style-name="MT1">Versión: </text:span><text:span text:style-name="MT1"><text:user-defined style:data-style-name="N0" text:name="Versión Documento">&lt;1.0&gt;</text:user-defined></text:span></text:p>
            </table:table-cell>
          </table:table-row>
        </table:table>
        <text:p text:style-name="MP6"/>
      </style:footer>
    </style:master-page>
    <style:master-page style:name="Convertir_20_5" style:display-name="Convertir 5" style:page-layout-name="Mpm7">
      <style:header>
        <table:table table:name="Tabla16" table:style-name="Tabla16">
          <table:table-column table:style-name="Tabla16.A"/>
          <table:table-column table:style-name="Tabla16.B"/>
          <table:table-row table:style-name="Tabla16.1">
            <table:table-cell table:style-name="Tabla16.A1" table:number-rows-spanned="2" office:value-type="string">
              <text:p text:style-name="MP1"/>
            </table:table-cell>
            <table:table-cell table:style-name="Tabla16.B1" office:value-type="string">
              <text:p text:style-name="MP2"><text:title>Encuestas de Satisfacción 2013</text:title></text:p>
            </table:table-cell>
          </table:table-row>
          <table:table-row table:style-name="Tabla16.1">
            <table:covered-table-cell/>
            <table:table-cell table:style-name="Tabla16.B1" office:value-type="string">
              <text:p text:style-name="MP2"><text:subject>Resumen de las encuestas del 2013</text:subject></text:p>
            </table:table-cell>
          </table:table-row>
        </table:table>
        <text:p text:style-name="Standard"/>
      </style:header>
      <style:footer>
        <text:p text:style-name="Standard"/>
        <table:table table:name="Tabla19" table:style-name="Tabla19">
          <table:table-column table:style-name="Tabla19.A"/>
          <table:table-column table:style-name="Tabla19.B"/>
          <table:table-row table:style-name="Tabla19.1">
            <table:table-cell table:style-name="Tabla19.A1" office:value-type="string">
              <text:p text:style-name="MP3">Dirección General <text:s/>de Política Digital</text:p>
            </table:table-cell>
            <table:table-cell table:style-name="Tabla19.A1" office:value-type="string">
              <text:p text:style-name="MP4"><text:span text:style-name="MT1">Página </text:span><text:span text:style-name="Page_20_Number"><text:span text:style-name="MT1"><text:page-number text:select-page="current">0</text:page-number></text:span></text:span><text:span text:style-name="Page_20_Number"><text:span text:style-name="MT1"> de </text:span></text:span><text:span text:style-name="Page_20_Number"><text:span text:style-name="MT1"><text:page-count style:num-format="1">9</text:page-count></text:span></text:span></text:p>
            </table:table-cell>
          </table:table-row>
          <table:table-row table:style-name="Tabla19.1">
            <table:table-cell table:style-name="Tabla19.A2" office:value-type="string">
              <text:p text:style-name="MP5">Servicio de Coord. y Desarrollo de Sistemas Horizontales</text:p>
            </table:table-cell>
            <table:table-cell table:style-name="Tabla19.A2" office:value-type="string">
              <text:p text:style-name="MP4"><text:span text:style-name="MT1">Fecha de actualización: </text:span><text:span text:style-name="MT1"><text:user-defined style:data-style-name="N0" text:name="Fecha Actualización">04/11/2014</text:user-defined></text:span></text:p>
            </table:table-cell>
          </table:table-row>
          <table:table-row table:style-name="Tabla19.1">
            <table:table-cell table:style-name="Tabla19.A2" office:value-type="string">
              <text:p text:style-name="MP5"><text:file-name text:display="name-and-extension">DGPD Propuesta de Nuevas Estadísticas.odt</text:file-name></text:p>
            </table:table-cell>
            <table:table-cell table:style-name="Tabla19.A2" office:value-type="string">
              <text:p text:style-name="MP4"><text:span text:style-name="MT1">Versión: </text:span><text:span text:style-name="MT1"><text:user-defined style:data-style-name="N0" text:name="Versión Documento">&lt;1.0&gt;</text:user-defined></text:span></text:p>
            </table:table-cell>
          </table:table-row>
        </table:table>
        <text:p text:style-name="Standard"/>
      </style:footer>
    </style:master-page>
    <style:master-page style:name="Convertir_20_6" style:display-name="Convertir 6" style:page-layout-name="Mpm8">
      <style:header>
        <text:p text:style-name="Standard"/>
      </style:header>
      <style:footer>
        <text:p text:style-name="Standard"/>
      </style:footer>
    </style:master-page>
    <style:master-page style:name="Convertir_20_7" style:display-name="Convertir 7" style:page-layout-name="Mpm8">
      <style:header>
        <text:p text:style-name="Standard"/>
      </style:header>
      <style:footer>
        <text:p text:style-name="Standard"/>
      </style:footer>
    </style:master-page>
    <style:master-page style:name="Convertir_20_8" style:display-name="Convertir 8" style:page-layout-name="Mpm8">
      <style:header>
        <text:p text:style-name="Standard"/>
      </style:header>
      <style:footer>
        <text:p text:style-name="Standard"/>
      </style:footer>
    </style:master-page>
    <style:master-page style:name="Convertir_20_9" style:display-name="Convertir 9" style:page-layout-name="Mpm9">
      <style:header>
        <text:p text:style-name="Standard"/>
      </style:header>
      <style:footer>
        <text:p text:style-name="Standard"/>
      </style:footer>
    </style:master-page>
    <style:master-page style:name="Página_20_Índice" style:display-name="Página Índice" style:page-layout-name="Mpm3">
      <style:header>
        <table:table table:name="Tabla20" table:style-name="Tabla20">
          <table:table-column table:style-name="Tabla20.A"/>
          <table:table-column table:style-name="Tabla20.B"/>
          <table:table-row table:style-name="Tabla20.1">
            <table:table-cell table:style-name="Tabla20.A1" table:number-rows-spanned="2" office:value-type="string">
              <text:p text:style-name="MP1"><draw:frame draw:style-name="Mfr1" draw:name="gráficos16" text:anchor-type="char" svg:x="0.03cm" svg:y="-0.534cm" svg:width="3.304cm" svg:height="1.61cm" draw:z-index="2"><draw:image xlink:href="Pictures/100002000000037B000001B7D513E56D.png" xlink:type="simple" xlink:show="embed" xlink:actuate="onLoad"/></draw:frame></text:p>
            </table:table-cell>
            <table:table-cell table:style-name="Tabla20.B1" office:value-type="string">
              <text:p text:style-name="MP2"><text:title>Encuestas de Satisfacción 2013</text:title></text:p>
            </table:table-cell>
          </table:table-row>
          <table:table-row table:style-name="Tabla20.1">
            <table:covered-table-cell/>
            <table:table-cell table:style-name="Tabla20.B1" office:value-type="string">
              <text:p text:style-name="MP2"><text:subject>Resumen de las encuestas del 2013</text:subject></text:p>
            </table:table-cell>
          </table:table-row>
        </table:table>
        <text:p text:style-name="Standard"/>
      </style:header>
      <style:footer>
        <table:table table:name="Tabla21" table:style-name="Tabla21">
          <table:table-column table:style-name="Tabla21.A"/>
          <table:table-column table:style-name="Tabla21.B"/>
          <table:table-row table:style-name="Tabla21.1">
            <table:table-cell table:style-name="Tabla21.A1" office:value-type="string">
              <text:p text:style-name="MP3">Dirección General <text:s/>de Política Digital</text:p>
            </table:table-cell>
            <table:table-cell table:style-name="Tabla21.A1" office:value-type="string">
              <text:p text:style-name="MP4"><text:span text:style-name="MT1">Página </text:span><text:span text:style-name="Page_20_Number"><text:span text:style-name="MT1"><text:page-number text:select-page="current">3</text:page-number></text:span></text:span><text:span text:style-name="Page_20_Number"><text:span text:style-name="MT1"> de </text:span></text:span><text:span text:style-name="Page_20_Number"><text:span text:style-name="MT1"><text:page-count style:num-format="1">9</text:page-count></text:span></text:span></text:p>
            </table:table-cell>
          </table:table-row>
          <table:table-row table:style-name="Tabla21.1">
            <table:table-cell table:style-name="Tabla21.A2" office:value-type="string">
              <text:p text:style-name="MP5">Servicio de Coord. y Desarrollo de Sistemas Horizontales</text:p>
            </table:table-cell>
            <table:table-cell table:style-name="Tabla21.A2" office:value-type="string">
              <text:p text:style-name="MP4"><text:span text:style-name="MT1">Fecha de actualización: </text:span><text:span text:style-name="MT1"><text:user-defined style:data-style-name="N0" text:name="Fecha Actualización">04/11/2014</text:user-defined></text:span></text:p>
            </table:table-cell>
          </table:table-row>
          <table:table-row table:style-name="Tabla21.3">
            <table:table-cell table:style-name="Tabla21.A2" office:value-type="string">
              <text:p text:style-name="MP5"><text:file-name text:display="name-and-extension">DGPD Propuesta de Nuevas Estadísticas.odt</text:file-name></text:p>
            </table:table-cell>
            <table:table-cell table:style-name="Tabla21.A2" office:value-type="string">
              <text:p text:style-name="MP4"><text:span text:style-name="MT1">Versión: </text:span><text:span text:style-name="MT1"><text:user-defined style:data-style-name="N0" text:name="Versión Documento">&lt;1.0&gt;</text:user-defined></text:span></text:p>
            </table:table-cell>
          </table:table-row>
        </table:table>
        <text:p text:style-name="Standard"/>
      </style:footer>
    </style:master-page>
    <style:master-page style:name="Página_20_Vertical_20_Informe" style:display-name="Página Vertical Informe" style:page-layout-name="Mpm5">
      <style:header>
        <table:table table:name="Tabla22" table:style-name="Tabla22">
          <table:table-column table:style-name="Tabla22.A"/>
          <table:table-column table:style-name="Tabla22.B"/>
          <table:table-row table:style-name="Tabla22.1">
            <table:table-cell table:style-name="Tabla22.A1" table:number-rows-spanned="2" office:value-type="string">
              <text:p text:style-name="MP1"><draw:frame draw:style-name="Mfr1" draw:name="gráficos17" text:anchor-type="char" svg:x="0.03cm" svg:y="-0.534cm" svg:width="3.304cm" svg:height="1.61cm" draw:z-index="7"><draw:image xlink:href="Pictures/100002000000037B000001B7D513E56D.png" xlink:type="simple" xlink:show="embed" xlink:actuate="onLoad"/></draw:frame></text:p>
            </table:table-cell>
            <table:table-cell table:style-name="Tabla22.B1" office:value-type="string">
              <text:p text:style-name="MP2"><text:title>Encuestas de Satisfacción 2013</text:title></text:p>
            </table:table-cell>
          </table:table-row>
          <table:table-row table:style-name="Tabla22.1">
            <table:covered-table-cell/>
            <table:table-cell table:style-name="Tabla22.B1" office:value-type="string">
              <text:p text:style-name="MP2"><text:subject>Resumen de las encuestas del 2013</text:subject></text:p>
            </table:table-cell>
          </table:table-row>
        </table:table>
        <text:p text:style-name="Standard"/>
        <text:p text:style-name="Standard"/>
        <text:p text:style-name="Standard"/>
        <text:p text:style-name="Standard"/>
        <text:p text:style-name="Standard"/>
        <text:p text:style-name="Standard"/>
      </style:header>
      <style:footer>
        <table:table table:name="Tabla23" table:style-name="Tabla23">
          <table:table-column table:style-name="Tabla23.A"/>
          <table:table-column table:style-name="Tabla23.B"/>
          <table:table-row table:style-name="Tabla23.1">
            <table:table-cell table:style-name="Tabla23.A1" office:value-type="string">
              <text:p text:style-name="MP3">Dirección General <text:s/>de Política Digital</text:p>
            </table:table-cell>
            <table:table-cell table:style-name="Tabla23.A1" office:value-type="string">
              <text:p text:style-name="MP4"><text:span text:style-name="MT1">Página </text:span><text:span text:style-name="Page_20_Number"><text:span text:style-name="MT1"><text:page-number text:select-page="current">7</text:page-number></text:span></text:span><text:span text:style-name="Page_20_Number"><text:span text:style-name="MT1"> de </text:span></text:span><text:span text:style-name="Page_20_Number"><text:span text:style-name="MT1"><text:page-count style:num-format="1">9</text:page-count></text:span></text:span></text:p>
            </table:table-cell>
          </table:table-row>
          <table:table-row table:style-name="Tabla23.1">
            <table:table-cell table:style-name="Tabla23.A2" office:value-type="string">
              <text:p text:style-name="MP5">Servicio de Coord. y Desarrollo de Sistemas Horizontales</text:p>
            </table:table-cell>
            <table:table-cell table:style-name="Tabla23.A2" office:value-type="string">
              <text:p text:style-name="MP4"><text:span text:style-name="MT1">Fecha de actualización: </text:span><text:span text:style-name="MT1"><text:user-defined style:data-style-name="N0" text:name="Fecha Actualización">04/11/2014</text:user-defined></text:span></text:p>
            </table:table-cell>
          </table:table-row>
          <table:table-row table:style-name="Tabla23.1">
            <table:table-cell table:style-name="Tabla23.A2" office:value-type="string">
              <text:p text:style-name="MP5"><text:file-name text:display="name-and-extension">DGPD Propuesta de Nuevas Estadísticas.odt</text:file-name></text:p>
            </table:table-cell>
            <table:table-cell table:style-name="Tabla23.A2" office:value-type="string">
              <text:p text:style-name="MP4"><text:span text:style-name="MT1">Versión: </text:span><text:span text:style-name="MT1"><text:user-defined style:data-style-name="N0" text:name="Versión Documento">&lt;1.0&gt;</text:user-defined></text:span></text:p>
            </table:table-cell>
          </table:table-row>
        </table:table>
        <text:p text:style-name="MP7"/>
      </style:footer>
    </style:master-page>
    <style:master-page style:name="HTML" style:page-layout-name="Mpm10"/>
    <style:master-page style:name="Landscape"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ncuestas de Satisfacción 2013</dc:title>
    <dc:subject>Resumen de las encuestas del 2013</dc:subject>
    <meta:creation-date>2013-07-02T08:40:47</meta:creation-date>
    <meta:editing-cycles>590</meta:editing-cycles>
    <meta:editing-duration>P5DT20H11M4S</meta:editing-duration>
    <meta:generator>LibreOffice/4.2.6.3$Linux_x86 LibreOffice_project/420m0$Build-3</meta:generator>
    <dc:date>2014-11-05T14:10:45.203795630</dc:date>
    <dc:creator>lvarelap </dc:creator>
    <meta:printed-by>Javier Ruiz de Infante González</meta:printed-by>
    <meta:print-date>2013-11-06T11:41:17</meta:print-date>
    <meta:document-statistic meta:table-count="15" meta:image-count="3" meta:object-count="0" meta:page-count="9" meta:paragraph-count="222" meta:word-count="1480" meta:character-count="9359" meta:non-whitespace-character-count="8127"/>
    <meta:user-defined meta:name="Fecha Actualización">04/11/2014</meta:user-defined>
    <meta:user-defined meta:name="Servicio">Servicio de Coord. y Desarrollo de Sistemas Horizontales</meta:user-defined>
    <meta:user-defined meta:name="Versión Documento">&lt;1.0&gt;</meta:user-defined>
    <meta:user-defined meta:name="Versión Plantilla">1.0</meta:user-defined>
  </office:meta>
</office:document-meta>
</file>